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Text_20_body">
      <style:text-properties officeooo:rsid="02896db4" officeooo:paragraph-rsid="02896db4"/>
    </style:style>
    <style:style style:name="P24" style:family="paragraph" style:parent-style-name="Text_20_body">
      <style:text-properties officeooo:rsid="0283b275" officeooo:paragraph-rsid="027a6c0a"/>
    </style:style>
    <style:style style:name="P25" style:family="paragraph" style:parent-style-name="Text_20_body">
      <style:text-properties officeooo:rsid="0284a2e0" officeooo:paragraph-rsid="0283b275"/>
    </style:style>
    <style:style style:name="P26" style:family="paragraph" style:parent-style-name="Text_20_body">
      <style:text-properties officeooo:rsid="0284a2e0" officeooo:paragraph-rsid="028c0a0c"/>
    </style:style>
    <style:style style:name="P27" style:family="paragraph" style:parent-style-name="Text_20_body">
      <style:text-properties officeooo:rsid="0284a2e0" officeooo:paragraph-rsid="028c406c"/>
    </style:style>
    <style:style style:name="P28" style:family="paragraph" style:parent-style-name="Text_20_body">
      <style:text-properties officeooo:rsid="0284a2e0" officeooo:paragraph-rsid="028f1840"/>
    </style:style>
    <style:style style:name="P29" style:family="paragraph" style:parent-style-name="Text_20_body">
      <style:text-properties officeooo:rsid="0284a2e0" officeooo:paragraph-rsid="02917a1b"/>
    </style:style>
    <style:style style:name="P30" style:family="paragraph" style:parent-style-name="Text_20_body">
      <style:text-properties officeooo:paragraph-rsid="029aa17b"/>
    </style:style>
    <style:style style:name="P31" style:family="paragraph" style:parent-style-name="Text_20_body">
      <style:text-properties officeooo:paragraph-rsid="02a14c41"/>
    </style:style>
    <style:style style:name="P32" style:family="paragraph" style:parent-style-name="Text_20_body">
      <style:text-properties officeooo:paragraph-rsid="02a5ac82"/>
    </style:style>
    <style:style style:name="P33" style:family="paragraph" style:parent-style-name="Text_20_body">
      <style:text-properties officeooo:paragraph-rsid="02b2b124"/>
    </style:style>
    <style:style style:name="P34" style:family="paragraph" style:parent-style-name="Text_20_body">
      <style:text-properties officeooo:rsid="02899a2b" officeooo:paragraph-rsid="02899a2b"/>
    </style:style>
    <style:style style:name="P35" style:family="paragraph" style:parent-style-name="Text_20_body">
      <style:text-properties officeooo:rsid="028c0a0c" officeooo:paragraph-rsid="028c0a0c"/>
    </style:style>
    <style:style style:name="P36" style:family="paragraph" style:parent-style-name="Text_20_body">
      <style:text-properties officeooo:rsid="028c406c" officeooo:paragraph-rsid="028c406c"/>
    </style:style>
    <style:style style:name="P37" style:family="paragraph" style:parent-style-name="Text_20_body">
      <style:text-properties officeooo:rsid="02917a1b" officeooo:paragraph-rsid="02917a1b"/>
    </style:style>
    <style:style style:name="P38" style:family="paragraph" style:parent-style-name="Text_20_body">
      <style:text-properties officeooo:rsid="02917a1b" officeooo:paragraph-rsid="02932354"/>
    </style:style>
    <style:style style:name="P39" style:family="paragraph" style:parent-style-name="Text_20_body">
      <style:text-properties officeooo:rsid="02932354" officeooo:paragraph-rsid="02932354"/>
    </style:style>
    <style:style style:name="P40" style:family="paragraph" style:parent-style-name="Text_20_body">
      <style:text-properties officeooo:rsid="02939d5f" officeooo:paragraph-rsid="02939d5f"/>
    </style:style>
    <style:style style:name="P41" style:family="paragraph" style:parent-style-name="Text_20_body">
      <style:text-properties officeooo:rsid="02956421" officeooo:paragraph-rsid="02956421"/>
    </style:style>
    <style:style style:name="P42" style:family="paragraph" style:parent-style-name="Text_20_body">
      <style:text-properties officeooo:rsid="0295bd5c" officeooo:paragraph-rsid="0295bd5c"/>
    </style:style>
    <style:style style:name="P43" style:family="paragraph" style:parent-style-name="Text_20_body">
      <style:text-properties fo:font-weight="bold" officeooo:rsid="0296e711" officeooo:paragraph-rsid="0296e711" style:font-weight-asian="bold" style:font-weight-complex="bold"/>
    </style:style>
    <style:style style:name="P44" style:family="paragraph" style:parent-style-name="Text_20_body">
      <style:text-properties officeooo:rsid="0296e711" officeooo:paragraph-rsid="0296e711"/>
    </style:style>
    <style:style style:name="P45" style:family="paragraph" style:parent-style-name="Text_20_body">
      <style:text-properties officeooo:rsid="029896c7" officeooo:paragraph-rsid="029896c7"/>
    </style:style>
    <style:style style:name="P46" style:family="paragraph" style:parent-style-name="Text_20_body">
      <style:text-properties officeooo:rsid="02990ce1" officeooo:paragraph-rsid="02990ce1"/>
    </style:style>
    <style:style style:name="P47" style:family="paragraph" style:parent-style-name="Text_20_body">
      <style:text-properties officeooo:rsid="0299f081" officeooo:paragraph-rsid="0299f081"/>
    </style:style>
    <style:style style:name="P48" style:family="paragraph" style:parent-style-name="Text_20_body">
      <style:text-properties officeooo:rsid="029aa17b" officeooo:paragraph-rsid="029aa17b"/>
    </style:style>
    <style:style style:name="P49" style:family="paragraph" style:parent-style-name="Text_20_body">
      <style:text-properties officeooo:rsid="029dd47c" officeooo:paragraph-rsid="029dd47c"/>
    </style:style>
    <style:style style:name="P50" style:family="paragraph" style:parent-style-name="Text_20_body">
      <style:text-properties officeooo:rsid="029f6122" officeooo:paragraph-rsid="029f6122"/>
    </style:style>
    <style:style style:name="P51" style:family="paragraph" style:parent-style-name="Text_20_body">
      <style:text-properties officeooo:rsid="02a14c41" officeooo:paragraph-rsid="02a14c41"/>
    </style:style>
    <style:style style:name="P52" style:family="paragraph" style:parent-style-name="Text_20_body">
      <style:text-properties officeooo:rsid="02a27a6b" officeooo:paragraph-rsid="02a27a6b"/>
    </style:style>
    <style:style style:name="P53" style:family="paragraph" style:parent-style-name="Text_20_body">
      <style:text-properties officeooo:rsid="02a431ae" officeooo:paragraph-rsid="02a431ae"/>
    </style:style>
    <style:style style:name="P54" style:family="paragraph" style:parent-style-name="Text_20_body">
      <style:text-properties officeooo:rsid="02a5ac82" officeooo:paragraph-rsid="02a5ac82"/>
    </style:style>
    <style:style style:name="P55" style:family="paragraph" style:parent-style-name="Text_20_body">
      <style:text-properties officeooo:rsid="02a676b7" officeooo:paragraph-rsid="02a676b7"/>
    </style:style>
    <style:style style:name="P56" style:family="paragraph" style:parent-style-name="Text_20_body">
      <style:text-properties officeooo:rsid="02a69535" officeooo:paragraph-rsid="02a69535"/>
    </style:style>
    <style:style style:name="P57" style:family="paragraph" style:parent-style-name="Text_20_body">
      <style:text-properties officeooo:rsid="02a7b3aa" officeooo:paragraph-rsid="02a7b3aa"/>
    </style:style>
    <style:style style:name="P58" style:family="paragraph" style:parent-style-name="Text_20_body">
      <style:text-properties officeooo:rsid="02a83ab6" officeooo:paragraph-rsid="02a83ab6"/>
    </style:style>
    <style:style style:name="P59" style:family="paragraph" style:parent-style-name="Text_20_body">
      <style:text-properties officeooo:rsid="02aa218f" officeooo:paragraph-rsid="02aa218f"/>
    </style:style>
    <style:style style:name="P60" style:family="paragraph" style:parent-style-name="Text_20_body">
      <style:text-properties officeooo:rsid="02abbbf1" officeooo:paragraph-rsid="02abbbf1"/>
    </style:style>
    <style:style style:name="P61" style:family="paragraph" style:parent-style-name="Text_20_body">
      <style:text-properties officeooo:rsid="02b2b124" officeooo:paragraph-rsid="02b2b124"/>
    </style:style>
    <style:style style:name="P62" style:family="paragraph" style:parent-style-name="Text_20_body">
      <style:text-properties officeooo:rsid="02b53717" officeooo:paragraph-rsid="02b53717"/>
    </style:style>
    <style:style style:name="P63" style:family="paragraph" style:parent-style-name="Text_20_body">
      <style:text-properties officeooo:paragraph-rsid="02c48574"/>
    </style:style>
    <style:style style:name="P64" style:family="paragraph" style:parent-style-name="Text_20_body">
      <style:paragraph-properties fo:text-align="center" style:justify-single-word="false"/>
      <style:text-properties officeooo:paragraph-rsid="02c61671"/>
    </style:style>
    <style:style style:name="P65" style:family="paragraph" style:parent-style-name="Text_20_body">
      <style:paragraph-properties fo:text-align="center" style:justify-single-word="false"/>
      <style:text-properties officeooo:paragraph-rsid="02f204cf"/>
    </style:style>
    <style:style style:name="P66" style:family="paragraph" style:parent-style-name="Text_20_body">
      <style:paragraph-properties fo:text-align="center" style:justify-single-word="false"/>
      <style:text-properties officeooo:paragraph-rsid="03230fda"/>
    </style:style>
    <style:style style:name="P67" style:family="paragraph" style:parent-style-name="Text_20_body">
      <style:paragraph-properties fo:text-align="center" style:justify-single-word="false"/>
      <style:text-properties officeooo:paragraph-rsid="039e1f37"/>
    </style:style>
    <style:style style:name="P68" style:family="paragraph" style:parent-style-name="Text_20_body">
      <style:paragraph-properties fo:text-align="center" style:justify-single-word="false"/>
      <style:text-properties fo:font-style="italic" officeooo:paragraph-rsid="02c48574" style:font-style-asian="italic" style:font-style-complex="italic"/>
    </style:style>
    <style:style style:name="P69" style:family="paragraph" style:parent-style-name="Text_20_body">
      <style:paragraph-properties fo:text-align="center" style:justify-single-word="false"/>
      <style:text-properties fo:font-style="italic" officeooo:paragraph-rsid="02f7774b" style:font-style-asian="italic" style:font-style-complex="italic"/>
    </style:style>
    <style:style style:name="P70" style:family="paragraph" style:parent-style-name="Text_20_body">
      <style:paragraph-properties fo:text-align="center" style:justify-single-word="false"/>
      <style:text-properties fo:font-style="italic" officeooo:paragraph-rsid="02fbbf75" style:font-style-asian="italic" style:font-style-complex="italic"/>
    </style:style>
    <style:style style:name="P71" style:family="paragraph" style:parent-style-name="Text_20_body">
      <style:paragraph-properties fo:text-align="center" style:justify-single-word="false"/>
      <style:text-properties fo:font-style="italic" officeooo:paragraph-rsid="02ff217e" style:font-style-asian="italic" style:font-style-complex="italic"/>
    </style:style>
    <style:style style:name="P72" style:family="paragraph" style:parent-style-name="Text_20_body">
      <style:paragraph-properties fo:text-align="center" style:justify-single-word="false"/>
      <style:text-properties fo:font-style="italic" officeooo:paragraph-rsid="030fe535" style:font-style-asian="italic" style:font-style-complex="italic"/>
    </style:style>
    <style:style style:name="P73" style:family="paragraph" style:parent-style-name="Text_20_body">
      <style:paragraph-properties fo:text-align="center" style:justify-single-word="false"/>
      <style:text-properties fo:font-style="italic" officeooo:paragraph-rsid="032117d2" style:font-style-asian="italic" style:font-style-complex="italic"/>
    </style:style>
    <style:style style:name="P74" style:family="paragraph" style:parent-style-name="Text_20_body">
      <style:paragraph-properties fo:text-align="center" style:justify-single-word="false"/>
      <style:text-properties fo:font-style="italic" officeooo:paragraph-rsid="03230fda" style:font-style-asian="italic" style:font-style-complex="italic"/>
    </style:style>
    <style:style style:name="P75" style:family="paragraph" style:parent-style-name="Text_20_body">
      <style:paragraph-properties fo:text-align="center" style:justify-single-word="false"/>
      <style:text-properties fo:font-style="italic" officeooo:paragraph-rsid="032d2fa6" style:font-style-asian="italic" style:font-style-complex="italic"/>
    </style:style>
    <style:style style:name="P76" style:family="paragraph" style:parent-style-name="Text_20_body">
      <style:paragraph-properties fo:text-align="center" style:justify-single-word="false"/>
      <style:text-properties fo:font-style="italic" officeooo:paragraph-rsid="039f8033" style:font-style-asian="italic" style:font-style-complex="italic"/>
    </style:style>
    <style:style style:name="P77" style:family="paragraph" style:parent-style-name="Text_20_body">
      <style:paragraph-properties fo:text-align="center" style:justify-single-word="false"/>
      <style:text-properties fo:font-style="italic" officeooo:paragraph-rsid="03a2513a" style:font-style-asian="italic" style:font-style-complex="italic"/>
    </style:style>
    <style:style style:name="P78" style:family="paragraph" style:parent-style-name="Text_20_body">
      <style:paragraph-properties fo:text-align="center" style:justify-single-word="false"/>
      <style:text-properties fo:font-style="italic" officeooo:rsid="02c48574" officeooo:paragraph-rsid="02c48574" style:font-style-asian="italic" style:font-style-complex="italic"/>
    </style:style>
    <style:style style:name="P79" style:family="paragraph" style:parent-style-name="Text_20_body">
      <style:paragraph-properties fo:text-align="center" style:justify-single-word="false"/>
      <style:text-properties fo:font-style="italic" officeooo:rsid="02cd0964" officeooo:paragraph-rsid="02cd0964" style:font-style-asian="italic" style:font-style-complex="italic"/>
    </style:style>
    <style:style style:name="P80" style:family="paragraph" style:parent-style-name="Text_20_body">
      <style:paragraph-properties fo:text-align="center" style:justify-single-word="false"/>
      <style:text-properties fo:font-style="italic" officeooo:rsid="02f06735" officeooo:paragraph-rsid="02f06735" style:font-style-asian="italic" style:font-style-complex="italic"/>
    </style:style>
    <style:style style:name="P81" style:family="paragraph" style:parent-style-name="Text_20_body">
      <style:paragraph-properties fo:text-align="center" style:justify-single-word="false"/>
      <style:text-properties fo:font-style="italic" officeooo:rsid="02f15253" officeooo:paragraph-rsid="02f15253" style:font-style-asian="italic" style:font-style-complex="italic"/>
    </style:style>
    <style:style style:name="P82" style:family="paragraph" style:parent-style-name="Text_20_body">
      <style:paragraph-properties fo:text-align="center" style:justify-single-word="false"/>
      <style:text-properties fo:font-style="italic" officeooo:rsid="02f4f7f0" officeooo:paragraph-rsid="02f4f7f0" style:font-style-asian="italic" style:font-style-complex="italic"/>
    </style:style>
    <style:style style:name="P83" style:family="paragraph" style:parent-style-name="Text_20_body">
      <style:paragraph-properties fo:text-align="center" style:justify-single-word="false"/>
      <style:text-properties fo:font-style="italic" officeooo:rsid="02f51bc2" officeooo:paragraph-rsid="02f51bc2" style:font-style-asian="italic" style:font-style-complex="italic"/>
    </style:style>
    <style:style style:name="P84" style:family="paragraph" style:parent-style-name="Text_20_body">
      <style:paragraph-properties fo:text-align="center" style:justify-single-word="false"/>
      <style:text-properties fo:font-style="italic" officeooo:rsid="02f66fa7" officeooo:paragraph-rsid="02f66fa7" style:font-style-asian="italic" style:font-style-complex="italic"/>
    </style:style>
    <style:style style:name="P85" style:family="paragraph" style:parent-style-name="Text_20_body">
      <style:paragraph-properties fo:text-align="center" style:justify-single-word="false"/>
      <style:text-properties fo:font-style="italic" officeooo:rsid="02faf59f" officeooo:paragraph-rsid="02faf59f" style:font-style-asian="italic" style:font-style-complex="italic"/>
    </style:style>
    <style:style style:name="P86" style:family="paragraph" style:parent-style-name="Text_20_body">
      <style:paragraph-properties fo:text-align="center" style:justify-single-word="false"/>
      <style:text-properties fo:font-style="italic" officeooo:rsid="02fd687f" officeooo:paragraph-rsid="02fd687f" style:font-style-asian="italic" style:font-style-complex="italic"/>
    </style:style>
    <style:style style:name="P87" style:family="paragraph" style:parent-style-name="Text_20_body">
      <style:paragraph-properties fo:text-align="center" style:justify-single-word="false"/>
      <style:text-properties fo:font-style="italic" officeooo:rsid="02fd90d8" officeooo:paragraph-rsid="02fd90d8" style:font-style-asian="italic" style:font-style-complex="italic"/>
    </style:style>
    <style:style style:name="P88" style:family="paragraph" style:parent-style-name="Text_20_body">
      <style:paragraph-properties fo:text-align="center" style:justify-single-word="false"/>
      <style:text-properties fo:font-style="italic" officeooo:rsid="02ff217e" officeooo:paragraph-rsid="02ff217e" style:font-style-asian="italic" style:font-style-complex="italic"/>
    </style:style>
    <style:style style:name="P89" style:family="paragraph" style:parent-style-name="Text_20_body">
      <style:paragraph-properties fo:text-align="center" style:justify-single-word="false"/>
      <style:text-properties fo:font-style="italic" officeooo:rsid="03017ba6" officeooo:paragraph-rsid="03017ba6" style:font-style-asian="italic" style:font-style-complex="italic"/>
    </style:style>
    <style:style style:name="P90" style:family="paragraph" style:parent-style-name="Text_20_body">
      <style:paragraph-properties fo:text-align="center" style:justify-single-word="false"/>
      <style:text-properties fo:font-style="italic" officeooo:rsid="030fe535" officeooo:paragraph-rsid="030fe535" style:font-style-asian="italic" style:font-style-complex="italic"/>
    </style:style>
    <style:style style:name="P91" style:family="paragraph" style:parent-style-name="Text_20_body">
      <style:paragraph-properties fo:text-align="center" style:justify-single-word="false"/>
      <style:text-properties fo:font-style="italic" officeooo:rsid="03146aff" officeooo:paragraph-rsid="0314fd91" style:font-style-asian="italic" style:font-style-complex="italic"/>
    </style:style>
    <style:style style:name="P92" style:family="paragraph" style:parent-style-name="Text_20_body">
      <style:paragraph-properties fo:text-align="justify" style:justify-single-word="false"/>
      <style:text-properties fo:font-style="italic" officeooo:rsid="03176f73" officeooo:paragraph-rsid="03176f73" style:font-style-asian="italic" style:font-style-complex="italic"/>
    </style:style>
    <style:style style:name="P93" style:family="paragraph" style:parent-style-name="Text_20_body">
      <style:paragraph-properties fo:text-align="center" style:justify-single-word="false"/>
      <style:text-properties fo:font-style="italic" officeooo:rsid="03189e3d" officeooo:paragraph-rsid="03189e3d" style:font-style-asian="italic" style:font-style-complex="italic"/>
    </style:style>
    <style:style style:name="P94" style:family="paragraph" style:parent-style-name="Text_20_body">
      <style:paragraph-properties fo:text-align="center" style:justify-single-word="false"/>
      <style:text-properties fo:font-style="italic" officeooo:rsid="031a8853" officeooo:paragraph-rsid="031a8853" style:font-style-asian="italic" style:font-style-complex="italic"/>
    </style:style>
    <style:style style:name="P95" style:family="paragraph" style:parent-style-name="Text_20_body">
      <style:paragraph-properties fo:text-align="center" style:justify-single-word="false"/>
      <style:text-properties fo:font-style="italic" officeooo:rsid="031c0eda" officeooo:paragraph-rsid="031c0eda" style:font-style-asian="italic" style:font-style-complex="italic"/>
    </style:style>
    <style:style style:name="P96" style:family="paragraph" style:parent-style-name="Text_20_body">
      <style:paragraph-properties fo:text-align="center" style:justify-single-word="false"/>
      <style:text-properties fo:font-style="italic" officeooo:rsid="0320f707" officeooo:paragraph-rsid="0320f707" style:font-style-asian="italic" style:font-style-complex="italic"/>
    </style:style>
    <style:style style:name="P97" style:family="paragraph" style:parent-style-name="Text_20_body">
      <style:paragraph-properties fo:text-align="center" style:justify-single-word="false"/>
      <style:text-properties fo:font-style="italic" officeooo:rsid="032117d2" officeooo:paragraph-rsid="032117d2" style:font-style-asian="italic" style:font-style-complex="italic"/>
    </style:style>
    <style:style style:name="P98" style:family="paragraph" style:parent-style-name="Text_20_body">
      <style:paragraph-properties fo:text-align="center" style:justify-single-word="false"/>
      <style:text-properties fo:font-style="italic" officeooo:rsid="032caf13" officeooo:paragraph-rsid="032caf13" style:font-style-asian="italic" style:font-style-complex="italic"/>
    </style:style>
    <style:style style:name="P99" style:family="paragraph" style:parent-style-name="Text_20_body">
      <style:paragraph-properties fo:text-align="center" style:justify-single-word="false"/>
      <style:text-properties fo:font-style="italic" officeooo:rsid="032caf13" officeooo:paragraph-rsid="033b5588" style:font-style-asian="italic" style:font-style-complex="italic"/>
    </style:style>
    <style:style style:name="P100" style:family="paragraph" style:parent-style-name="Text_20_body">
      <style:paragraph-properties fo:text-align="center" style:justify-single-word="false"/>
      <style:text-properties fo:font-style="italic" officeooo:rsid="032d2fa6" officeooo:paragraph-rsid="033c63d2" style:font-style-asian="italic" style:font-style-complex="italic"/>
    </style:style>
    <style:style style:name="P101" style:family="paragraph" style:parent-style-name="Text_20_body">
      <style:paragraph-properties fo:text-align="center" style:justify-single-word="false"/>
      <style:text-properties fo:font-style="italic" officeooo:rsid="032d2fa6" officeooo:paragraph-rsid="032d2fa6" style:font-style-asian="italic" style:font-style-complex="italic"/>
    </style:style>
    <style:style style:name="P102" style:family="paragraph" style:parent-style-name="Text_20_body">
      <style:paragraph-properties fo:text-align="center" style:justify-single-word="false"/>
      <style:text-properties fo:font-style="italic" officeooo:rsid="02fbbf75" officeooo:paragraph-rsid="03603a92" style:font-style-asian="italic" style:font-style-complex="italic"/>
    </style:style>
    <style:style style:name="P103" style:family="paragraph" style:parent-style-name="Text_20_body">
      <style:paragraph-properties fo:text-align="center" style:justify-single-word="false"/>
      <style:text-properties fo:font-style="italic" officeooo:rsid="02fbbf75" officeooo:paragraph-rsid="0365ff4a" style:font-style-asian="italic" style:font-style-complex="italic"/>
    </style:style>
    <style:style style:name="P104" style:family="paragraph" style:parent-style-name="Text_20_body">
      <style:paragraph-properties fo:text-align="center" style:justify-single-word="false"/>
      <style:text-properties fo:font-style="italic" officeooo:rsid="0334f43a" officeooo:paragraph-rsid="0334f43a" style:font-style-asian="italic" style:font-style-complex="italic"/>
    </style:style>
    <style:style style:name="P105" style:family="paragraph" style:parent-style-name="Text_20_body">
      <style:paragraph-properties fo:text-align="center" style:justify-single-word="false"/>
      <style:text-properties fo:font-style="italic" officeooo:rsid="033aad00" officeooo:paragraph-rsid="033aad00" style:font-style-asian="italic" style:font-style-complex="italic"/>
    </style:style>
    <style:style style:name="P106" style:family="paragraph" style:parent-style-name="Text_20_body">
      <style:paragraph-properties fo:text-align="center" style:justify-single-word="false"/>
      <style:text-properties fo:font-style="italic" officeooo:rsid="033acd81" officeooo:paragraph-rsid="033acd81" style:font-style-asian="italic" style:font-style-complex="italic"/>
    </style:style>
    <style:style style:name="P107" style:family="paragraph" style:parent-style-name="Text_20_body">
      <style:paragraph-properties fo:text-align="center" style:justify-single-word="false"/>
      <style:text-properties fo:font-style="italic" officeooo:rsid="034a2e9d" officeooo:paragraph-rsid="035e3e93" style:font-style-asian="italic" style:font-style-complex="italic"/>
    </style:style>
    <style:style style:name="P108" style:family="paragraph" style:parent-style-name="Text_20_body">
      <style:paragraph-properties fo:text-align="center" style:justify-single-word="false"/>
      <style:text-properties fo:font-style="italic" officeooo:rsid="034a2e9d" officeooo:paragraph-rsid="034a2e9d" style:font-style-asian="italic" style:font-style-complex="italic"/>
    </style:style>
    <style:style style:name="P109" style:family="paragraph" style:parent-style-name="Text_20_body">
      <style:paragraph-properties fo:text-align="center" style:justify-single-word="false"/>
      <style:text-properties fo:font-style="italic" officeooo:rsid="0347e09c" officeooo:paragraph-rsid="03510382" style:font-style-asian="italic" style:font-style-complex="italic"/>
    </style:style>
    <style:style style:name="P110" style:family="paragraph" style:parent-style-name="Text_20_body">
      <style:paragraph-properties fo:text-align="center" style:justify-single-word="false"/>
      <style:text-properties fo:font-style="italic" officeooo:rsid="034bcb77" officeooo:paragraph-rsid="034bcb77" style:font-style-asian="italic" style:font-style-complex="italic"/>
    </style:style>
    <style:style style:name="P111" style:family="paragraph" style:parent-style-name="Text_20_body">
      <style:paragraph-properties fo:text-align="center" style:justify-single-word="false"/>
      <style:text-properties fo:font-style="italic" officeooo:rsid="034ca6bc" officeooo:paragraph-rsid="034ca6bc" style:font-style-asian="italic" style:font-style-complex="italic"/>
    </style:style>
    <style:style style:name="P112" style:family="paragraph" style:parent-style-name="Text_20_body">
      <style:paragraph-properties fo:text-align="center" style:justify-single-word="false"/>
      <style:text-properties fo:font-style="italic" officeooo:rsid="03600a14" officeooo:paragraph-rsid="03600a14" style:font-style-asian="italic" style:font-style-complex="italic"/>
    </style:style>
    <style:style style:name="P113" style:family="paragraph" style:parent-style-name="Text_20_body">
      <style:paragraph-properties fo:text-align="center" style:justify-single-word="false"/>
      <style:text-properties fo:font-style="italic" officeooo:rsid="03600a14" officeooo:paragraph-rsid="0365ff4a" style:font-style-asian="italic" style:font-style-complex="italic"/>
    </style:style>
    <style:style style:name="P114" style:family="paragraph" style:parent-style-name="Text_20_body">
      <style:paragraph-properties fo:text-align="center" style:justify-single-word="false"/>
      <style:text-properties fo:font-style="italic" officeooo:rsid="03603a92" officeooo:paragraph-rsid="03603a92" style:font-style-asian="italic" style:font-style-complex="italic"/>
    </style:style>
    <style:style style:name="P115" style:family="paragraph" style:parent-style-name="Text_20_body">
      <style:paragraph-properties fo:text-align="center" style:justify-single-word="false"/>
      <style:text-properties fo:font-style="italic" officeooo:rsid="0361a74f" officeooo:paragraph-rsid="0361a74f" style:font-style-asian="italic" style:font-style-complex="italic"/>
    </style:style>
    <style:style style:name="P116" style:family="paragraph" style:parent-style-name="Text_20_body">
      <style:paragraph-properties fo:text-align="center" style:justify-single-word="false"/>
      <style:text-properties fo:font-style="italic" officeooo:rsid="036c3856" officeooo:paragraph-rsid="037f4810" style:font-style-asian="italic" style:font-style-complex="italic"/>
    </style:style>
    <style:style style:name="P117" style:family="paragraph" style:parent-style-name="Text_20_body">
      <style:paragraph-properties fo:text-align="center" style:justify-single-word="false"/>
      <style:text-properties fo:font-style="italic" fo:font-weight="normal" officeooo:rsid="02c48574" officeooo:paragraph-rsid="02c48574" style:font-style-asian="italic" style:font-weight-asian="normal" style:font-style-complex="italic" style:font-weight-complex="normal"/>
    </style:style>
    <style:style style:name="P118" style:family="paragraph" style:parent-style-name="Text_20_body">
      <style:paragraph-properties fo:text-align="center" style:justify-single-word="false"/>
      <style:text-properties fo:font-style="italic" style:text-underline-style="none" officeooo:rsid="033c63d2" officeooo:paragraph-rsid="033c63d2" style:font-style-asian="italic" style:font-style-complex="italic"/>
    </style:style>
    <style:style style:name="P119" style:family="paragraph" style:parent-style-name="Text_20_body">
      <style:text-properties officeooo:paragraph-rsid="02c5ad9d"/>
    </style:style>
    <style:style style:name="P120" style:family="paragraph" style:parent-style-name="Text_20_body">
      <style:text-properties officeooo:paragraph-rsid="02c5f8dd"/>
    </style:style>
    <style:style style:name="P121" style:family="paragraph" style:parent-style-name="Text_20_body">
      <style:text-properties officeooo:paragraph-rsid="02c61671"/>
    </style:style>
    <style:style style:name="P122" style:family="paragraph" style:parent-style-name="Text_20_body">
      <style:text-properties officeooo:paragraph-rsid="02cf6e6d"/>
    </style:style>
    <style:style style:name="P123" style:family="paragraph" style:parent-style-name="Text_20_body">
      <style:text-properties officeooo:paragraph-rsid="02d0e48f"/>
    </style:style>
    <style:style style:name="P124" style:family="paragraph" style:parent-style-name="Text_20_body">
      <style:text-properties officeooo:paragraph-rsid="02d42823"/>
    </style:style>
    <style:style style:name="P125" style:family="paragraph" style:parent-style-name="Text_20_body">
      <style:text-properties officeooo:paragraph-rsid="02d579a5"/>
    </style:style>
    <style:style style:name="P126" style:family="paragraph" style:parent-style-name="Text_20_body">
      <style:text-properties officeooo:paragraph-rsid="02da0693"/>
    </style:style>
    <style:style style:name="P127" style:family="paragraph" style:parent-style-name="Text_20_body">
      <style:text-properties officeooo:paragraph-rsid="02dae868"/>
    </style:style>
    <style:style style:name="P128" style:family="paragraph" style:parent-style-name="Text_20_body">
      <style:text-properties officeooo:paragraph-rsid="02dea8d7"/>
    </style:style>
    <style:style style:name="P129" style:family="paragraph" style:parent-style-name="Text_20_body">
      <style:text-properties officeooo:paragraph-rsid="02e05579"/>
    </style:style>
    <style:style style:name="P130" style:family="paragraph" style:parent-style-name="Text_20_body">
      <style:text-properties officeooo:paragraph-rsid="02e2d0fd"/>
    </style:style>
    <style:style style:name="P131" style:family="paragraph" style:parent-style-name="Text_20_body">
      <style:text-properties officeooo:rsid="02c3b355" officeooo:paragraph-rsid="02c1fb61"/>
    </style:style>
    <style:style style:name="P132" style:family="paragraph" style:parent-style-name="Text_20_body">
      <style:text-properties officeooo:rsid="02c48574" officeooo:paragraph-rsid="02c48574"/>
    </style:style>
    <style:style style:name="P133" style:family="paragraph" style:parent-style-name="Text_20_body">
      <style:text-properties officeooo:rsid="02c4b152" officeooo:paragraph-rsid="02c4b152"/>
    </style:style>
    <style:style style:name="P134" style:family="paragraph" style:parent-style-name="Text_20_body">
      <style:text-properties officeooo:rsid="02c5f8dd" officeooo:paragraph-rsid="02c5f8dd"/>
    </style:style>
    <style:style style:name="P135" style:family="paragraph" style:parent-style-name="Text_20_body">
      <style:paragraph-properties fo:text-align="center" style:justify-single-word="false"/>
      <style:text-properties officeooo:rsid="02c61671" officeooo:paragraph-rsid="02c61671"/>
    </style:style>
    <style:style style:name="P136" style:family="paragraph" style:parent-style-name="Text_20_body">
      <style:text-properties officeooo:rsid="02c61671" officeooo:paragraph-rsid="02c61671"/>
    </style:style>
    <style:style style:name="P137" style:family="paragraph" style:parent-style-name="Text_20_body">
      <style:text-properties officeooo:rsid="02c6d024" officeooo:paragraph-rsid="02c6d024"/>
    </style:style>
    <style:style style:name="P138" style:family="paragraph" style:parent-style-name="Text_20_body">
      <style:text-properties officeooo:rsid="02cae2fb" officeooo:paragraph-rsid="02cae2fb"/>
    </style:style>
    <style:style style:name="P139" style:family="paragraph" style:parent-style-name="Text_20_body">
      <style:text-properties officeooo:rsid="02cc6e9a" officeooo:paragraph-rsid="02cc6e9a"/>
    </style:style>
    <style:style style:name="P140" style:family="paragraph" style:parent-style-name="Text_20_body">
      <style:text-properties officeooo:rsid="02ccef3a" officeooo:paragraph-rsid="02ccef3a"/>
    </style:style>
    <style:style style:name="P141" style:family="paragraph" style:parent-style-name="Text_20_body">
      <style:text-properties officeooo:rsid="02cd0964" officeooo:paragraph-rsid="02cd0964"/>
    </style:style>
    <style:style style:name="P142" style:family="paragraph" style:parent-style-name="Text_20_body">
      <style:text-properties officeooo:rsid="02cda653" officeooo:paragraph-rsid="02cda653"/>
    </style:style>
    <style:style style:name="P143" style:family="paragraph" style:parent-style-name="Text_20_body">
      <style:text-properties officeooo:rsid="02cdd0c5" officeooo:paragraph-rsid="02cdd0c5"/>
    </style:style>
    <style:style style:name="P144" style:family="paragraph" style:parent-style-name="Text_20_body">
      <style:text-properties officeooo:rsid="02cdd0c5" officeooo:paragraph-rsid="02cf6e6d"/>
    </style:style>
    <style:style style:name="P145" style:family="paragraph" style:parent-style-name="Text_20_body">
      <style:text-properties officeooo:rsid="02cf6e6d" officeooo:paragraph-rsid="02cf6e6d"/>
    </style:style>
    <style:style style:name="P146" style:family="paragraph" style:parent-style-name="Text_20_body">
      <style:text-properties officeooo:rsid="02d0e48f" officeooo:paragraph-rsid="02d0e48f"/>
    </style:style>
    <style:style style:name="P147" style:family="paragraph" style:parent-style-name="Text_20_body">
      <style:text-properties officeooo:rsid="02d0e48f" officeooo:paragraph-rsid="02d42823"/>
    </style:style>
    <style:style style:name="P148" style:family="paragraph" style:parent-style-name="Text_20_body">
      <style:text-properties officeooo:rsid="02d6aa75" officeooo:paragraph-rsid="02d6aa75"/>
    </style:style>
    <style:style style:name="P149" style:family="paragraph" style:parent-style-name="Text_20_body">
      <style:text-properties officeooo:rsid="02d735cd" officeooo:paragraph-rsid="02d735cd"/>
    </style:style>
    <style:style style:name="P150" style:family="paragraph" style:parent-style-name="Text_20_body">
      <style:text-properties officeooo:rsid="02d86348" officeooo:paragraph-rsid="02d86348"/>
    </style:style>
    <style:style style:name="P151" style:family="paragraph" style:parent-style-name="Text_20_body">
      <style:text-properties officeooo:rsid="02dae868" officeooo:paragraph-rsid="02dae868"/>
    </style:style>
    <style:style style:name="P152" style:family="paragraph" style:parent-style-name="Text_20_body">
      <style:text-properties officeooo:rsid="02e45f4e" officeooo:paragraph-rsid="02e45f4e"/>
    </style:style>
    <style:style style:name="P153" style:family="paragraph" style:parent-style-name="Text_20_body">
      <style:text-properties officeooo:paragraph-rsid="02e6b0bb"/>
    </style:style>
    <style:style style:name="P154" style:family="paragraph" style:parent-style-name="Text_20_body">
      <style:text-properties officeooo:paragraph-rsid="02eb0059"/>
    </style:style>
    <style:style style:name="P155" style:family="paragraph" style:parent-style-name="Text_20_body">
      <style:text-properties officeooo:paragraph-rsid="02ee80c0"/>
    </style:style>
    <style:style style:name="P156" style:family="paragraph" style:parent-style-name="Text_20_body">
      <style:text-properties officeooo:paragraph-rsid="02f204cf"/>
    </style:style>
    <style:style style:name="P157" style:family="paragraph" style:parent-style-name="Text_20_body">
      <style:paragraph-properties fo:text-align="justify" style:justify-single-word="false"/>
      <style:text-properties officeooo:paragraph-rsid="02fd90d8"/>
    </style:style>
    <style:style style:name="P158" style:family="paragraph" style:parent-style-name="Text_20_body">
      <style:paragraph-properties fo:text-align="justify" style:justify-single-word="false"/>
      <style:text-properties officeooo:paragraph-rsid="03024697"/>
    </style:style>
    <style:style style:name="P159" style:family="paragraph" style:parent-style-name="Text_20_body">
      <style:paragraph-properties fo:text-align="justify" style:justify-single-word="false"/>
      <style:text-properties officeooo:paragraph-rsid="0314fd91"/>
    </style:style>
    <style:style style:name="P160" style:family="paragraph" style:parent-style-name="Text_20_body">
      <style:paragraph-properties fo:text-align="justify" style:justify-single-word="false"/>
      <style:text-properties officeooo:paragraph-rsid="031727ee"/>
    </style:style>
    <style:style style:name="P161" style:family="paragraph" style:parent-style-name="Text_20_body">
      <style:paragraph-properties fo:text-align="justify" style:justify-single-word="false"/>
      <style:text-properties officeooo:paragraph-rsid="0319567c"/>
    </style:style>
    <style:style style:name="P162" style:family="paragraph" style:parent-style-name="Text_20_body">
      <style:paragraph-properties fo:text-align="justify" style:justify-single-word="false"/>
      <style:text-properties officeooo:paragraph-rsid="031a8853"/>
    </style:style>
    <style:style style:name="P163" style:family="paragraph" style:parent-style-name="Text_20_body">
      <style:paragraph-properties fo:text-align="justify" style:justify-single-word="false"/>
      <style:text-properties officeooo:paragraph-rsid="03246b64"/>
    </style:style>
    <style:style style:name="P164" style:family="paragraph" style:parent-style-name="Text_20_body">
      <style:paragraph-properties fo:text-align="justify" style:justify-single-word="false"/>
      <style:text-properties officeooo:paragraph-rsid="032571dc"/>
    </style:style>
    <style:style style:name="P165" style:family="paragraph" style:parent-style-name="Text_20_body">
      <style:text-properties officeooo:paragraph-rsid="02f66fa7"/>
    </style:style>
    <style:style style:name="P166" style:family="paragraph" style:parent-style-name="Text_20_body">
      <style:text-properties officeooo:paragraph-rsid="032d2fa6"/>
    </style:style>
    <style:style style:name="P167" style:family="paragraph" style:parent-style-name="Text_20_body">
      <style:text-properties officeooo:paragraph-rsid="032de230"/>
    </style:style>
    <style:style style:name="P168" style:family="paragraph" style:parent-style-name="Text_20_body">
      <style:text-properties officeooo:rsid="02e5f942" officeooo:paragraph-rsid="02e5f942"/>
    </style:style>
    <style:style style:name="P169" style:family="paragraph" style:parent-style-name="Text_20_body">
      <style:text-properties officeooo:rsid="02e7e0ea" officeooo:paragraph-rsid="02e7e0ea"/>
    </style:style>
    <style:style style:name="P170" style:family="paragraph" style:parent-style-name="Text_20_body">
      <style:text-properties officeooo:rsid="02e6b0bb" officeooo:paragraph-rsid="02e6b0bb"/>
    </style:style>
    <style:style style:name="P171" style:family="paragraph" style:parent-style-name="Text_20_body">
      <style:text-properties officeooo:rsid="02e6ec86" officeooo:paragraph-rsid="02e6b0bb"/>
    </style:style>
    <style:style style:name="P172" style:family="paragraph" style:parent-style-name="Text_20_body">
      <style:text-properties officeooo:rsid="02ea533d" officeooo:paragraph-rsid="02ea533d"/>
    </style:style>
    <style:style style:name="P173" style:family="paragraph" style:parent-style-name="Text_20_body">
      <style:text-properties officeooo:rsid="02ea623b" officeooo:paragraph-rsid="02ea623b"/>
    </style:style>
    <style:style style:name="P174" style:family="paragraph" style:parent-style-name="Text_20_body">
      <style:text-properties officeooo:rsid="02eb0059" officeooo:paragraph-rsid="02eb0059"/>
    </style:style>
    <style:style style:name="P175" style:family="paragraph" style:parent-style-name="Text_20_body">
      <style:text-properties officeooo:rsid="02ed1ded" officeooo:paragraph-rsid="02ed1ded"/>
    </style:style>
    <style:style style:name="P176" style:family="paragraph" style:parent-style-name="Text_20_body">
      <style:text-properties officeooo:rsid="02f06735" officeooo:paragraph-rsid="02f06735"/>
    </style:style>
    <style:style style:name="P177" style:family="paragraph" style:parent-style-name="Text_20_body">
      <style:text-properties officeooo:rsid="02f15253" officeooo:paragraph-rsid="02f15253"/>
    </style:style>
    <style:style style:name="P178" style:family="paragraph" style:parent-style-name="Text_20_body">
      <style:text-properties officeooo:rsid="02f204cf" officeooo:paragraph-rsid="02f204cf"/>
    </style:style>
    <style:style style:name="P179" style:family="paragraph" style:parent-style-name="Text_20_body">
      <style:paragraph-properties fo:text-align="justify" style:justify-single-word="false"/>
      <style:text-properties officeooo:rsid="02f204cf" officeooo:paragraph-rsid="02f204cf"/>
    </style:style>
    <style:style style:name="P180" style:family="paragraph" style:parent-style-name="Text_20_body">
      <style:paragraph-properties fo:text-align="justify" style:justify-single-word="false"/>
      <style:text-properties officeooo:rsid="02f4f7f0" officeooo:paragraph-rsid="02f4f7f0"/>
    </style:style>
    <style:style style:name="P181" style:family="paragraph" style:parent-style-name="Text_20_body">
      <style:text-properties officeooo:rsid="02f4f7f0" officeooo:paragraph-rsid="02f4f7f0"/>
    </style:style>
    <style:style style:name="P182" style:family="paragraph" style:parent-style-name="Text_20_body">
      <style:text-properties officeooo:rsid="02f51bc2" officeooo:paragraph-rsid="02f51bc2"/>
    </style:style>
    <style:style style:name="P183" style:family="paragraph" style:parent-style-name="Text_20_body">
      <style:text-properties officeooo:rsid="02f66fa7" officeooo:paragraph-rsid="02f66fa7"/>
    </style:style>
    <style:style style:name="P184" style:family="paragraph" style:parent-style-name="Text_20_body">
      <style:text-properties officeooo:rsid="02f7774b" officeooo:paragraph-rsid="02f7774b"/>
    </style:style>
    <style:style style:name="P185" style:family="paragraph" style:parent-style-name="Text_20_body">
      <style:text-properties officeooo:rsid="02faf59f" officeooo:paragraph-rsid="02faf59f"/>
    </style:style>
    <style:style style:name="P186" style:family="paragraph" style:parent-style-name="Text_20_body">
      <style:text-properties officeooo:rsid="02fbbf75" officeooo:paragraph-rsid="02fbbf75"/>
    </style:style>
    <style:style style:name="P187" style:family="paragraph" style:parent-style-name="Text_20_body">
      <style:paragraph-properties fo:text-align="justify" style:justify-single-word="false"/>
      <style:text-properties officeooo:rsid="02fbbf75" officeooo:paragraph-rsid="02fbbf75"/>
    </style:style>
    <style:style style:name="P188" style:family="paragraph" style:parent-style-name="Text_20_body">
      <style:paragraph-properties fo:text-align="justify" style:justify-single-word="false"/>
      <style:text-properties officeooo:rsid="02fbbf75" officeooo:paragraph-rsid="033c63d2"/>
    </style:style>
    <style:style style:name="P189" style:family="paragraph" style:parent-style-name="Text_20_body">
      <style:paragraph-properties fo:text-align="justify" style:justify-single-word="false"/>
      <style:text-properties officeooo:rsid="02fbbf75" officeooo:paragraph-rsid="033e1258"/>
    </style:style>
    <style:style style:name="P190" style:family="paragraph" style:parent-style-name="Text_20_body">
      <style:paragraph-properties fo:text-align="justify" style:justify-single-word="false"/>
      <style:text-properties officeooo:rsid="02fbbf75" officeooo:paragraph-rsid="033feb4b"/>
    </style:style>
    <style:style style:name="P191" style:family="paragraph" style:parent-style-name="Text_20_body">
      <style:paragraph-properties fo:text-align="justify" style:justify-single-word="false"/>
      <style:text-properties officeooo:rsid="02fbbf75" officeooo:paragraph-rsid="0341561a"/>
    </style:style>
    <style:style style:name="P192" style:family="paragraph" style:parent-style-name="Text_20_body">
      <style:paragraph-properties fo:text-align="justify" style:justify-single-word="false"/>
      <style:text-properties officeooo:rsid="02fbbf75" officeooo:paragraph-rsid="034ec2ca"/>
    </style:style>
    <style:style style:name="P193" style:family="paragraph" style:parent-style-name="Text_20_body">
      <style:paragraph-properties fo:text-align="justify" style:justify-single-word="false"/>
      <style:text-properties officeooo:rsid="02fbbf75" officeooo:paragraph-rsid="0351dd2a"/>
    </style:style>
    <style:style style:name="P194" style:family="paragraph" style:parent-style-name="Text_20_body">
      <style:paragraph-properties fo:text-align="justify" style:justify-single-word="false"/>
      <style:text-properties officeooo:rsid="02fbbf75" officeooo:paragraph-rsid="0354a820"/>
    </style:style>
    <style:style style:name="P195" style:family="paragraph" style:parent-style-name="Text_20_body">
      <style:paragraph-properties fo:text-align="justify" style:justify-single-word="false"/>
      <style:text-properties officeooo:rsid="02fbbf75" officeooo:paragraph-rsid="035769a6"/>
    </style:style>
    <style:style style:name="P196" style:family="paragraph" style:parent-style-name="Text_20_body">
      <style:paragraph-properties fo:text-align="justify" style:justify-single-word="false"/>
      <style:text-properties officeooo:rsid="02fbbf75" officeooo:paragraph-rsid="0359e6cc"/>
    </style:style>
    <style:style style:name="P197" style:family="paragraph" style:parent-style-name="Text_20_body">
      <style:paragraph-properties fo:text-align="justify" style:justify-single-word="false"/>
      <style:text-properties officeooo:rsid="02fbbf75" officeooo:paragraph-rsid="035e3e93"/>
    </style:style>
    <style:style style:name="P198" style:family="paragraph" style:parent-style-name="Text_20_body">
      <style:paragraph-properties fo:text-align="justify" style:justify-single-word="false"/>
      <style:text-properties officeooo:rsid="02fbbf75" officeooo:paragraph-rsid="03623ba6"/>
    </style:style>
    <style:style style:name="P199" style:family="paragraph" style:parent-style-name="Text_20_body">
      <style:paragraph-properties fo:text-align="justify" style:justify-single-word="false"/>
      <style:text-properties officeooo:rsid="02fd687f" officeooo:paragraph-rsid="02fd687f"/>
    </style:style>
    <style:style style:name="P200" style:family="paragraph" style:parent-style-name="Text_20_body">
      <style:paragraph-properties fo:text-align="justify" style:justify-single-word="false"/>
      <style:text-properties officeooo:rsid="02fd90d8" officeooo:paragraph-rsid="02fd90d8"/>
    </style:style>
    <style:style style:name="P201" style:family="paragraph" style:parent-style-name="Text_20_body">
      <style:paragraph-properties fo:text-align="center" style:justify-single-word="false"/>
      <style:text-properties officeooo:rsid="02fd90d8" officeooo:paragraph-rsid="02fd90d8"/>
    </style:style>
    <style:style style:name="P202" style:family="paragraph" style:parent-style-name="Text_20_body">
      <style:paragraph-properties fo:text-align="justify" style:justify-single-word="false"/>
      <style:text-properties officeooo:rsid="02ff217e" officeooo:paragraph-rsid="02ff217e"/>
    </style:style>
    <style:style style:name="P203" style:family="paragraph" style:parent-style-name="Text_20_body">
      <style:paragraph-properties fo:text-align="justify" style:justify-single-word="false"/>
      <style:text-properties officeooo:rsid="03017ba6" officeooo:paragraph-rsid="03017ba6"/>
    </style:style>
    <style:style style:name="P204" style:family="paragraph" style:parent-style-name="Text_20_body">
      <style:paragraph-properties fo:text-align="justify" style:justify-single-word="false"/>
      <style:text-properties officeooo:rsid="03024697" officeooo:paragraph-rsid="03024697"/>
    </style:style>
    <style:style style:name="P205" style:family="paragraph" style:parent-style-name="Text_20_body">
      <style:paragraph-properties fo:text-align="justify" style:justify-single-word="false"/>
      <style:text-properties officeooo:rsid="0302b43a" officeooo:paragraph-rsid="0302b43a"/>
    </style:style>
    <style:style style:name="P206" style:family="paragraph" style:parent-style-name="Text_20_body">
      <style:paragraph-properties fo:text-align="justify" style:justify-single-word="false"/>
      <style:text-properties officeooo:rsid="0306cd36" officeooo:paragraph-rsid="0306cd36"/>
    </style:style>
    <style:style style:name="P207" style:family="paragraph" style:parent-style-name="Text_20_body">
      <style:paragraph-properties fo:text-align="justify" style:justify-single-word="false"/>
      <style:text-properties officeooo:rsid="030cf2d6" officeooo:paragraph-rsid="030cf2d6"/>
    </style:style>
    <style:style style:name="P208" style:family="paragraph" style:parent-style-name="Text_20_body">
      <style:text-properties officeooo:rsid="030fe535" officeooo:paragraph-rsid="030fe535"/>
    </style:style>
    <style:style style:name="P209" style:family="paragraph" style:parent-style-name="Text_20_body">
      <style:paragraph-properties fo:text-align="justify" style:justify-single-word="false"/>
      <style:text-properties officeooo:rsid="03146aff" officeooo:paragraph-rsid="0314fd91"/>
    </style:style>
    <style:style style:name="P210" style:family="paragraph" style:parent-style-name="Text_20_body">
      <style:paragraph-properties fo:text-align="justify" style:justify-single-word="false"/>
      <style:text-properties officeooo:rsid="03166b39" officeooo:paragraph-rsid="03166b39"/>
    </style:style>
    <style:style style:name="P211" style:family="paragraph" style:parent-style-name="Text_20_body">
      <style:paragraph-properties fo:text-align="justify" style:justify-single-word="false"/>
      <style:text-properties officeooo:rsid="031727ee" officeooo:paragraph-rsid="031727ee"/>
    </style:style>
    <style:style style:name="P212" style:family="paragraph" style:parent-style-name="Text_20_body">
      <style:paragraph-properties fo:text-align="justify" style:justify-single-word="false"/>
      <style:text-properties officeooo:rsid="03176f73" officeooo:paragraph-rsid="03176f73"/>
    </style:style>
    <style:style style:name="P213" style:family="paragraph" style:parent-style-name="Text_20_body">
      <style:paragraph-properties fo:text-align="justify" style:justify-single-word="false"/>
      <style:text-properties officeooo:rsid="0317eff4" officeooo:paragraph-rsid="0317eff4"/>
    </style:style>
    <style:style style:name="P214" style:family="paragraph" style:parent-style-name="Text_20_body">
      <style:paragraph-properties fo:text-align="justify" style:justify-single-word="false"/>
      <style:text-properties officeooo:rsid="03189e3d" officeooo:paragraph-rsid="03189e3d"/>
    </style:style>
    <style:style style:name="P215" style:family="paragraph" style:parent-style-name="Text_20_body">
      <style:paragraph-properties fo:text-align="justify" style:justify-single-word="false"/>
      <style:text-properties officeooo:rsid="0319567c" officeooo:paragraph-rsid="0319567c"/>
    </style:style>
    <style:style style:name="P216" style:family="paragraph" style:parent-style-name="Text_20_body">
      <style:paragraph-properties fo:text-align="justify" style:justify-single-word="false"/>
      <style:text-properties officeooo:rsid="0319567c" officeooo:paragraph-rsid="032c165a"/>
    </style:style>
    <style:style style:name="P217" style:family="paragraph" style:parent-style-name="Text_20_body">
      <style:paragraph-properties fo:text-align="justify" style:justify-single-word="false"/>
      <style:text-properties officeooo:rsid="031efb18" officeooo:paragraph-rsid="031efb18"/>
    </style:style>
    <style:style style:name="P218" style:family="paragraph" style:parent-style-name="Text_20_body">
      <style:paragraph-properties fo:text-align="justify" style:justify-single-word="false"/>
      <style:text-properties officeooo:rsid="0320f707" officeooo:paragraph-rsid="0320f707"/>
    </style:style>
    <style:style style:name="P219" style:family="paragraph" style:parent-style-name="Text_20_body">
      <style:paragraph-properties fo:text-align="justify" style:justify-single-word="false"/>
      <style:text-properties officeooo:rsid="03246b64" officeooo:paragraph-rsid="02fbbf75"/>
    </style:style>
    <style:style style:name="P220" style:family="paragraph" style:parent-style-name="Text_20_body">
      <style:paragraph-properties fo:text-align="justify" style:justify-single-word="false"/>
      <style:text-properties officeooo:rsid="03246b64" officeooo:paragraph-rsid="03246b64"/>
    </style:style>
    <style:style style:name="P221" style:family="paragraph" style:parent-style-name="Text_20_body">
      <style:paragraph-properties fo:text-align="justify" style:justify-single-word="false"/>
      <style:text-properties officeooo:rsid="032571dc" officeooo:paragraph-rsid="032571dc"/>
    </style:style>
    <style:style style:name="P222" style:family="paragraph" style:parent-style-name="Text_20_body">
      <style:paragraph-properties fo:text-align="justify" style:justify-single-word="false"/>
      <style:text-properties officeooo:rsid="032694e2" officeooo:paragraph-rsid="032571dc"/>
    </style:style>
    <style:style style:name="P223" style:family="paragraph" style:parent-style-name="Text_20_body">
      <style:text-properties officeooo:rsid="032c165a" officeooo:paragraph-rsid="032c165a"/>
    </style:style>
    <style:style style:name="P224" style:family="paragraph" style:parent-style-name="Text_20_body">
      <style:text-properties officeooo:rsid="032caf13" officeooo:paragraph-rsid="032caf13"/>
    </style:style>
    <style:style style:name="P225" style:family="paragraph" style:parent-style-name="Text_20_body">
      <style:text-properties officeooo:rsid="032caf13" officeooo:paragraph-rsid="0334f43a"/>
    </style:style>
    <style:style style:name="P226" style:family="paragraph" style:parent-style-name="Text_20_body">
      <style:text-properties officeooo:rsid="032caf13" officeooo:paragraph-rsid="03390c57"/>
    </style:style>
    <style:style style:name="P227" style:family="paragraph" style:parent-style-name="Text_20_body">
      <style:text-properties officeooo:rsid="032d2fa6" officeooo:paragraph-rsid="032d2fa6"/>
    </style:style>
    <style:style style:name="P228" style:family="paragraph" style:parent-style-name="Text_20_body">
      <style:paragraph-properties fo:text-align="justify" style:justify-single-word="false"/>
      <style:text-properties officeooo:rsid="032d2fa6" officeooo:paragraph-rsid="033c63d2"/>
    </style:style>
    <style:style style:name="P229" style:family="paragraph" style:parent-style-name="Text_20_body">
      <style:text-properties officeooo:rsid="032de230" officeooo:paragraph-rsid="032de230"/>
    </style:style>
    <style:style style:name="P230" style:family="paragraph" style:parent-style-name="Text_20_body">
      <style:text-properties officeooo:rsid="03302405" officeooo:paragraph-rsid="03302405"/>
    </style:style>
    <style:style style:name="P231" style:family="paragraph" style:parent-style-name="Text_20_body">
      <style:text-properties officeooo:rsid="0330fe16" officeooo:paragraph-rsid="0330fe16"/>
    </style:style>
    <style:style style:name="P232" style:family="paragraph" style:parent-style-name="Text_20_body">
      <style:text-properties officeooo:paragraph-rsid="034605c9"/>
    </style:style>
    <style:style style:name="P233" style:family="paragraph" style:parent-style-name="Text_20_body">
      <style:text-properties officeooo:paragraph-rsid="0347e09c"/>
    </style:style>
    <style:style style:name="P234" style:family="paragraph" style:parent-style-name="Text_20_body">
      <style:text-properties officeooo:rsid="03338bac" officeooo:paragraph-rsid="03338bac"/>
    </style:style>
    <style:style style:name="P235" style:family="paragraph" style:parent-style-name="Text_20_body">
      <style:paragraph-properties fo:text-align="center" style:justify-single-word="false"/>
      <style:text-properties officeooo:rsid="03338bac" officeooo:paragraph-rsid="03338bac"/>
    </style:style>
    <style:style style:name="P236" style:family="paragraph" style:parent-style-name="Text_20_body">
      <style:text-properties officeooo:rsid="0334f43a" officeooo:paragraph-rsid="0334f43a"/>
    </style:style>
    <style:style style:name="P237" style:family="paragraph" style:parent-style-name="Text_20_body">
      <style:text-properties officeooo:rsid="033aad00" officeooo:paragraph-rsid="033aad00"/>
    </style:style>
    <style:style style:name="P238" style:family="paragraph" style:parent-style-name="Text_20_body">
      <style:text-properties officeooo:rsid="033b5588" officeooo:paragraph-rsid="033b5588"/>
    </style:style>
    <style:style style:name="P239" style:family="paragraph" style:parent-style-name="Text_20_body">
      <style:paragraph-properties fo:text-align="justify" style:justify-single-word="false"/>
      <style:text-properties officeooo:rsid="033c63d2" officeooo:paragraph-rsid="033c63d2"/>
    </style:style>
    <style:style style:name="P240" style:family="paragraph" style:parent-style-name="Text_20_body">
      <style:paragraph-properties fo:text-align="justify" style:justify-single-word="false"/>
      <style:text-properties officeooo:rsid="033e1258" officeooo:paragraph-rsid="033e1258"/>
    </style:style>
    <style:style style:name="P241" style:family="paragraph" style:parent-style-name="Text_20_body">
      <style:paragraph-properties fo:text-align="justify" style:justify-single-word="false"/>
      <style:text-properties officeooo:rsid="033feb4b" officeooo:paragraph-rsid="033feb4b"/>
    </style:style>
    <style:style style:name="P242" style:family="paragraph" style:parent-style-name="Text_20_body">
      <style:paragraph-properties fo:text-align="justify" style:justify-single-word="false"/>
      <style:text-properties officeooo:rsid="03410a9f" officeooo:paragraph-rsid="034605c9"/>
    </style:style>
    <style:style style:name="P243" style:family="paragraph" style:parent-style-name="Text_20_body">
      <style:text-properties officeooo:rsid="034633bf" officeooo:paragraph-rsid="034605c9"/>
    </style:style>
    <style:style style:name="P244" style:family="paragraph" style:parent-style-name="Text_20_body">
      <style:text-properties officeooo:rsid="0347e09c" officeooo:paragraph-rsid="035f3a2d"/>
    </style:style>
    <style:style style:name="P245" style:family="paragraph" style:parent-style-name="Text_20_body">
      <style:text-properties officeooo:rsid="0347e09c" officeooo:paragraph-rsid="0347e09c"/>
    </style:style>
    <style:style style:name="P246" style:family="paragraph" style:parent-style-name="Text_20_body">
      <style:paragraph-properties fo:text-align="justify" style:justify-single-word="false"/>
      <style:text-properties officeooo:rsid="0347e09c" officeooo:paragraph-rsid="0347e09c"/>
    </style:style>
    <style:style style:name="P247" style:family="paragraph" style:parent-style-name="Text_20_body">
      <style:paragraph-properties fo:text-align="justify" style:justify-single-word="false"/>
      <style:text-properties officeooo:rsid="034a2e9d" officeooo:paragraph-rsid="035e3e93"/>
    </style:style>
    <style:style style:name="P248" style:family="paragraph" style:parent-style-name="Text_20_body">
      <style:paragraph-properties fo:text-align="justify" style:justify-single-word="false"/>
      <style:text-properties officeooo:rsid="035bc558" officeooo:paragraph-rsid="035bc558"/>
    </style:style>
    <style:style style:name="P249" style:family="paragraph" style:parent-style-name="Text_20_body">
      <style:paragraph-properties fo:text-align="justify" style:justify-single-word="false"/>
      <style:text-properties officeooo:rsid="035aeab7" officeooo:paragraph-rsid="035aeab7"/>
    </style:style>
    <style:style style:name="P250" style:family="paragraph" style:parent-style-name="Text_20_body">
      <style:paragraph-properties fo:text-align="justify" style:justify-single-word="false"/>
      <style:text-properties officeooo:rsid="034bcb77" officeooo:paragraph-rsid="034bcb77"/>
    </style:style>
    <style:style style:name="P251" style:family="paragraph" style:parent-style-name="Text_20_body">
      <style:paragraph-properties fo:text-align="justify" style:justify-single-word="false"/>
      <style:text-properties officeooo:rsid="034ec2ca" officeooo:paragraph-rsid="034ec2ca"/>
    </style:style>
    <style:style style:name="P252" style:family="paragraph" style:parent-style-name="Text_20_body">
      <style:paragraph-properties fo:text-align="justify" style:justify-single-word="false"/>
      <style:text-properties officeooo:rsid="03510382" officeooo:paragraph-rsid="03510382"/>
    </style:style>
    <style:style style:name="P253" style:family="paragraph" style:parent-style-name="Text_20_body">
      <style:paragraph-properties fo:text-align="justify" style:justify-single-word="false"/>
      <style:text-properties officeooo:rsid="035347d8" officeooo:paragraph-rsid="035347d8"/>
    </style:style>
    <style:style style:name="P254" style:family="paragraph" style:parent-style-name="Text_20_body">
      <style:paragraph-properties fo:text-align="justify" style:justify-single-word="false"/>
      <style:text-properties officeooo:rsid="03540c51" officeooo:paragraph-rsid="03540c51"/>
    </style:style>
    <style:style style:name="P255" style:family="paragraph" style:parent-style-name="Text_20_body">
      <style:paragraph-properties fo:text-align="center" style:justify-single-word="false"/>
      <style:text-properties officeooo:rsid="035769a6" officeooo:paragraph-rsid="035769a6"/>
    </style:style>
    <style:style style:name="P256" style:family="paragraph" style:parent-style-name="Text_20_body">
      <style:paragraph-properties fo:text-align="justify" style:justify-single-word="false"/>
      <style:text-properties officeooo:rsid="0359049d" officeooo:paragraph-rsid="0359049d"/>
    </style:style>
    <style:style style:name="P257" style:family="paragraph" style:parent-style-name="Text_20_body">
      <style:paragraph-properties fo:text-align="justify" style:justify-single-word="false"/>
      <style:text-properties officeooo:rsid="0350e337" officeooo:paragraph-rsid="0350e337"/>
    </style:style>
    <style:style style:name="P258" style:family="paragraph" style:parent-style-name="Text_20_body">
      <style:paragraph-properties fo:text-align="justify" style:justify-single-word="false"/>
      <style:text-properties officeooo:rsid="0350e337" officeooo:paragraph-rsid="0392e076"/>
    </style:style>
    <style:style style:name="P259" style:family="paragraph" style:parent-style-name="Text_20_body">
      <style:paragraph-properties fo:text-align="justify" style:justify-single-word="false"/>
      <style:text-properties officeooo:rsid="03600a14" officeooo:paragraph-rsid="03600a14"/>
    </style:style>
    <style:style style:name="P260" style:family="paragraph" style:parent-style-name="Text_20_body">
      <style:paragraph-properties fo:text-align="justify" style:justify-single-word="false"/>
      <style:text-properties officeooo:rsid="03603a92" officeooo:paragraph-rsid="03603a92"/>
    </style:style>
    <style:style style:name="P261" style:family="paragraph" style:parent-style-name="Text_20_body">
      <style:paragraph-properties fo:text-align="justify" style:justify-single-word="false"/>
      <style:text-properties fo:font-style="normal" officeooo:rsid="0361a74f" officeooo:paragraph-rsid="0361a74f" style:font-style-asian="normal" style:font-style-complex="normal"/>
    </style:style>
    <style:style style:name="P262" style:family="paragraph" style:parent-style-name="Text_20_body">
      <style:paragraph-properties fo:text-align="justify" style:justify-single-word="false"/>
      <style:text-properties fo:font-style="normal" officeooo:rsid="0368e734" officeooo:paragraph-rsid="0365ff4a" style:font-style-asian="normal" style:font-style-complex="normal"/>
    </style:style>
    <style:style style:name="P263" style:family="paragraph" style:parent-style-name="Text_20_body">
      <style:paragraph-properties fo:text-align="justify" style:justify-single-word="false"/>
      <style:text-properties fo:font-style="normal" officeooo:rsid="036a08c7" officeooo:paragraph-rsid="036a08c7" style:font-style-asian="normal" style:font-style-complex="normal"/>
    </style:style>
    <style:style style:name="P264" style:family="paragraph" style:parent-style-name="Text_20_body">
      <style:paragraph-properties fo:text-align="justify" style:justify-single-word="false"/>
      <style:text-properties officeooo:rsid="0361a74f" officeooo:paragraph-rsid="0361a74f"/>
    </style:style>
    <style:style style:name="P265" style:family="paragraph" style:parent-style-name="Text_20_body">
      <style:paragraph-properties fo:text-align="justify" style:justify-single-word="false"/>
      <style:text-properties officeooo:rsid="0365334e" officeooo:paragraph-rsid="0365334e"/>
    </style:style>
    <style:style style:name="P266" style:family="paragraph" style:parent-style-name="Text_20_body">
      <style:paragraph-properties fo:text-align="justify" style:justify-single-word="false"/>
      <style:text-properties officeooo:rsid="036a08c7" officeooo:paragraph-rsid="036a08c7"/>
    </style:style>
    <style:style style:name="P267" style:family="paragraph" style:parent-style-name="Text_20_body">
      <style:paragraph-properties fo:text-align="justify" style:justify-single-word="false"/>
      <style:text-properties officeooo:rsid="036a4861" officeooo:paragraph-rsid="036a4861"/>
    </style:style>
    <style:style style:name="P268" style:family="paragraph" style:parent-style-name="Text_20_body">
      <style:paragraph-properties fo:text-align="justify" style:justify-single-word="false"/>
      <style:text-properties officeooo:rsid="036aec4c" officeooo:paragraph-rsid="036aec4c"/>
    </style:style>
    <style:style style:name="P269" style:family="paragraph" style:parent-style-name="Text_20_body">
      <style:paragraph-properties fo:text-align="justify" style:justify-single-word="false"/>
      <style:text-properties officeooo:rsid="036c3856" officeooo:paragraph-rsid="036c3856"/>
    </style:style>
    <style:style style:name="P270" style:family="paragraph" style:parent-style-name="Text_20_body">
      <style:paragraph-properties fo:text-align="justify" style:justify-single-word="false"/>
      <style:text-properties officeooo:rsid="036c3856" officeooo:paragraph-rsid="03832f50"/>
    </style:style>
    <style:style style:name="P271" style:family="paragraph" style:parent-style-name="Text_20_body">
      <style:paragraph-properties fo:text-align="justify" style:justify-single-word="false"/>
      <style:text-properties officeooo:rsid="036c3856" officeooo:paragraph-rsid="038343eb"/>
    </style:style>
    <style:style style:name="P272" style:family="paragraph" style:parent-style-name="Text_20_body">
      <style:paragraph-properties fo:text-align="justify" style:justify-single-word="false"/>
      <style:text-properties officeooo:rsid="036c3856" officeooo:paragraph-rsid="0383c4fd"/>
    </style:style>
    <style:style style:name="P273" style:family="paragraph" style:parent-style-name="Text_20_body">
      <style:paragraph-properties fo:text-align="justify" style:justify-single-word="false"/>
      <style:text-properties officeooo:rsid="036c3856" officeooo:paragraph-rsid="0388ed16"/>
    </style:style>
    <style:style style:name="P274" style:family="paragraph" style:parent-style-name="Text_20_body">
      <style:paragraph-properties fo:text-align="justify" style:justify-single-word="false"/>
      <style:text-properties officeooo:rsid="036c3856" officeooo:paragraph-rsid="038a6d03"/>
    </style:style>
    <style:style style:name="P275" style:family="paragraph" style:parent-style-name="Text_20_body">
      <style:paragraph-properties fo:text-align="justify" style:justify-single-word="false"/>
      <style:text-properties officeooo:rsid="036c3856" officeooo:paragraph-rsid="038f5e67"/>
    </style:style>
    <style:style style:name="P276" style:family="paragraph" style:parent-style-name="Text_20_body">
      <style:paragraph-properties fo:text-align="justify" style:justify-single-word="false"/>
      <style:text-properties officeooo:rsid="036cf92a" officeooo:paragraph-rsid="036cf92a"/>
    </style:style>
    <style:style style:name="P277" style:family="paragraph" style:parent-style-name="Text_20_body">
      <style:paragraph-properties fo:text-align="justify" style:justify-single-word="false"/>
      <style:text-properties officeooo:rsid="036e2429" officeooo:paragraph-rsid="036e2429"/>
    </style:style>
    <style:style style:name="P278" style:family="paragraph" style:parent-style-name="Text_20_body">
      <style:text-properties officeooo:rsid="03707c24"/>
    </style:style>
    <style:style style:name="P279" style:family="paragraph" style:parent-style-name="Text_20_body">
      <style:paragraph-properties fo:text-align="justify" style:justify-single-word="false"/>
      <style:text-properties officeooo:rsid="03707c24" officeooo:paragraph-rsid="03707c24"/>
    </style:style>
    <style:style style:name="P280" style:family="paragraph" style:parent-style-name="Text_20_body">
      <style:text-properties officeooo:rsid="03707c24" officeooo:paragraph-rsid="03788cb7"/>
    </style:style>
    <style:style style:name="P281" style:family="paragraph" style:parent-style-name="Text_20_body">
      <style:text-properties officeooo:paragraph-rsid="03a5570d"/>
    </style:style>
    <style:style style:name="P282" style:family="paragraph" style:parent-style-name="Text_20_body">
      <style:text-properties officeooo:paragraph-rsid="03aa7674"/>
    </style:style>
    <style:style style:name="P283" style:family="paragraph" style:parent-style-name="Text_20_body">
      <style:text-properties officeooo:paragraph-rsid="03ad06ec"/>
    </style:style>
    <style:style style:name="P284" style:family="paragraph" style:parent-style-name="Text_20_body">
      <style:text-properties officeooo:paragraph-rsid="03b0631e"/>
    </style:style>
    <style:style style:name="P285" style:family="paragraph" style:parent-style-name="Text_20_body">
      <style:text-properties officeooo:paragraph-rsid="03b34bfe"/>
    </style:style>
    <style:style style:name="P286" style:family="paragraph" style:parent-style-name="Text_20_body">
      <style:text-properties officeooo:paragraph-rsid="03ba6e97"/>
    </style:style>
    <style:style style:name="P287" style:family="paragraph" style:parent-style-name="Text_20_body">
      <style:text-properties officeooo:paragraph-rsid="03bce787"/>
    </style:style>
    <style:style style:name="P288" style:family="paragraph" style:parent-style-name="Text_20_body">
      <style:text-properties officeooo:paragraph-rsid="03c18685"/>
    </style:style>
    <style:style style:name="P289" style:family="paragraph" style:parent-style-name="Text_20_body">
      <style:text-properties officeooo:paragraph-rsid="03c83725"/>
    </style:style>
    <style:style style:name="P290" style:family="paragraph" style:parent-style-name="Text_20_body">
      <style:text-properties officeooo:paragraph-rsid="03ceea5c"/>
    </style:style>
    <style:style style:name="P291" style:family="paragraph" style:parent-style-name="Text_20_body">
      <style:text-properties officeooo:paragraph-rsid="03d047aa"/>
    </style:style>
    <style:style style:name="P292" style:family="paragraph" style:parent-style-name="Heading_20_1">
      <style:text-properties officeooo:rsid="0255e4ed" officeooo:paragraph-rsid="0255e4ed"/>
    </style:style>
    <style:style style:name="P293" style:family="paragraph" style:parent-style-name="Heading_20_1">
      <style:text-properties officeooo:rsid="029896c7"/>
    </style:style>
    <style:style style:name="P294" style:family="paragraph" style:parent-style-name="Heading_20_1">
      <style:text-properties officeooo:rsid="02a5ac82"/>
    </style:style>
    <style:style style:name="P295" style:family="paragraph" style:parent-style-name="Heading_20_1">
      <style:text-properties officeooo:rsid="02cc6e9a"/>
    </style:style>
    <style:style style:name="P296" style:family="paragraph" style:parent-style-name="Heading_20_1">
      <style:text-properties officeooo:rsid="02e5f942" officeooo:paragraph-rsid="02e5f942"/>
    </style:style>
    <style:style style:name="P297" style:family="paragraph" style:parent-style-name="Heading_20_1">
      <style:text-properties officeooo:rsid="02e946fb"/>
    </style:style>
    <style:style style:name="P298" style:family="paragraph" style:parent-style-name="Heading_20_1">
      <style:paragraph-properties fo:break-before="page"/>
      <style:text-properties officeooo:rsid="0304d2ff"/>
    </style:style>
    <style:style style:name="P299" style:family="paragraph" style:parent-style-name="Text_20_body" style:list-style-name="L1">
      <style:text-properties officeooo:rsid="02549cd0" officeooo:paragraph-rsid="02549cd0"/>
    </style:style>
    <style:style style:name="P300" style:family="paragraph" style:parent-style-name="Text_20_body" style:list-style-name="L1">
      <style:text-properties officeooo:rsid="02553c18" officeooo:paragraph-rsid="02553c18"/>
    </style:style>
    <style:style style:name="P301" style:family="paragraph" style:parent-style-name="Text_20_body" style:list-style-name="L2">
      <style:text-properties officeooo:paragraph-rsid="02594e54"/>
    </style:style>
    <style:style style:name="P302" style:family="paragraph" style:parent-style-name="Text_20_body" style:list-style-name="L3">
      <style:text-properties officeooo:rsid="025cac41" officeooo:paragraph-rsid="025cac41"/>
    </style:style>
    <style:style style:name="P303" style:family="paragraph" style:parent-style-name="Text_20_body" style:list-style-name="L4">
      <style:text-properties officeooo:rsid="025cac41" officeooo:paragraph-rsid="025cac41"/>
    </style:style>
    <style:style style:name="P304" style:family="paragraph" style:parent-style-name="Text_20_body" style:list-style-name="L5">
      <style:text-properties officeooo:paragraph-rsid="025d088c"/>
    </style:style>
    <style:style style:name="P305" style:family="paragraph" style:parent-style-name="Text_20_body" style:list-style-name="L5">
      <style:text-properties officeooo:paragraph-rsid="0261d249"/>
    </style:style>
    <style:style style:name="P306" style:family="paragraph" style:parent-style-name="Text_20_body" style:list-style-name="L5">
      <style:text-properties officeooo:rsid="025db485" officeooo:paragraph-rsid="025db485"/>
    </style:style>
    <style:style style:name="P307" style:family="paragraph" style:parent-style-name="Text_20_body" style:list-style-name="L5">
      <style:text-properties officeooo:rsid="0261d249" officeooo:paragraph-rsid="0261d249"/>
    </style:style>
    <style:style style:name="P308" style:family="paragraph" style:parent-style-name="Text_20_body" style:list-style-name="L6">
      <style:text-properties officeooo:rsid="0261d249" officeooo:paragraph-rsid="0261d249"/>
    </style:style>
    <style:style style:name="P309" style:family="paragraph" style:parent-style-name="Text_20_body" style:list-style-name="L5">
      <style:text-properties officeooo:rsid="025d088c" officeooo:paragraph-rsid="025d088c"/>
    </style:style>
    <style:style style:name="P310" style:family="paragraph" style:parent-style-name="Text_20_body" style:list-style-name="L6">
      <style:text-properties officeooo:rsid="0261dda2" officeooo:paragraph-rsid="0261dda2"/>
    </style:style>
    <style:style style:name="P311" style:family="paragraph" style:parent-style-name="Text_20_body" style:list-style-name="L7">
      <style:text-properties officeooo:paragraph-rsid="026728e2"/>
    </style:style>
    <style:style style:name="P312" style:family="paragraph" style:parent-style-name="Text_20_body" style:list-style-name="L7">
      <style:text-properties officeooo:paragraph-rsid="0263d877"/>
    </style:style>
    <style:style style:name="P313" style:family="paragraph" style:parent-style-name="Text_20_body" style:list-style-name="L7">
      <style:text-properties officeooo:paragraph-rsid="0271cf3b"/>
    </style:style>
    <style:style style:name="P314" style:family="paragraph" style:parent-style-name="Text_20_body" style:list-style-name="L7">
      <style:text-properties officeooo:rsid="0263d877" officeooo:paragraph-rsid="0263d877"/>
    </style:style>
    <style:style style:name="P315" style:family="paragraph" style:parent-style-name="Text_20_body" style:list-style-name="L7">
      <style:text-properties officeooo:rsid="0271cf3b" officeooo:paragraph-rsid="0271cf3b"/>
    </style:style>
    <style:style style:name="P316" style:family="paragraph" style:parent-style-name="Text_20_body" style:list-style-name="L8">
      <style:text-properties officeooo:rsid="02a676b7" officeooo:paragraph-rsid="02a676b7"/>
    </style:style>
    <style:style style:name="P317" style:family="paragraph" style:parent-style-name="Text_20_body" style:list-style-name="L9">
      <style:text-properties officeooo:paragraph-rsid="02a69535"/>
    </style:style>
    <style:style style:name="P318" style:family="paragraph" style:parent-style-name="Text_20_body" style:list-style-name="L9">
      <style:text-properties officeooo:rsid="02a69535" officeooo:paragraph-rsid="02a69535"/>
    </style:style>
    <style:style style:name="P319" style:family="paragraph" style:parent-style-name="Text_20_body" style:list-style-name="L9">
      <style:text-properties officeooo:rsid="02a74d39" officeooo:paragraph-rsid="02a74d39"/>
    </style:style>
    <style:style style:name="P320" style:family="paragraph" style:parent-style-name="Text_20_body" style:list-style-name="L10">
      <style:text-properties officeooo:paragraph-rsid="02a971b6"/>
    </style:style>
    <style:style style:name="P321" style:family="paragraph" style:parent-style-name="Text_20_body" style:list-style-name="L10">
      <style:text-properties officeooo:paragraph-rsid="02aa218f"/>
    </style:style>
    <style:style style:name="P322" style:family="paragraph" style:parent-style-name="Text_20_body" style:list-style-name="L10">
      <style:text-properties officeooo:rsid="02a83ab6" officeooo:paragraph-rsid="02a83ab6"/>
    </style:style>
    <style:style style:name="P323" style:family="paragraph" style:parent-style-name="Text_20_body" style:list-style-name="L11">
      <style:text-properties officeooo:paragraph-rsid="02ad12cc"/>
    </style:style>
    <style:style style:name="P324" style:family="paragraph" style:parent-style-name="Text_20_body" style:list-style-name="L11">
      <style:text-properties officeooo:rsid="02abbbf1" officeooo:paragraph-rsid="02abbbf1"/>
    </style:style>
    <style:style style:name="P325" style:family="paragraph" style:parent-style-name="Text_20_body" style:list-style-name="L11">
      <style:text-properties officeooo:rsid="02aefd05" officeooo:paragraph-rsid="02aefd05"/>
    </style:style>
    <style:style style:name="P326" style:family="paragraph" style:parent-style-name="Text_20_body" style:list-style-name="L11">
      <style:text-properties officeooo:rsid="02b0e75f" officeooo:paragraph-rsid="02b0e75f"/>
    </style:style>
    <style:style style:name="P327" style:family="paragraph" style:parent-style-name="Text_20_body" style:list-style-name="L12">
      <style:text-properties officeooo:paragraph-rsid="02b2b124"/>
    </style:style>
    <style:style style:name="P328" style:family="paragraph" style:parent-style-name="Text_20_body" style:list-style-name="L12">
      <style:text-properties officeooo:paragraph-rsid="02b6e88a"/>
    </style:style>
    <style:style style:name="P329" style:family="paragraph" style:parent-style-name="Text_20_body" style:list-style-name="L12">
      <style:text-properties officeooo:paragraph-rsid="02babd63"/>
    </style:style>
    <style:style style:name="P330" style:family="paragraph" style:parent-style-name="Text_20_body" style:list-style-name="L12">
      <style:text-properties officeooo:paragraph-rsid="02bd801c"/>
    </style:style>
    <style:style style:name="P331" style:family="paragraph" style:parent-style-name="Text_20_body" style:list-style-name="L12">
      <style:text-properties officeooo:paragraph-rsid="02be404b"/>
    </style:style>
    <style:style style:name="P332" style:family="paragraph" style:parent-style-name="Text_20_body" style:list-style-name="L12">
      <style:text-properties officeooo:paragraph-rsid="02c1fb61"/>
    </style:style>
    <style:style style:name="P333" style:family="paragraph" style:parent-style-name="Text_20_body" style:list-style-name="L12">
      <style:text-properties officeooo:rsid="02b6e88a" officeooo:paragraph-rsid="02b6e88a"/>
    </style:style>
    <style:style style:name="P334" style:family="paragraph" style:parent-style-name="Text_20_body" style:list-style-name="L13">
      <style:text-properties officeooo:rsid="02c5f8dd" officeooo:paragraph-rsid="02c5f8dd"/>
    </style:style>
    <style:style style:name="P335" style:family="paragraph" style:parent-style-name="Text_20_body" style:list-style-name="L14">
      <style:text-properties officeooo:paragraph-rsid="02c843e2"/>
    </style:style>
    <style:style style:name="P336" style:family="paragraph" style:parent-style-name="Text_20_body" style:list-style-name="L14">
      <style:text-properties officeooo:paragraph-rsid="02ca296c"/>
    </style:style>
    <style:style style:name="P337" style:family="paragraph" style:parent-style-name="Text_20_body" style:list-style-name="L14">
      <style:text-properties officeooo:rsid="02c6d024" officeooo:paragraph-rsid="02c6d024"/>
    </style:style>
    <style:style style:name="P338" style:family="paragraph" style:parent-style-name="Text_20_body" style:list-style-name="L15">
      <style:paragraph-properties>
        <style:tab-stops>
          <style:tab-stop style:position="1.517cm"/>
        </style:tab-stops>
      </style:paragraph-properties>
      <style:text-properties officeooo:rsid="02cc6e9a" officeooo:paragraph-rsid="02cc6e9a"/>
    </style:style>
    <style:style style:name="P339" style:family="paragraph" style:parent-style-name="Text_20_body" style:list-style-name="L16">
      <style:text-properties officeooo:paragraph-rsid="02e45f4e"/>
    </style:style>
    <style:style style:name="P340" style:family="paragraph" style:parent-style-name="Text_20_body" style:list-style-name="L16">
      <style:text-properties officeooo:rsid="02e45f4e" officeooo:paragraph-rsid="02e45f4e"/>
    </style:style>
    <style:style style:name="P341" style:family="paragraph" style:parent-style-name="Text_20_body" style:list-style-name="L17">
      <style:paragraph-properties fo:text-align="justify" style:justify-single-word="false"/>
      <style:text-properties officeooo:paragraph-rsid="0306cd36"/>
    </style:style>
    <style:style style:name="P342" style:family="paragraph" style:parent-style-name="Text_20_body" style:list-style-name="L17">
      <style:paragraph-properties fo:text-align="justify" style:justify-single-word="false"/>
      <style:text-properties officeooo:paragraph-rsid="0309d392"/>
    </style:style>
    <style:style style:name="P343" style:family="paragraph" style:parent-style-name="Text_20_body" style:list-style-name="L18">
      <style:paragraph-properties fo:text-align="justify" style:justify-single-word="false"/>
      <style:text-properties officeooo:paragraph-rsid="034605c9"/>
    </style:style>
    <style:style style:name="P344" style:family="paragraph" style:parent-style-name="Text_20_body" style:list-style-name="L17">
      <style:paragraph-properties fo:text-align="justify" style:justify-single-word="false"/>
      <style:text-properties officeooo:rsid="030853d2" officeooo:paragraph-rsid="030853d2"/>
    </style:style>
    <style:style style:name="P345" style:family="paragraph" style:parent-style-name="Text_20_body" style:list-style-name="L17">
      <style:paragraph-properties fo:text-align="justify" style:justify-single-word="false"/>
      <style:text-properties officeooo:rsid="030cf2d6" officeooo:paragraph-rsid="030cf2d6"/>
    </style:style>
    <style:style style:name="P346" style:family="paragraph" style:parent-style-name="Text_20_body" style:list-style-name="L19">
      <style:text-properties officeooo:rsid="03428d7f" officeooo:paragraph-rsid="03443548"/>
    </style:style>
    <style:style style:name="P347" style:family="paragraph" style:parent-style-name="Text_20_body" style:list-style-name="L20">
      <style:paragraph-properties fo:text-align="justify" style:justify-single-word="false"/>
      <style:text-properties officeooo:rsid="036e2429" officeooo:paragraph-rsid="036e2429"/>
    </style:style>
    <style:style style:name="P348" style:family="paragraph" style:parent-style-name="Text_20_body">
      <style:text-properties officeooo:rsid="0374ba0c" officeooo:paragraph-rsid="0374ba0c"/>
    </style:style>
    <style:style style:name="P349" style:family="paragraph" style:parent-style-name="Text_20_body">
      <style:paragraph-properties fo:text-align="center" style:justify-single-word="false"/>
      <style:text-properties fo:font-style="italic" officeooo:rsid="0374ba0c" officeooo:paragraph-rsid="0374ba0c" style:font-style-asian="italic" style:font-style-complex="italic"/>
    </style:style>
    <style:style style:name="P350" style:family="paragraph" style:parent-style-name="Text_20_body">
      <style:paragraph-properties fo:text-align="center" style:justify-single-word="false"/>
      <style:text-properties fo:font-style="italic" officeooo:rsid="037e9b50" officeooo:paragraph-rsid="037e9b50" style:font-style-asian="italic" style:font-style-complex="italic"/>
    </style:style>
    <style:style style:name="P351" style:family="paragraph" style:parent-style-name="Text_20_body">
      <style:paragraph-properties fo:text-align="center" style:justify-single-word="false"/>
      <style:text-properties fo:font-style="italic" officeooo:rsid="0382258c" officeooo:paragraph-rsid="0382de2b" style:font-style-asian="italic" style:font-style-complex="italic"/>
    </style:style>
    <style:style style:name="P352" style:family="paragraph" style:parent-style-name="Text_20_body">
      <style:paragraph-properties fo:text-align="center" style:justify-single-word="false"/>
      <style:text-properties fo:font-style="italic" officeooo:rsid="0386ff3f" officeooo:paragraph-rsid="0388ed16" style:font-style-asian="italic" style:font-style-complex="italic"/>
    </style:style>
    <style:style style:name="P353" style:family="paragraph" style:parent-style-name="Text_20_body">
      <style:paragraph-properties fo:text-align="center" style:justify-single-word="false"/>
      <style:text-properties fo:font-style="italic" officeooo:rsid="03d64110" officeooo:paragraph-rsid="03dbc50c" style:font-style-asian="italic" style:font-style-complex="italic"/>
    </style:style>
    <style:style style:name="P354" style:family="paragraph" style:parent-style-name="Text_20_body">
      <style:paragraph-properties fo:text-align="center" style:justify-single-word="false"/>
      <style:text-properties fo:font-style="italic" officeooo:rsid="03d64110" officeooo:paragraph-rsid="03db216e" style:font-style-asian="italic" style:font-style-complex="italic"/>
    </style:style>
    <style:style style:name="P355" style:family="paragraph" style:parent-style-name="Text_20_body">
      <style:paragraph-properties fo:text-align="center" style:justify-single-word="false"/>
      <style:text-properties fo:font-style="italic" officeooo:rsid="0398e85c" officeooo:paragraph-rsid="03dbc50c" style:font-style-asian="italic" style:font-style-complex="italic"/>
    </style:style>
    <style:style style:name="P356" style:family="paragraph" style:parent-style-name="Text_20_body">
      <style:paragraph-properties fo:text-align="center" style:justify-single-word="false"/>
      <style:text-properties fo:font-style="italic" officeooo:rsid="0398e85c" officeooo:paragraph-rsid="03e342b4" style:font-style-asian="italic" style:font-style-complex="italic"/>
    </style:style>
    <style:style style:name="P357" style:family="paragraph" style:parent-style-name="Text_20_body">
      <style:paragraph-properties fo:text-align="center" style:justify-single-word="false"/>
      <style:text-properties fo:font-style="italic" officeooo:rsid="0398e85c" officeooo:paragraph-rsid="03e5218a" style:font-style-asian="italic" style:font-style-complex="italic"/>
    </style:style>
    <style:style style:name="P358" style:family="paragraph" style:parent-style-name="Text_20_body">
      <style:paragraph-properties fo:text-align="center" style:justify-single-word="false"/>
      <style:text-properties fo:font-style="italic" officeooo:rsid="0398e85c" officeooo:paragraph-rsid="03e7cdbd" style:font-style-asian="italic" style:font-style-complex="italic"/>
    </style:style>
    <style:style style:name="P359" style:family="paragraph" style:parent-style-name="Text_20_body">
      <style:paragraph-properties fo:text-align="center" style:justify-single-word="false"/>
      <style:text-properties fo:font-style="italic" officeooo:rsid="0398e85c" officeooo:paragraph-rsid="03ef940e" style:font-style-asian="italic" style:font-style-complex="italic"/>
    </style:style>
    <style:style style:name="P360" style:family="paragraph" style:parent-style-name="Text_20_body">
      <style:paragraph-properties fo:text-align="center" style:justify-single-word="false"/>
      <style:text-properties fo:font-style="italic" officeooo:rsid="0398e85c" officeooo:paragraph-rsid="03f21508" style:font-style-asian="italic" style:font-style-complex="italic"/>
    </style:style>
    <style:style style:name="P361" style:family="paragraph" style:parent-style-name="Text_20_body">
      <style:paragraph-properties fo:text-align="center" style:justify-single-word="false"/>
      <style:text-properties fo:font-style="italic" officeooo:rsid="0398e85c" officeooo:paragraph-rsid="03f5d273" style:font-style-asian="italic" style:font-style-complex="italic"/>
    </style:style>
    <style:style style:name="P362" style:family="paragraph" style:parent-style-name="Text_20_body">
      <style:paragraph-properties fo:text-align="center" style:justify-single-word="false"/>
      <style:text-properties fo:font-style="italic" officeooo:rsid="0398e85c" officeooo:paragraph-rsid="040791fa" style:font-style-asian="italic" style:font-style-complex="italic"/>
    </style:style>
    <style:style style:name="P363" style:family="paragraph" style:parent-style-name="Text_20_body">
      <style:paragraph-properties fo:text-align="center" style:justify-single-word="false"/>
      <style:text-properties fo:font-style="italic" officeooo:rsid="0398e85c" officeooo:paragraph-rsid="040ab262" style:font-style-asian="italic" style:font-style-complex="italic"/>
    </style:style>
    <style:style style:name="P364" style:family="paragraph" style:parent-style-name="Text_20_body">
      <style:paragraph-properties fo:text-align="center" style:justify-single-word="false"/>
      <style:text-properties fo:font-style="italic" officeooo:rsid="0398e85c" officeooo:paragraph-rsid="041dd73c" style:font-style-asian="italic" style:font-style-complex="italic"/>
    </style:style>
    <style:style style:name="P365" style:family="paragraph" style:parent-style-name="Text_20_body">
      <style:paragraph-properties fo:text-align="center" style:justify-single-word="false"/>
      <style:text-properties fo:font-style="italic" officeooo:rsid="0398e85c" officeooo:paragraph-rsid="041f85d4" style:font-style-asian="italic" style:font-style-complex="italic"/>
    </style:style>
    <style:style style:name="P366" style:family="paragraph" style:parent-style-name="Text_20_body">
      <style:paragraph-properties fo:text-align="center" style:justify-single-word="false"/>
      <style:text-properties fo:font-style="italic" officeooo:rsid="0398e85c" officeooo:paragraph-rsid="0421857e" style:font-style-asian="italic" style:font-style-complex="italic"/>
    </style:style>
    <style:style style:name="P367" style:family="paragraph" style:parent-style-name="Text_20_body">
      <style:paragraph-properties fo:text-align="center" style:justify-single-word="false"/>
      <style:text-properties fo:font-style="italic" officeooo:rsid="0398e85c" officeooo:paragraph-rsid="04222afc" style:font-style-asian="italic" style:font-style-complex="italic"/>
    </style:style>
    <style:style style:name="P368" style:family="paragraph" style:parent-style-name="Text_20_body">
      <style:paragraph-properties fo:text-align="center" style:justify-single-word="false"/>
      <style:text-properties fo:font-style="italic" officeooo:rsid="0398e85c" officeooo:paragraph-rsid="04270ef2" style:font-style-asian="italic" style:font-style-complex="italic"/>
    </style:style>
    <style:style style:name="P369" style:family="paragraph" style:parent-style-name="Text_20_body">
      <style:paragraph-properties fo:text-align="center" style:justify-single-word="false"/>
      <style:text-properties fo:font-style="italic" officeooo:rsid="0398e85c" officeooo:paragraph-rsid="04290cf4" style:font-style-asian="italic" style:font-style-complex="italic"/>
    </style:style>
    <style:style style:name="P370" style:family="paragraph" style:parent-style-name="Text_20_body">
      <style:paragraph-properties fo:text-align="center" style:justify-single-word="false"/>
      <style:text-properties fo:font-style="italic" officeooo:paragraph-rsid="04132a95" style:font-style-asian="italic" style:font-style-complex="italic"/>
    </style:style>
    <style:style style:name="P371" style:family="paragraph" style:parent-style-name="Text_20_body">
      <style:paragraph-properties fo:text-align="center" style:justify-single-word="false"/>
      <style:text-properties fo:font-style="italic" officeooo:paragraph-rsid="0415f935" style:font-style-asian="italic" style:font-style-complex="italic"/>
    </style:style>
    <style:style style:name="P372" style:family="paragraph" style:parent-style-name="Text_20_body">
      <style:text-properties officeooo:rsid="03757704" officeooo:paragraph-rsid="03757704"/>
    </style:style>
    <style:style style:name="P373" style:family="paragraph" style:parent-style-name="Text_20_body">
      <style:paragraph-properties fo:text-align="justify" style:justify-single-word="false"/>
      <style:text-properties officeooo:rsid="03788cb7" officeooo:paragraph-rsid="03788cb7"/>
    </style:style>
    <style:style style:name="P374" style:family="paragraph" style:parent-style-name="Text_20_body">
      <style:paragraph-properties fo:text-align="justify" style:justify-single-word="false"/>
      <style:text-properties officeooo:rsid="0378ddf8" officeooo:paragraph-rsid="0378ddf8"/>
    </style:style>
    <style:style style:name="P375" style:family="paragraph" style:parent-style-name="Text_20_body" style:list-style-name="L21">
      <style:paragraph-properties fo:text-align="justify" style:justify-single-word="false"/>
      <style:text-properties officeooo:rsid="036c3856" officeooo:paragraph-rsid="0379a4f6"/>
    </style:style>
    <style:style style:name="P376" style:family="paragraph" style:parent-style-name="Text_20_body" style:list-style-name="L21">
      <style:paragraph-properties fo:text-align="justify" style:justify-single-word="false"/>
      <style:text-properties fo:font-style="normal" fo:font-weight="normal" officeooo:rsid="036c3856" officeooo:paragraph-rsid="037adee3" style:font-style-asian="normal" style:font-weight-asian="normal" style:font-style-complex="normal" style:font-weight-complex="normal"/>
    </style:style>
    <style:style style:name="P377" style:family="paragraph" style:parent-style-name="Text_20_body">
      <style:paragraph-properties fo:text-align="justify" style:justify-single-word="false"/>
      <style:text-properties fo:font-style="normal" fo:font-weight="normal" officeooo:rsid="037e9b50" officeooo:paragraph-rsid="037e9b50" style:font-style-asian="normal" style:font-weight-asian="normal" style:font-style-complex="normal" style:font-weight-complex="normal"/>
    </style:style>
    <style:style style:name="P378" style:family="paragraph" style:parent-style-name="Text_20_body">
      <style:text-properties fo:font-style="normal" officeooo:rsid="03a173e5" officeooo:paragraph-rsid="03a173e5" style:font-style-asian="normal" style:font-style-complex="normal"/>
    </style:style>
    <style:style style:name="P379" style:family="paragraph" style:parent-style-name="Text_20_body">
      <style:text-properties fo:font-style="normal" officeooo:rsid="03bc484d" officeooo:paragraph-rsid="03bc484d" style:font-style-asian="normal" style:font-style-complex="normal"/>
    </style:style>
    <style:style style:name="P380" style:family="paragraph" style:parent-style-name="Text_20_body">
      <style:text-properties fo:font-style="normal" officeooo:rsid="03bce787" officeooo:paragraph-rsid="03bce787" style:font-style-asian="normal" style:font-style-complex="normal"/>
    </style:style>
    <style:style style:name="P381" style:family="paragraph" style:parent-style-name="Text_20_body">
      <style:text-properties fo:font-style="normal" officeooo:rsid="03be691c" officeooo:paragraph-rsid="03bce787" style:font-style-asian="normal" style:font-style-complex="normal"/>
    </style:style>
    <style:style style:name="P382" style:family="paragraph" style:parent-style-name="Text_20_body">
      <style:paragraph-properties fo:text-align="justify" style:justify-single-word="false"/>
      <style:text-properties officeooo:rsid="0380f95b" officeooo:paragraph-rsid="0380f95b"/>
    </style:style>
    <style:style style:name="P383" style:family="paragraph" style:parent-style-name="Text_20_body">
      <style:paragraph-properties fo:text-align="justify" style:justify-single-word="false"/>
      <style:text-properties officeooo:rsid="0382258c" officeooo:paragraph-rsid="0382de2b"/>
    </style:style>
    <style:style style:name="P384" style:family="paragraph" style:parent-style-name="Text_20_body">
      <style:paragraph-properties fo:text-align="justify" style:justify-single-word="false"/>
      <style:text-properties officeooo:rsid="0382de2b" officeooo:paragraph-rsid="0382de2b"/>
    </style:style>
    <style:style style:name="P385" style:family="paragraph" style:parent-style-name="Text_20_body">
      <style:paragraph-properties fo:text-align="justify" style:justify-single-word="false"/>
      <style:text-properties officeooo:rsid="0385756c" officeooo:paragraph-rsid="038343eb"/>
    </style:style>
    <style:style style:name="P386" style:family="paragraph" style:parent-style-name="Text_20_body">
      <style:paragraph-properties fo:text-align="justify" style:justify-single-word="false"/>
      <style:text-properties officeooo:rsid="0383c4fd" officeooo:paragraph-rsid="0383c4fd"/>
    </style:style>
    <style:style style:name="P387" style:family="paragraph" style:parent-style-name="Text_20_body">
      <style:paragraph-properties fo:text-align="justify" style:justify-single-word="false"/>
      <style:text-properties officeooo:rsid="0385e783" officeooo:paragraph-rsid="038a6d03"/>
    </style:style>
    <style:style style:name="P388" style:family="paragraph" style:parent-style-name="Text_20_body">
      <style:paragraph-properties fo:text-align="justify" style:justify-single-word="false"/>
      <style:text-properties officeooo:rsid="038bb08e" officeooo:paragraph-rsid="038a6d03"/>
    </style:style>
    <style:style style:name="P389" style:family="paragraph" style:parent-style-name="Text_20_body">
      <style:paragraph-properties fo:text-align="justify" style:justify-single-word="false"/>
      <style:text-properties officeooo:rsid="03928343" officeooo:paragraph-rsid="03928343"/>
    </style:style>
    <style:style style:name="P390" style:family="paragraph" style:parent-style-name="Text_20_body">
      <style:paragraph-properties fo:text-align="justify" style:justify-single-word="false"/>
      <style:text-properties officeooo:rsid="039425f2" officeooo:paragraph-rsid="039425f2"/>
    </style:style>
    <style:style style:name="P391" style:family="paragraph" style:parent-style-name="Text_20_body">
      <style:paragraph-properties fo:text-align="justify" style:justify-single-word="false"/>
      <style:text-properties officeooo:rsid="0395c3a6" officeooo:paragraph-rsid="0395c3a6"/>
    </style:style>
    <style:style style:name="P392" style:family="paragraph" style:parent-style-name="Text_20_body">
      <style:paragraph-properties fo:text-align="justify" style:justify-single-word="false"/>
      <style:text-properties officeooo:rsid="03973e1c" officeooo:paragraph-rsid="03973e1c"/>
    </style:style>
    <style:style style:name="P393" style:family="paragraph" style:parent-style-name="Text_20_body">
      <style:paragraph-properties fo:text-align="justify" style:justify-single-word="false"/>
      <style:text-properties officeooo:rsid="03976d3f" officeooo:paragraph-rsid="03976d3f"/>
    </style:style>
    <style:style style:name="P394" style:family="paragraph" style:parent-style-name="Text_20_body">
      <style:text-properties officeooo:rsid="039a1bb1" officeooo:paragraph-rsid="039a1bb1"/>
    </style:style>
    <style:style style:name="P395" style:family="paragraph" style:parent-style-name="Text_20_body">
      <style:text-properties officeooo:rsid="039f8033" officeooo:paragraph-rsid="039f8033"/>
    </style:style>
    <style:style style:name="P396" style:family="paragraph" style:parent-style-name="Text_20_body">
      <style:text-properties officeooo:rsid="0398e85c"/>
    </style:style>
    <style:style style:name="P397" style:family="paragraph" style:parent-style-name="Text_20_body">
      <style:text-properties officeooo:rsid="0398e85c" officeooo:paragraph-rsid="0398e85c"/>
    </style:style>
    <style:style style:name="P398" style:family="paragraph" style:parent-style-name="Text_20_body">
      <style:text-properties officeooo:rsid="0398e85c" officeooo:paragraph-rsid="03dbc50c"/>
    </style:style>
    <style:style style:name="P399" style:family="paragraph" style:parent-style-name="Text_20_body">
      <style:paragraph-properties fo:text-align="center" style:justify-single-word="false"/>
      <style:text-properties officeooo:rsid="0398e85c" officeooo:paragraph-rsid="04290cf4"/>
    </style:style>
    <style:style style:name="P400" style:family="paragraph" style:parent-style-name="Text_20_body">
      <style:paragraph-properties fo:text-align="center" style:justify-single-word="false"/>
      <style:text-properties officeooo:rsid="0398e85c" officeooo:paragraph-rsid="042a71f2"/>
    </style:style>
    <style:style style:name="P401" style:family="paragraph" style:parent-style-name="Text_20_body">
      <style:text-properties officeooo:rsid="0398e85c" officeooo:paragraph-rsid="03dd8524"/>
    </style:style>
    <style:style style:name="P402" style:family="paragraph" style:parent-style-name="Text_20_body">
      <style:text-properties officeooo:rsid="0398e85c" officeooo:paragraph-rsid="03dfa787"/>
    </style:style>
    <style:style style:name="P403" style:family="paragraph" style:parent-style-name="Text_20_body">
      <style:text-properties officeooo:rsid="0398e85c" officeooo:paragraph-rsid="03e10e79"/>
    </style:style>
    <style:style style:name="P404" style:family="paragraph" style:parent-style-name="Text_20_body">
      <style:text-properties officeooo:rsid="0398e85c" officeooo:paragraph-rsid="03e342b4"/>
    </style:style>
    <style:style style:name="P405" style:family="paragraph" style:parent-style-name="Text_20_body">
      <style:text-properties officeooo:rsid="0398e85c" officeooo:paragraph-rsid="03e5218a"/>
    </style:style>
    <style:style style:name="P406" style:family="paragraph" style:parent-style-name="Text_20_body">
      <style:text-properties officeooo:rsid="0398e85c" officeooo:paragraph-rsid="03e6968d"/>
    </style:style>
    <style:style style:name="P407" style:family="paragraph" style:parent-style-name="Text_20_body">
      <style:text-properties officeooo:rsid="0398e85c" officeooo:paragraph-rsid="03e7cdbd"/>
    </style:style>
    <style:style style:name="P408" style:family="paragraph" style:parent-style-name="Text_20_body">
      <style:text-properties officeooo:rsid="0398e85c" officeooo:paragraph-rsid="03ea1c64"/>
    </style:style>
    <style:style style:name="P409" style:family="paragraph" style:parent-style-name="Text_20_body">
      <style:text-properties officeooo:rsid="0398e85c" officeooo:paragraph-rsid="03eb8a3c"/>
    </style:style>
    <style:style style:name="P410" style:family="paragraph" style:parent-style-name="Text_20_body">
      <style:text-properties officeooo:rsid="0398e85c" officeooo:paragraph-rsid="03ee9865"/>
    </style:style>
    <style:style style:name="P411" style:family="paragraph" style:parent-style-name="Text_20_body">
      <style:text-properties officeooo:rsid="0398e85c" officeooo:paragraph-rsid="03f21508"/>
    </style:style>
    <style:style style:name="P412" style:family="paragraph" style:parent-style-name="Text_20_body">
      <style:text-properties officeooo:rsid="0398e85c" officeooo:paragraph-rsid="03f49e73"/>
    </style:style>
    <style:style style:name="P413" style:family="paragraph" style:parent-style-name="Text_20_body">
      <style:text-properties officeooo:rsid="0398e85c" officeooo:paragraph-rsid="03f5d273"/>
    </style:style>
    <style:style style:name="P414" style:family="paragraph" style:parent-style-name="Text_20_body">
      <style:text-properties officeooo:rsid="0398e85c" officeooo:paragraph-rsid="03f8e1b6"/>
    </style:style>
    <style:style style:name="P415" style:family="paragraph" style:parent-style-name="Text_20_body">
      <style:text-properties officeooo:rsid="0398e85c" officeooo:paragraph-rsid="03fa0cf0"/>
    </style:style>
    <style:style style:name="P416" style:family="paragraph" style:parent-style-name="Text_20_body">
      <style:text-properties officeooo:rsid="0398e85c" officeooo:paragraph-rsid="03fb23cc"/>
    </style:style>
    <style:style style:name="P417" style:family="paragraph" style:parent-style-name="Text_20_body">
      <style:text-properties officeooo:rsid="0398e85c" officeooo:paragraph-rsid="03feb5d1"/>
    </style:style>
    <style:style style:name="P418" style:family="paragraph" style:parent-style-name="Text_20_body">
      <style:text-properties officeooo:rsid="0398e85c" officeooo:paragraph-rsid="03ffd2f3"/>
    </style:style>
    <style:style style:name="P419" style:family="paragraph" style:parent-style-name="Text_20_body">
      <style:text-properties officeooo:rsid="0398e85c" officeooo:paragraph-rsid="040218b9"/>
    </style:style>
    <style:style style:name="P420" style:family="paragraph" style:parent-style-name="Text_20_body">
      <style:text-properties officeooo:rsid="0398e85c" officeooo:paragraph-rsid="0402d53a"/>
    </style:style>
    <style:style style:name="P421" style:family="paragraph" style:parent-style-name="Text_20_body">
      <style:text-properties officeooo:rsid="0398e85c" officeooo:paragraph-rsid="04045dbb"/>
    </style:style>
    <style:style style:name="P422" style:family="paragraph" style:parent-style-name="Text_20_body">
      <style:text-properties officeooo:rsid="0398e85c" officeooo:paragraph-rsid="040791fa"/>
    </style:style>
    <style:style style:name="P423" style:family="paragraph" style:parent-style-name="Text_20_body">
      <style:text-properties officeooo:rsid="0398e85c" officeooo:paragraph-rsid="0407a701"/>
    </style:style>
    <style:style style:name="P424" style:family="paragraph" style:parent-style-name="Text_20_body">
      <style:text-properties officeooo:rsid="0398e85c" officeooo:paragraph-rsid="0408c904"/>
    </style:style>
    <style:style style:name="P425" style:family="paragraph" style:parent-style-name="Text_20_body">
      <style:text-properties officeooo:rsid="0398e85c" officeooo:paragraph-rsid="040ab262"/>
    </style:style>
    <style:style style:name="P426" style:family="paragraph" style:parent-style-name="Text_20_body">
      <style:text-properties officeooo:rsid="0398e85c" officeooo:paragraph-rsid="040d9271"/>
    </style:style>
    <style:style style:name="P427" style:family="paragraph" style:parent-style-name="Text_20_body">
      <style:text-properties officeooo:rsid="0398e85c" officeooo:paragraph-rsid="040f7868"/>
    </style:style>
    <style:style style:name="P428" style:family="paragraph" style:parent-style-name="Text_20_body">
      <style:text-properties officeooo:rsid="0398e85c" officeooo:paragraph-rsid="041c99ea"/>
    </style:style>
    <style:style style:name="P429" style:family="paragraph" style:parent-style-name="Text_20_body">
      <style:text-properties officeooo:rsid="0398e85c" officeooo:paragraph-rsid="041dd73c"/>
    </style:style>
    <style:style style:name="P430" style:family="paragraph" style:parent-style-name="Text_20_body">
      <style:text-properties officeooo:rsid="0398e85c" officeooo:paragraph-rsid="04227c6a"/>
    </style:style>
    <style:style style:name="P431" style:family="paragraph" style:parent-style-name="Text_20_body">
      <style:text-properties officeooo:rsid="0398e85c" officeooo:paragraph-rsid="04290cf4"/>
    </style:style>
    <style:style style:name="P432" style:family="paragraph" style:parent-style-name="Text_20_body">
      <style:paragraph-properties fo:text-align="justify" style:justify-single-word="false"/>
      <style:text-properties officeooo:rsid="0398e85c" officeooo:paragraph-rsid="042a71f2"/>
    </style:style>
    <style:style style:name="P433" style:family="paragraph" style:parent-style-name="Text_20_body">
      <style:text-properties officeooo:rsid="0398e85c" officeooo:paragraph-rsid="042c3c38"/>
    </style:style>
    <style:style style:name="P434" style:family="paragraph" style:parent-style-name="Text_20_body">
      <style:text-properties officeooo:rsid="0398e85c" officeooo:paragraph-rsid="042f08f9"/>
    </style:style>
    <style:style style:name="P435" style:family="paragraph" style:parent-style-name="Text_20_body">
      <style:text-properties officeooo:rsid="0398e85c" officeooo:paragraph-rsid="043211f3"/>
    </style:style>
    <style:style style:name="P436" style:family="paragraph" style:parent-style-name="Text_20_body">
      <style:text-properties officeooo:rsid="0398e85c" officeooo:paragraph-rsid="04329ca1"/>
    </style:style>
    <style:style style:name="P437" style:family="paragraph" style:parent-style-name="Text_20_body">
      <style:text-properties officeooo:rsid="0398e85c" officeooo:paragraph-rsid="04348348"/>
    </style:style>
    <style:style style:name="P438" style:family="paragraph" style:parent-style-name="Text_20_body" style:list-style-name="L22">
      <style:text-properties officeooo:rsid="0398e85c" officeooo:paragraph-rsid="04348348"/>
    </style:style>
    <style:style style:name="P439" style:family="paragraph" style:parent-style-name="Text_20_body" style:list-style-name="L22">
      <style:text-properties officeooo:rsid="0398e85c" officeooo:paragraph-rsid="043502bc"/>
    </style:style>
    <style:style style:name="P440" style:family="paragraph" style:parent-style-name="Text_20_body" style:list-style-name="L22">
      <style:text-properties officeooo:rsid="0398e85c" officeooo:paragraph-rsid="04369f69"/>
    </style:style>
    <style:style style:name="P441" style:family="paragraph" style:parent-style-name="Text_20_body">
      <style:text-properties officeooo:rsid="0398e85c" officeooo:paragraph-rsid="04369f69"/>
    </style:style>
    <style:style style:name="P442" style:family="paragraph" style:parent-style-name="Text_20_body">
      <style:text-properties officeooo:rsid="0398e85c" officeooo:paragraph-rsid="043c32ea"/>
    </style:style>
    <style:style style:name="P443" style:family="paragraph" style:parent-style-name="Text_20_body">
      <style:text-properties officeooo:rsid="03ad06ec" officeooo:paragraph-rsid="03ad06ec"/>
    </style:style>
    <style:style style:name="P444" style:family="paragraph" style:parent-style-name="Text_20_body">
      <style:text-properties officeooo:rsid="03b0631e" officeooo:paragraph-rsid="03b0631e"/>
    </style:style>
    <style:style style:name="P445" style:family="paragraph" style:parent-style-name="Text_20_body">
      <style:text-properties officeooo:rsid="03b5f7f8" officeooo:paragraph-rsid="03b34bfe"/>
    </style:style>
    <style:style style:name="P446" style:family="paragraph" style:parent-style-name="Text_20_body">
      <style:text-properties officeooo:rsid="03b653de" officeooo:paragraph-rsid="03b653de"/>
    </style:style>
    <style:style style:name="P447" style:family="paragraph" style:parent-style-name="Text_20_body">
      <style:text-properties officeooo:rsid="03b914a6" officeooo:paragraph-rsid="03b653de"/>
    </style:style>
    <style:style style:name="P448" style:family="paragraph" style:parent-style-name="Text_20_body">
      <style:text-properties officeooo:rsid="03b914a6" officeooo:paragraph-rsid="03b914a6"/>
    </style:style>
    <style:style style:name="P449" style:family="paragraph" style:parent-style-name="Text_20_body">
      <style:text-properties officeooo:rsid="03ba3e21" officeooo:paragraph-rsid="03ba3e21"/>
    </style:style>
    <style:style style:name="P450" style:family="paragraph" style:parent-style-name="Text_20_body">
      <style:text-properties officeooo:rsid="03c42692" officeooo:paragraph-rsid="03c42692"/>
    </style:style>
    <style:style style:name="P451" style:family="paragraph" style:parent-style-name="Text_20_body">
      <style:text-properties officeooo:rsid="03c59a9f" officeooo:paragraph-rsid="03c59a9f"/>
    </style:style>
    <style:style style:name="P452" style:family="paragraph" style:parent-style-name="Text_20_body">
      <style:text-properties officeooo:rsid="03c64bb6" officeooo:paragraph-rsid="03c64bb6"/>
    </style:style>
    <style:style style:name="P453" style:family="paragraph" style:parent-style-name="Text_20_body">
      <style:text-properties officeooo:rsid="03c7c932" officeooo:paragraph-rsid="03c7c932"/>
    </style:style>
    <style:style style:name="P454" style:family="paragraph" style:parent-style-name="Text_20_body">
      <style:text-properties officeooo:rsid="03c83725" officeooo:paragraph-rsid="03c83725"/>
    </style:style>
    <style:style style:name="P455" style:family="paragraph" style:parent-style-name="Text_20_body">
      <style:text-properties officeooo:rsid="03ceea5c" officeooo:paragraph-rsid="03ceea5c"/>
    </style:style>
    <style:style style:name="P456" style:family="paragraph" style:parent-style-name="Text_20_body">
      <style:text-properties officeooo:rsid="03d4fbe5" officeooo:paragraph-rsid="03d4fbe5"/>
    </style:style>
    <style:style style:name="P457" style:family="paragraph" style:parent-style-name="Text_20_body">
      <style:text-properties officeooo:rsid="03d64110"/>
    </style:style>
    <style:style style:name="P458" style:family="paragraph" style:parent-style-name="Text_20_body">
      <style:text-properties officeooo:rsid="03d64110" officeooo:paragraph-rsid="03d98ff4"/>
    </style:style>
    <style:style style:name="P459" style:family="paragraph" style:parent-style-name="Text_20_body">
      <style:text-properties officeooo:rsid="03d64110" officeooo:paragraph-rsid="03da0234"/>
    </style:style>
    <style:style style:name="P460" style:family="paragraph" style:parent-style-name="Text_20_body">
      <style:text-properties officeooo:rsid="03d64110" officeooo:paragraph-rsid="03db216e"/>
    </style:style>
    <style:style style:name="P461" style:family="paragraph" style:parent-style-name="Text_20_body">
      <style:text-properties officeooo:rsid="03d64110" officeooo:paragraph-rsid="03dbc50c"/>
    </style:style>
    <style:style style:name="P462" style:family="paragraph" style:parent-style-name="Text_20_body">
      <style:text-properties officeooo:paragraph-rsid="0415f935"/>
    </style:style>
    <style:style style:name="P463" style:family="paragraph" style:parent-style-name="Text_20_body">
      <style:text-properties officeooo:paragraph-rsid="04193d44"/>
    </style:style>
    <style:style style:name="P464" style:family="paragraph" style:parent-style-name="Text_20_body">
      <style:text-properties officeooo:paragraph-rsid="041a6e02"/>
    </style:style>
    <style:style style:name="P465" style:family="paragraph" style:parent-style-name="Text_20_body" style:list-style-name="L23">
      <style:text-properties officeooo:paragraph-rsid="043c32ea"/>
    </style:style>
    <style:style style:name="P466" style:family="paragraph" style:parent-style-name="Text_20_body" style:list-style-name="L23">
      <style:text-properties officeooo:paragraph-rsid="043dda79"/>
    </style:style>
    <style:style style:name="P467" style:family="paragraph" style:parent-style-name="Text_20_body" style:list-style-name="L23">
      <style:text-properties officeooo:paragraph-rsid="043e8936"/>
    </style:style>
    <style:style style:name="P468" style:family="paragraph" style:parent-style-name="Text_20_body">
      <style:text-properties officeooo:paragraph-rsid="04407ad8"/>
    </style:style>
    <style:style style:name="P469" style:family="paragraph" style:parent-style-name="Heading_20_1" style:master-page-name="Standard">
      <style:paragraph-properties style:page-number="auto"/>
      <style:text-properties officeooo:rsid="0253de4f" officeooo:paragraph-rsid="0253de4f"/>
    </style:style>
    <style:style style:name="P470" style:family="paragraph" style:parent-style-name="Heading_20_2">
      <style:text-properties officeooo:rsid="025cac41" officeooo:paragraph-rsid="025cac41"/>
    </style:style>
    <style:style style:name="P471" style:family="paragraph" style:parent-style-name="Heading_20_2">
      <style:text-properties officeooo:rsid="0274bedc" officeooo:paragraph-rsid="0274bedc"/>
    </style:style>
    <style:style style:name="P472" style:family="paragraph" style:parent-style-name="Heading_20_2">
      <style:text-properties officeooo:rsid="02b28cac"/>
    </style:style>
    <style:style style:name="P473" style:family="paragraph" style:parent-style-name="Heading_20_2">
      <style:text-properties officeooo:rsid="02c48574"/>
    </style:style>
    <style:style style:name="P474" style:family="paragraph" style:parent-style-name="Heading_20_2">
      <style:text-properties officeooo:rsid="02cd0964"/>
    </style:style>
    <style:style style:name="P475" style:family="paragraph" style:parent-style-name="Heading_20_2">
      <style:text-properties officeooo:rsid="02cf6e6d" officeooo:paragraph-rsid="02cf6e6d"/>
    </style:style>
    <style:style style:name="P476" style:family="paragraph" style:parent-style-name="Heading_20_2">
      <style:text-properties officeooo:paragraph-rsid="02d42823"/>
    </style:style>
    <style:style style:name="P477" style:family="paragraph" style:parent-style-name="Heading_20_2">
      <style:text-properties officeooo:rsid="02e59f9e"/>
    </style:style>
    <style:style style:name="P478" style:family="paragraph" style:parent-style-name="Heading_20_2">
      <style:text-properties officeooo:rsid="0334f43a"/>
    </style:style>
    <style:style style:name="P479" style:family="paragraph" style:parent-style-name="Heading_20_2">
      <style:text-properties officeooo:rsid="036c3856"/>
    </style:style>
    <style:style style:name="P480" style:family="paragraph" style:parent-style-name="Heading_20_2">
      <style:text-properties officeooo:rsid="03d64110"/>
    </style:style>
    <style:style style:name="P481" style:family="paragraph" style:parent-style-name="Heading_20_3">
      <style:text-properties officeooo:rsid="0319567c"/>
    </style:style>
    <style:style style:name="P482" style:family="paragraph" style:parent-style-name="Heading_20_3">
      <style:text-properties officeooo:rsid="03284598"/>
    </style:style>
    <style:style style:name="P483" style:family="paragraph" style:parent-style-name="Heading_20_3">
      <style:text-properties officeooo:rsid="03338bac"/>
    </style:style>
    <style:style style:name="P484" style:family="paragraph" style:parent-style-name="Heading_20_3">
      <style:text-properties officeooo:rsid="03707c24"/>
    </style:style>
    <style:style style:name="P485" style:family="paragraph" style:parent-style-name="Heading_20_3">
      <style:text-properties officeooo:rsid="0398e85c"/>
    </style:style>
    <style:style style:name="P486"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fo:font-weight="bold" officeooo:rsid="02c5ad9d" style:font-weight-asian="bold" style:font-weight-complex="bold"/>
    </style:style>
    <style:style style:name="T40" style:family="text">
      <style:text-properties fo:font-weight="bold" officeooo:rsid="02c48574" style:font-weight-asian="bold" style:font-weight-complex="bold"/>
    </style:style>
    <style:style style:name="T41" style:family="text">
      <style:text-properties fo:font-weight="bold" officeooo:rsid="02c5f8dd" style:font-weight-asian="bold" style:font-weight-complex="bold"/>
    </style:style>
    <style:style style:name="T42" style:family="text">
      <style:text-properties fo:font-weight="bold" officeooo:rsid="03230fda" style:font-weight-asian="bold" style:font-weight-complex="bold"/>
    </style:style>
    <style:style style:name="T43" style:family="text">
      <style:text-properties fo:font-weight="bold" officeooo:rsid="032de230" style:font-weight-asian="bold" style:font-weight-complex="bold"/>
    </style:style>
    <style:style style:name="T44" style:family="text">
      <style:text-properties fo:font-weight="bold" officeooo:rsid="03329734" style:font-weight-asian="bold" style:font-weight-complex="bold"/>
    </style:style>
    <style:style style:name="T45" style:family="text">
      <style:text-properties fo:font-weight="bold" officeooo:rsid="03390c57" style:font-weight-asian="bold" style:font-weight-complex="bold"/>
    </style:style>
    <style:style style:name="T46" style:family="text">
      <style:text-properties fo:font-weight="bold" officeooo:rsid="03410a9f" style:font-weight-asian="bold" style:font-weight-complex="bold"/>
    </style:style>
    <style:style style:name="T47" style:family="text">
      <style:text-properties fo:font-weight="bold" officeooo:rsid="0347e09c" style:font-weight-asian="bold" style:font-weight-complex="bold"/>
    </style:style>
    <style:style style:name="T48" style:family="text">
      <style:text-properties fo:font-weight="bold" officeooo:rsid="034f7b9d" style:font-weight-asian="bold" style:font-weight-complex="bold"/>
    </style:style>
    <style:style style:name="T49" style:family="text">
      <style:text-properties fo:font-weight="bold" officeooo:rsid="0350e337" style:font-weight-asian="bold" style:font-weight-complex="bold"/>
    </style:style>
    <style:style style:name="T50" style:family="text">
      <style:text-properties fo:font-weight="bold" officeooo:rsid="0379a4f6" style:font-weight-asian="bold" style:font-weight-complex="bold"/>
    </style:style>
    <style:style style:name="T51" style:family="text">
      <style:text-properties officeooo:rsid="02867709"/>
    </style:style>
    <style:style style:name="T52" style:family="text">
      <style:text-properties officeooo:rsid="0288612c"/>
    </style:style>
    <style:style style:name="T53" style:family="text">
      <style:text-properties officeooo:rsid="028a8ae5"/>
    </style:style>
    <style:style style:name="T54" style:family="text">
      <style:text-properties officeooo:rsid="028c0a0c"/>
    </style:style>
    <style:style style:name="T55" style:family="text">
      <style:text-properties officeooo:rsid="028c406c"/>
    </style:style>
    <style:style style:name="T56" style:family="text">
      <style:text-properties officeooo:rsid="028d99ef"/>
    </style:style>
    <style:style style:name="T57" style:family="text">
      <style:text-properties officeooo:rsid="028f1840"/>
    </style:style>
    <style:style style:name="T58" style:family="text">
      <style:text-properties officeooo:rsid="028fced9"/>
    </style:style>
    <style:style style:name="T59" style:family="text">
      <style:text-properties officeooo:rsid="02917a1b"/>
    </style:style>
    <style:style style:name="T60" style:family="text">
      <style:text-properties officeooo:rsid="0296e711"/>
    </style:style>
    <style:style style:name="T61" style:family="text">
      <style:text-properties officeooo:rsid="029aa17b"/>
    </style:style>
    <style:style style:name="T62" style:family="text">
      <style:text-properties officeooo:rsid="029bd30d"/>
    </style:style>
    <style:style style:name="T63" style:family="text">
      <style:text-properties officeooo:rsid="029bf49c"/>
    </style:style>
    <style:style style:name="T64" style:family="text">
      <style:text-properties officeooo:rsid="029f6122"/>
    </style:style>
    <style:style style:name="T65" style:family="text">
      <style:text-properties officeooo:rsid="02a14c41"/>
    </style:style>
    <style:style style:name="T66" style:family="text">
      <style:text-properties officeooo:rsid="02a5ac82"/>
    </style:style>
    <style:style style:name="T67" style:family="text">
      <style:text-properties officeooo:rsid="02a676b7"/>
    </style:style>
    <style:style style:name="T68" style:family="text">
      <style:text-properties officeooo:rsid="02a69535"/>
    </style:style>
    <style:style style:name="T69" style:family="text">
      <style:text-properties officeooo:rsid="02a74d39"/>
    </style:style>
    <style:style style:name="T70" style:family="text">
      <style:text-properties officeooo:rsid="02a971b6"/>
    </style:style>
    <style:style style:name="T71" style:family="text">
      <style:text-properties officeooo:rsid="02aa218f"/>
    </style:style>
    <style:style style:name="T72" style:family="text">
      <style:text-properties officeooo:rsid="02ab4475"/>
    </style:style>
    <style:style style:name="T73" style:family="text">
      <style:text-properties officeooo:rsid="02ad12cc"/>
    </style:style>
    <style:style style:name="T74" style:family="text">
      <style:text-properties officeooo:rsid="02ae58e1"/>
    </style:style>
    <style:style style:name="T75" style:family="text">
      <style:text-properties officeooo:rsid="02b05c66"/>
    </style:style>
    <style:style style:name="T76" style:family="text">
      <style:text-properties officeooo:rsid="02b2b124"/>
    </style:style>
    <style:style style:name="T77" style:family="text">
      <style:text-properties officeooo:rsid="02b53717"/>
    </style:style>
    <style:style style:name="T78" style:family="text">
      <style:text-properties officeooo:rsid="02b5f588"/>
    </style:style>
    <style:style style:name="T79" style:family="text">
      <style:text-properties officeooo:rsid="02b6e88a"/>
    </style:style>
    <style:style style:name="T80" style:family="text">
      <style:text-properties officeooo:rsid="02b79de4"/>
    </style:style>
    <style:style style:name="T81" style:family="text">
      <style:text-properties officeooo:rsid="02babd63"/>
    </style:style>
    <style:style style:name="T82" style:family="text">
      <style:text-properties officeooo:rsid="02bc8bd2"/>
    </style:style>
    <style:style style:name="T83" style:family="text">
      <style:text-properties officeooo:rsid="02bd801c"/>
    </style:style>
    <style:style style:name="T84" style:family="text">
      <style:text-properties officeooo:rsid="02be050c"/>
    </style:style>
    <style:style style:name="T85" style:family="text">
      <style:text-properties officeooo:rsid="02be404b"/>
    </style:style>
    <style:style style:name="T86" style:family="text">
      <style:text-properties officeooo:rsid="02bf5fe3"/>
    </style:style>
    <style:style style:name="T87" style:family="text">
      <style:text-properties officeooo:rsid="02c1e638"/>
    </style:style>
    <style:style style:name="T88" style:family="text">
      <style:text-properties officeooo:rsid="02c1fb61"/>
    </style:style>
    <style:style style:name="T89" style:family="text">
      <style:text-properties officeooo:rsid="02c3b355"/>
    </style:style>
    <style:style style:name="T90" style:family="text">
      <style:text-properties officeooo:rsid="02c48574"/>
    </style:style>
    <style:style style:name="T91" style:family="text">
      <style:text-properties officeooo:rsid="02c4b152"/>
    </style:style>
    <style:style style:name="T92" style:family="text">
      <style:text-properties officeooo:rsid="02c5ad9d"/>
    </style:style>
    <style:style style:name="T93" style:family="text">
      <style:text-properties officeooo:rsid="02c5f8dd"/>
    </style:style>
    <style:style style:name="T94" style:family="text">
      <style:text-properties fo:font-weight="normal" officeooo:rsid="02c5ad9d" style:font-weight-asian="normal" style:font-weight-complex="normal"/>
    </style:style>
    <style:style style:name="T95" style:family="text">
      <style:text-properties fo:font-weight="normal" officeooo:rsid="0379a4f6" style:font-weight-asian="normal" style:font-weight-complex="normal"/>
    </style:style>
    <style:style style:name="T96" style:family="text">
      <style:text-properties officeooo:rsid="02c61671"/>
    </style:style>
    <style:style style:name="T97" style:family="text">
      <style:text-properties fo:font-style="italic" officeooo:rsid="02c61671" style:font-style-asian="italic" style:font-style-complex="italic"/>
    </style:style>
    <style:style style:name="T98" style:family="text">
      <style:text-properties fo:font-style="italic" officeooo:rsid="02f300f7" style:font-style-asian="italic" style:font-style-complex="italic"/>
    </style:style>
    <style:style style:name="T99" style:family="text">
      <style:text-properties fo:font-style="italic" officeooo:rsid="02f204cf" style:font-style-asian="italic" style:font-style-complex="italic"/>
    </style:style>
    <style:style style:name="T100" style:family="text">
      <style:text-properties fo:font-style="italic" officeooo:rsid="02fd90d8" style:font-style-asian="italic" style:font-style-complex="italic"/>
    </style:style>
    <style:style style:name="T101" style:family="text">
      <style:text-properties fo:font-style="italic" officeooo:rsid="03024697" style:font-style-asian="italic" style:font-style-complex="italic"/>
    </style:style>
    <style:style style:name="T102" style:family="text">
      <style:text-properties fo:font-style="italic" officeooo:rsid="031727ee" style:font-style-asian="italic" style:font-style-complex="italic"/>
    </style:style>
    <style:style style:name="T103" style:family="text">
      <style:text-properties fo:font-style="italic" officeooo:rsid="0319567c" style:font-style-asian="italic" style:font-style-complex="italic"/>
    </style:style>
    <style:style style:name="T104" style:family="text">
      <style:text-properties fo:font-style="italic" officeooo:rsid="031a8853" style:font-style-asian="italic" style:font-style-complex="italic"/>
    </style:style>
    <style:style style:name="T105" style:family="text">
      <style:text-properties fo:font-style="italic" officeooo:rsid="032117d2" style:font-style-asian="italic" style:font-style-complex="italic"/>
    </style:style>
    <style:style style:name="T106" style:family="text">
      <style:text-properties fo:font-style="italic" officeooo:rsid="032326de" style:font-style-asian="italic" style:font-style-complex="italic"/>
    </style:style>
    <style:style style:name="T107" style:family="text">
      <style:text-properties fo:font-style="italic" officeooo:rsid="03246b64" style:font-style-asian="italic" style:font-style-complex="italic"/>
    </style:style>
    <style:style style:name="T108" style:family="text">
      <style:text-properties fo:font-style="italic" officeooo:rsid="032d2fa6" style:font-style-asian="italic" style:font-style-complex="italic"/>
    </style:style>
    <style:style style:name="T109" style:family="text">
      <style:text-properties fo:font-style="italic" officeooo:rsid="033c63d2" style:font-style-asian="italic" style:font-style-complex="italic"/>
    </style:style>
    <style:style style:name="T110" style:family="text">
      <style:text-properties fo:font-style="italic" officeooo:rsid="0359e6cc" style:font-style-asian="italic" style:font-style-complex="italic"/>
    </style:style>
    <style:style style:name="T111" style:family="text">
      <style:text-properties fo:font-style="italic" officeooo:rsid="03623ba6" style:font-style-asian="italic" style:font-style-complex="italic"/>
    </style:style>
    <style:style style:name="T112" style:family="text">
      <style:text-properties fo:font-style="italic" officeooo:rsid="0379a4f6" style:font-style-asian="italic" style:font-style-complex="italic"/>
    </style:style>
    <style:style style:name="T113" style:family="text">
      <style:text-properties fo:font-style="italic" officeooo:rsid="03832f50" style:font-style-asian="italic" style:font-style-complex="italic"/>
    </style:style>
    <style:style style:name="T114" style:family="text">
      <style:text-properties fo:font-style="italic" officeooo:rsid="0383c4fd" style:font-style-asian="italic" style:font-style-complex="italic"/>
    </style:style>
    <style:style style:name="T115" style:family="text">
      <style:text-properties fo:font-style="italic" officeooo:rsid="0385e783" style:font-style-asian="italic" style:font-style-complex="italic"/>
    </style:style>
    <style:style style:name="T116" style:family="text">
      <style:text-properties fo:font-style="italic" officeooo:rsid="038a6d03" style:font-style-asian="italic" style:font-style-complex="italic"/>
    </style:style>
    <style:style style:name="T117" style:family="text">
      <style:text-properties fo:font-style="italic" officeooo:rsid="039e1f37" style:font-style-asian="italic" style:font-style-complex="italic"/>
    </style:style>
    <style:style style:name="T118" style:family="text">
      <style:text-properties fo:font-style="italic" officeooo:rsid="03ba6e97" style:font-style-asian="italic" style:font-style-complex="italic"/>
    </style:style>
    <style:style style:name="T119" style:family="text">
      <style:text-properties fo:font-style="italic" officeooo:rsid="03c18685" style:font-style-asian="italic" style:font-style-complex="italic"/>
    </style:style>
    <style:style style:name="T120" style:family="text">
      <style:text-properties fo:font-style="italic" officeooo:rsid="03a5570d" style:font-style-asian="italic" style:font-style-complex="italic"/>
    </style:style>
    <style:style style:name="T121" style:family="text">
      <style:text-properties fo:font-style="italic" officeooo:rsid="03db216e" style:font-style-asian="italic" style:font-style-complex="italic"/>
    </style:style>
    <style:style style:name="T122" style:family="text">
      <style:text-properties fo:font-style="italic" officeooo:rsid="03dbc50c" style:font-style-asian="italic" style:font-style-complex="italic"/>
    </style:style>
    <style:style style:name="T123" style:family="text">
      <style:text-properties fo:font-style="italic" officeooo:rsid="03dfa787" style:font-style-asian="italic" style:font-style-complex="italic"/>
    </style:style>
    <style:style style:name="T124" style:family="text">
      <style:text-properties fo:font-style="italic" officeooo:rsid="03e7cdbd" style:font-style-asian="italic" style:font-style-complex="italic"/>
    </style:style>
    <style:style style:name="T125" style:family="text">
      <style:text-properties fo:font-style="italic" officeooo:rsid="03ea1c64" style:font-style-asian="italic" style:font-style-complex="italic"/>
    </style:style>
    <style:style style:name="T126" style:family="text">
      <style:text-properties fo:font-style="italic" officeooo:rsid="0402d53a" style:font-style-asian="italic" style:font-style-complex="italic"/>
    </style:style>
    <style:style style:name="T127" style:family="text">
      <style:text-properties fo:font-style="italic" officeooo:rsid="04290cf4" style:font-style-asian="italic" style:font-style-complex="italic"/>
    </style:style>
    <style:style style:name="T128" style:family="text">
      <style:text-properties officeooo:rsid="02c843e2"/>
    </style:style>
    <style:style style:name="T129" style:family="text">
      <style:text-properties officeooo:rsid="02ca296c"/>
    </style:style>
    <style:style style:name="T130" style:family="text">
      <style:text-properties officeooo:rsid="02cd0964"/>
    </style:style>
    <style:style style:name="T131" style:family="text">
      <style:text-properties officeooo:rsid="02cda653"/>
    </style:style>
    <style:style style:name="T132" style:family="text">
      <style:text-properties officeooo:rsid="02cdd0c5"/>
    </style:style>
    <style:style style:name="T133" style:family="text">
      <style:text-properties officeooo:rsid="02cf6e6d"/>
    </style:style>
    <style:style style:name="T134" style:family="text">
      <style:text-properties officeooo:rsid="02d0e48f"/>
    </style:style>
    <style:style style:name="T135" style:family="text">
      <style:text-properties officeooo:rsid="02d0efd4"/>
    </style:style>
    <style:style style:name="T136" style:family="text">
      <style:text-properties officeooo:rsid="02d2ed77"/>
    </style:style>
    <style:style style:name="T137" style:family="text">
      <style:text-properties officeooo:rsid="02d42823"/>
    </style:style>
    <style:style style:name="T138" style:family="text">
      <style:text-properties officeooo:rsid="02d579a5"/>
    </style:style>
    <style:style style:name="T139" style:family="text">
      <style:text-properties officeooo:rsid="02d86348"/>
    </style:style>
    <style:style style:name="T140" style:family="text">
      <style:text-properties officeooo:rsid="02da0693"/>
    </style:style>
    <style:style style:name="T141" style:family="text">
      <style:text-properties officeooo:rsid="02dae868"/>
    </style:style>
    <style:style style:name="T142" style:family="text">
      <style:text-properties officeooo:rsid="02dea8d7"/>
    </style:style>
    <style:style style:name="T143" style:family="text">
      <style:text-properties officeooo:rsid="02e05579"/>
    </style:style>
    <style:style style:name="T144" style:family="text">
      <style:text-properties officeooo:rsid="02e0e329"/>
    </style:style>
    <style:style style:name="T145" style:family="text">
      <style:text-properties officeooo:rsid="02e1888d"/>
    </style:style>
    <style:style style:name="T146" style:family="text">
      <style:text-properties officeooo:rsid="02e2d0fd"/>
    </style:style>
    <style:style style:name="T147" style:family="text">
      <style:text-properties officeooo:rsid="02e45f4e"/>
    </style:style>
    <style:style style:name="T148" style:family="text">
      <style:text-properties officeooo:rsid="02e59dfd"/>
    </style:style>
    <style:style style:name="T149" style:family="text">
      <style:text-properties officeooo:rsid="02e6b0bb"/>
    </style:style>
    <style:style style:name="T150" style:family="text">
      <style:text-properties officeooo:rsid="02e6ec86"/>
    </style:style>
    <style:style style:name="T151" style:family="text">
      <style:text-properties officeooo:rsid="02e7e0ea"/>
    </style:style>
    <style:style style:name="T152" style:family="text">
      <style:text-properties officeooo:rsid="02eb0059"/>
    </style:style>
    <style:style style:name="T153" style:family="text">
      <style:text-properties officeooo:rsid="02ed1ded"/>
    </style:style>
    <style:style style:name="T154" style:family="text">
      <style:text-properties officeooo:rsid="02ee80c0"/>
    </style:style>
    <style:style style:name="T155" style:family="text">
      <style:text-properties officeooo:rsid="02ef0ae4"/>
    </style:style>
    <style:style style:name="T156" style:family="text">
      <style:text-properties officeooo:rsid="02f204cf"/>
    </style:style>
    <style:style style:name="T157" style:family="text">
      <style:text-properties officeooo:rsid="02f2a3bb"/>
    </style:style>
    <style:style style:name="T158" style:family="text">
      <style:text-properties officeooo:rsid="02f66fa7"/>
    </style:style>
    <style:style style:name="T159" style:family="text">
      <style:text-properties officeooo:rsid="02f7774b"/>
    </style:style>
    <style:style style:name="T160" style:family="text">
      <style:text-properties officeooo:rsid="02fbbf75"/>
    </style:style>
    <style:style style:name="T161" style:family="text">
      <style:text-properties officeooo:rsid="02fd687f"/>
    </style:style>
    <style:style style:name="T162" style:family="text">
      <style:text-properties officeooo:rsid="02fd90d8"/>
    </style:style>
    <style:style style:name="T163" style:family="text">
      <style:text-properties officeooo:rsid="02ff217e"/>
    </style:style>
    <style:style style:name="T164" style:family="text">
      <style:text-properties officeooo:rsid="030053af"/>
    </style:style>
    <style:style style:name="T165" style:family="text">
      <style:text-properties officeooo:rsid="03024697"/>
    </style:style>
    <style:style style:name="T166" style:family="text">
      <style:text-properties officeooo:rsid="0303ce40"/>
    </style:style>
    <style:style style:name="T167" style:family="text">
      <style:text-properties officeooo:rsid="0306cd36"/>
    </style:style>
    <style:style style:name="T168" style:family="text">
      <style:text-properties officeooo:rsid="03082c8e"/>
    </style:style>
    <style:style style:name="T169" style:family="text">
      <style:text-properties officeooo:rsid="0309d392"/>
    </style:style>
    <style:style style:name="T170" style:family="text">
      <style:text-properties officeooo:rsid="030b649a"/>
    </style:style>
    <style:style style:name="T171" style:family="text">
      <style:text-properties officeooo:rsid="030d9209"/>
    </style:style>
    <style:style style:name="T172" style:family="text">
      <style:text-properties officeooo:rsid="030e76f6"/>
    </style:style>
    <style:style style:name="T173" style:family="text">
      <style:text-properties officeooo:rsid="030fe535"/>
    </style:style>
    <style:style style:name="T174" style:family="text">
      <style:text-properties officeooo:rsid="031145b8"/>
    </style:style>
    <style:style style:name="T175" style:family="text">
      <style:text-properties officeooo:rsid="0314fd91"/>
    </style:style>
    <style:style style:name="T176" style:family="text">
      <style:text-properties officeooo:rsid="03166b39"/>
    </style:style>
    <style:style style:name="T177" style:family="text">
      <style:text-properties officeooo:rsid="031727ee"/>
    </style:style>
    <style:style style:name="T178" style:family="text">
      <style:text-properties officeooo:rsid="0317299f"/>
    </style:style>
    <style:style style:name="T179" style:family="text">
      <style:text-properties officeooo:rsid="0319567c"/>
    </style:style>
    <style:style style:name="T180" style:family="text">
      <style:text-properties officeooo:rsid="031a8853"/>
    </style:style>
    <style:style style:name="T181" style:family="text">
      <style:text-properties officeooo:rsid="032117d2"/>
    </style:style>
    <style:style style:name="T182" style:family="text">
      <style:text-properties officeooo:rsid="03230fda"/>
    </style:style>
    <style:style style:name="T183" style:family="text">
      <style:text-properties officeooo:rsid="03246b64"/>
    </style:style>
    <style:style style:name="T184" style:family="text">
      <style:text-properties officeooo:rsid="032571dc"/>
    </style:style>
    <style:style style:name="T185" style:family="text">
      <style:text-properties officeooo:rsid="032694e2"/>
    </style:style>
    <style:style style:name="T186" style:family="text">
      <style:text-properties officeooo:rsid="032d2fa6"/>
    </style:style>
    <style:style style:name="T187" style:family="text">
      <style:text-properties officeooo:rsid="032de230"/>
    </style:style>
    <style:style style:name="T188" style:family="text">
      <style:text-properties officeooo:rsid="0336a4fb"/>
    </style:style>
    <style:style style:name="T189" style:family="text">
      <style:text-properties officeooo:rsid="03378016"/>
    </style:style>
    <style:style style:name="T190" style:family="text">
      <style:text-properties officeooo:rsid="033890a4"/>
    </style:style>
    <style:style style:name="T191" style:family="text">
      <style:text-properties officeooo:rsid="03390c57"/>
    </style:style>
    <style:style style:name="T192" style:family="text">
      <style:text-properties officeooo:rsid="033b5588"/>
    </style:style>
    <style:style style:name="T193" style:family="text">
      <style:text-properties officeooo:rsid="033c63d2"/>
    </style:style>
    <style:style style:name="T194" style:family="text">
      <style:text-properties officeooo:rsid="033e1258"/>
    </style:style>
    <style:style style:name="T195" style:family="text">
      <style:text-properties officeooo:rsid="033e7e07"/>
    </style:style>
    <style:style style:name="T196" style:family="text">
      <style:text-properties officeooo:rsid="033feb4b"/>
    </style:style>
    <style:style style:name="T197" style:family="text">
      <style:text-properties officeooo:rsid="03410a9f"/>
    </style:style>
    <style:style style:name="T198" style:family="text">
      <style:text-properties officeooo:rsid="03428b9a"/>
    </style:style>
    <style:style style:name="T199" style:family="text">
      <style:text-properties officeooo:rsid="03428d7f"/>
    </style:style>
    <style:style style:name="T200" style:family="text">
      <style:text-properties officeooo:rsid="034605c9"/>
    </style:style>
    <style:style style:name="T201" style:family="text">
      <style:text-properties officeooo:rsid="034633bf"/>
    </style:style>
    <style:style style:name="T202" style:family="text">
      <style:text-properties officeooo:rsid="0347e09c"/>
    </style:style>
    <style:style style:name="T203" style:family="text">
      <style:text-properties officeooo:rsid="03491e32"/>
    </style:style>
    <style:style style:name="T204" style:family="text">
      <style:text-properties officeooo:rsid="034a2e9d"/>
    </style:style>
    <style:style style:name="T205" style:family="text">
      <style:text-properties officeooo:rsid="034d3fdb"/>
    </style:style>
    <style:style style:name="T206" style:family="text">
      <style:text-properties officeooo:rsid="034ec2ca"/>
    </style:style>
    <style:style style:name="T207" style:family="text">
      <style:text-properties officeooo:rsid="034f7b9d"/>
    </style:style>
    <style:style style:name="T208" style:family="text">
      <style:text-properties officeooo:rsid="0351dd2a"/>
    </style:style>
    <style:style style:name="T209" style:family="text">
      <style:text-properties officeooo:rsid="035212b0"/>
    </style:style>
    <style:style style:name="T210" style:family="text">
      <style:text-properties officeooo:rsid="0354a820"/>
    </style:style>
    <style:style style:name="T211" style:family="text">
      <style:text-properties officeooo:rsid="03568939"/>
    </style:style>
    <style:style style:name="T212" style:family="text">
      <style:text-properties officeooo:rsid="035769a6"/>
    </style:style>
    <style:style style:name="T213" style:family="text">
      <style:text-properties officeooo:rsid="0359049d"/>
    </style:style>
    <style:style style:name="T214" style:family="text">
      <style:text-properties officeooo:rsid="0359e6cc"/>
    </style:style>
    <style:style style:name="T215" style:family="text">
      <style:text-properties officeooo:rsid="035e3e93"/>
    </style:style>
    <style:style style:name="T216" style:family="text">
      <style:text-properties officeooo:rsid="03603a92"/>
    </style:style>
    <style:style style:name="T217" style:family="text">
      <style:text-properties officeooo:rsid="03623ba6"/>
    </style:style>
    <style:style style:name="T218" style:family="text">
      <style:text-properties officeooo:rsid="0366f9fd"/>
    </style:style>
    <style:style style:name="T219" style:family="text">
      <style:text-properties officeooo:rsid="0368e734"/>
    </style:style>
    <style:style style:name="T220" style:family="text">
      <style:text-properties officeooo:rsid="03691da9"/>
    </style:style>
    <style:style style:name="T221" style:family="text">
      <style:text-properties officeooo:rsid="0371b0bc"/>
    </style:style>
    <style:style style:name="T222" style:family="text">
      <style:text-properties officeooo:rsid="03760257"/>
    </style:style>
    <style:style style:name="T223" style:family="text">
      <style:text-properties officeooo:rsid="03770b99"/>
    </style:style>
    <style:style style:name="T224" style:family="text">
      <style:text-properties officeooo:rsid="0379a4f6"/>
    </style:style>
    <style:style style:name="T225" style:family="text">
      <style:text-properties officeooo:rsid="037adee3"/>
    </style:style>
    <style:style style:name="T226" style:family="text">
      <style:text-properties officeooo:rsid="037b4ae9"/>
    </style:style>
    <style:style style:name="T227" style:family="text">
      <style:text-properties officeooo:rsid="037d0bf8"/>
    </style:style>
    <style:style style:name="T228" style:family="text">
      <style:text-properties officeooo:rsid="037e9b50"/>
    </style:style>
    <style:style style:name="T229" style:family="text">
      <style:text-properties officeooo:rsid="037f4810"/>
    </style:style>
    <style:style style:name="T230" style:family="text">
      <style:text-properties officeooo:rsid="03832f50"/>
    </style:style>
    <style:style style:name="T231" style:family="text">
      <style:text-properties officeooo:rsid="038343eb"/>
    </style:style>
    <style:style style:name="T232" style:family="text">
      <style:text-properties officeooo:rsid="0383c4fd"/>
    </style:style>
    <style:style style:name="T233" style:family="text">
      <style:text-properties officeooo:rsid="0385756c"/>
    </style:style>
    <style:style style:name="T234" style:family="text">
      <style:text-properties officeooo:rsid="0385e783"/>
    </style:style>
    <style:style style:name="T235" style:family="text">
      <style:text-properties officeooo:rsid="0386ff3f"/>
    </style:style>
    <style:style style:name="T236" style:family="text">
      <style:text-properties officeooo:rsid="038bb08e"/>
    </style:style>
    <style:style style:name="T237" style:family="text">
      <style:text-properties officeooo:rsid="038f5e67"/>
    </style:style>
    <style:style style:name="T238" style:family="text">
      <style:text-properties officeooo:rsid="039097d9"/>
    </style:style>
    <style:style style:name="T239" style:family="text">
      <style:text-properties officeooo:rsid="0392e076"/>
    </style:style>
    <style:style style:name="T240" style:family="text">
      <style:text-properties officeooo:rsid="039425f2"/>
    </style:style>
    <style:style style:name="T241" style:family="text">
      <style:text-properties officeooo:rsid="039e1f37"/>
    </style:style>
    <style:style style:name="T242" style:family="text">
      <style:text-properties officeooo:rsid="039f8033"/>
    </style:style>
    <style:style style:name="T243" style:family="text">
      <style:text-properties officeooo:rsid="03a057bc"/>
    </style:style>
    <style:style style:name="T244" style:family="text">
      <style:text-properties officeooo:rsid="03a0f5b8"/>
    </style:style>
    <style:style style:name="T245" style:family="text">
      <style:text-properties officeooo:rsid="03a2513a"/>
    </style:style>
    <style:style style:name="T246" style:family="text">
      <style:text-properties officeooo:rsid="03a43d46"/>
    </style:style>
    <style:style style:name="T247" style:family="text">
      <style:text-properties officeooo:rsid="03a5570d"/>
    </style:style>
    <style:style style:name="T248" style:family="text">
      <style:text-properties officeooo:rsid="03a6b56a"/>
    </style:style>
    <style:style style:name="T249" style:family="text">
      <style:text-properties officeooo:rsid="03a8a763"/>
    </style:style>
    <style:style style:name="T250" style:family="text">
      <style:text-properties officeooo:rsid="03aa7674"/>
    </style:style>
    <style:style style:name="T251" style:family="text">
      <style:text-properties officeooo:rsid="03ac004b"/>
    </style:style>
    <style:style style:name="T252" style:family="text">
      <style:text-properties officeooo:rsid="03ad06ec"/>
    </style:style>
    <style:style style:name="T253" style:family="text">
      <style:text-properties officeooo:rsid="03ad668c"/>
    </style:style>
    <style:style style:name="T254" style:family="text">
      <style:text-properties officeooo:rsid="03ae58dd"/>
    </style:style>
    <style:style style:name="T255" style:family="text">
      <style:text-properties officeooo:rsid="03b0631e"/>
    </style:style>
    <style:style style:name="T256" style:family="text">
      <style:text-properties officeooo:rsid="03b1e272"/>
    </style:style>
    <style:style style:name="T257" style:family="text">
      <style:text-properties officeooo:rsid="03b275e8"/>
    </style:style>
    <style:style style:name="T258" style:family="text">
      <style:text-properties officeooo:rsid="03b34bfe"/>
    </style:style>
    <style:style style:name="T259" style:family="text">
      <style:text-properties officeooo:rsid="03b40051"/>
    </style:style>
    <style:style style:name="T260" style:family="text">
      <style:text-properties officeooo:rsid="03b5f7f8"/>
    </style:style>
    <style:style style:name="T261" style:family="text">
      <style:text-properties officeooo:rsid="03ba6e97"/>
    </style:style>
    <style:style style:name="T262" style:family="text">
      <style:text-properties fo:font-style="normal" officeooo:rsid="03ba6e97" style:font-style-asian="normal" style:font-style-complex="normal"/>
    </style:style>
    <style:style style:name="T263" style:family="text">
      <style:text-properties fo:font-style="normal" officeooo:rsid="03bc0eb0" style:font-style-asian="normal" style:font-style-complex="normal"/>
    </style:style>
    <style:style style:name="T264" style:family="text">
      <style:text-properties fo:font-style="normal" officeooo:rsid="03bce787" style:font-style-asian="normal" style:font-style-complex="normal"/>
    </style:style>
    <style:style style:name="T265" style:family="text">
      <style:text-properties fo:font-style="normal" officeooo:rsid="03be691c" style:font-style-asian="normal" style:font-style-complex="normal"/>
    </style:style>
    <style:style style:name="T266" style:family="text">
      <style:text-properties fo:font-style="normal" officeooo:rsid="03c18685" style:font-style-asian="normal" style:font-style-complex="normal"/>
    </style:style>
    <style:style style:name="T267" style:family="text">
      <style:text-properties fo:font-style="normal" officeooo:rsid="03e10e79" style:font-style-asian="normal" style:font-style-complex="normal"/>
    </style:style>
    <style:style style:name="T268" style:family="text">
      <style:text-properties fo:font-style="normal" officeooo:rsid="03e342b4" style:font-style-asian="normal" style:font-style-complex="normal"/>
    </style:style>
    <style:style style:name="T269" style:family="text">
      <style:text-properties fo:font-style="normal" officeooo:rsid="03e5218a" style:font-style-asian="normal" style:font-style-complex="normal"/>
    </style:style>
    <style:style style:name="T270" style:family="text">
      <style:text-properties fo:font-style="normal" officeooo:rsid="03e55d6f" style:font-style-asian="normal" style:font-style-complex="normal"/>
    </style:style>
    <style:style style:name="T271" style:family="text">
      <style:text-properties fo:font-style="normal" officeooo:rsid="03e6968d" style:font-style-asian="normal" style:font-style-complex="normal"/>
    </style:style>
    <style:style style:name="T272" style:family="text">
      <style:text-properties fo:font-style="normal" officeooo:rsid="03e7cdbd" style:font-style-asian="normal" style:font-style-complex="normal"/>
    </style:style>
    <style:style style:name="T273" style:family="text">
      <style:text-properties fo:font-style="normal" officeooo:rsid="03e99cd2" style:font-style-asian="normal" style:font-style-complex="normal"/>
    </style:style>
    <style:style style:name="T274" style:family="text">
      <style:text-properties fo:font-style="normal" officeooo:rsid="03ea1c64" style:font-style-asian="normal" style:font-style-complex="normal"/>
    </style:style>
    <style:style style:name="T275" style:family="text">
      <style:text-properties fo:font-style="normal" officeooo:rsid="03eb8a3c" style:font-style-asian="normal" style:font-style-complex="normal"/>
    </style:style>
    <style:style style:name="T276" style:family="text">
      <style:text-properties fo:font-style="normal" officeooo:rsid="03ee9865" style:font-style-asian="normal" style:font-style-complex="normal"/>
    </style:style>
    <style:style style:name="T277" style:family="text">
      <style:text-properties fo:font-style="normal" officeooo:rsid="03f21508" style:font-style-asian="normal" style:font-style-complex="normal"/>
    </style:style>
    <style:style style:name="T278" style:family="text">
      <style:text-properties fo:font-style="normal" officeooo:rsid="03f37d97" style:font-style-asian="normal" style:font-style-complex="normal"/>
    </style:style>
    <style:style style:name="T279" style:family="text">
      <style:text-properties fo:font-style="normal" officeooo:rsid="03f49e73" style:font-style-asian="normal" style:font-style-complex="normal"/>
    </style:style>
    <style:style style:name="T280" style:family="text">
      <style:text-properties fo:font-style="normal" officeooo:rsid="03f5d273" style:font-style-asian="normal" style:font-style-complex="normal"/>
    </style:style>
    <style:style style:name="T281" style:family="text">
      <style:text-properties fo:font-style="normal" officeooo:rsid="03f8e1b6" style:font-style-asian="normal" style:font-style-complex="normal"/>
    </style:style>
    <style:style style:name="T282" style:family="text">
      <style:text-properties fo:font-style="normal" officeooo:rsid="03fa0cf0" style:font-style-asian="normal" style:font-style-complex="normal"/>
    </style:style>
    <style:style style:name="T283" style:family="text">
      <style:text-properties fo:font-style="normal" officeooo:rsid="03faf0be" style:font-style-asian="normal" style:font-style-complex="normal"/>
    </style:style>
    <style:style style:name="T284" style:family="text">
      <style:text-properties fo:font-style="normal" officeooo:rsid="03fb23cc" style:font-style-asian="normal" style:font-style-complex="normal"/>
    </style:style>
    <style:style style:name="T285" style:family="text">
      <style:text-properties fo:font-style="normal" officeooo:rsid="03fcf15c" style:font-style-asian="normal" style:font-style-complex="normal"/>
    </style:style>
    <style:style style:name="T286" style:family="text">
      <style:text-properties fo:font-style="normal" officeooo:rsid="03feb5d1" style:font-style-asian="normal" style:font-style-complex="normal"/>
    </style:style>
    <style:style style:name="T287" style:family="text">
      <style:text-properties fo:font-style="normal" officeooo:rsid="03ffd2f3" style:font-style-asian="normal" style:font-style-complex="normal"/>
    </style:style>
    <style:style style:name="T288" style:family="text">
      <style:text-properties fo:font-style="normal" officeooo:rsid="04015d47" style:font-style-asian="normal" style:font-style-complex="normal"/>
    </style:style>
    <style:style style:name="T289" style:family="text">
      <style:text-properties fo:font-style="normal" officeooo:rsid="040218b9" style:font-style-asian="normal" style:font-style-complex="normal"/>
    </style:style>
    <style:style style:name="T290" style:family="text">
      <style:text-properties fo:font-style="normal" officeooo:rsid="0402d53a" style:font-style-asian="normal" style:font-style-complex="normal"/>
    </style:style>
    <style:style style:name="T291" style:family="text">
      <style:text-properties fo:font-style="normal" officeooo:rsid="04045dbb" style:font-style-asian="normal" style:font-style-complex="normal"/>
    </style:style>
    <style:style style:name="T292" style:family="text">
      <style:text-properties fo:font-style="normal" officeooo:rsid="0405dc89" style:font-style-asian="normal" style:font-style-complex="normal"/>
    </style:style>
    <style:style style:name="T293" style:family="text">
      <style:text-properties fo:font-style="normal" officeooo:rsid="040791fa" style:font-style-asian="normal" style:font-style-complex="normal"/>
    </style:style>
    <style:style style:name="T294" style:family="text">
      <style:text-properties fo:font-style="normal" officeooo:rsid="0407a701" style:font-style-asian="normal" style:font-style-complex="normal"/>
    </style:style>
    <style:style style:name="T295" style:family="text">
      <style:text-properties fo:font-style="normal" officeooo:rsid="0408c904" style:font-style-asian="normal" style:font-style-complex="normal"/>
    </style:style>
    <style:style style:name="T296" style:family="text">
      <style:text-properties fo:font-style="normal" officeooo:rsid="040ab262" style:font-style-asian="normal" style:font-style-complex="normal"/>
    </style:style>
    <style:style style:name="T297" style:family="text">
      <style:text-properties fo:font-style="normal" officeooo:rsid="040c8f78" style:font-style-asian="normal" style:font-style-complex="normal"/>
    </style:style>
    <style:style style:name="T298" style:family="text">
      <style:text-properties fo:font-style="normal" officeooo:rsid="040d9271" style:font-style-asian="normal" style:font-style-complex="normal"/>
    </style:style>
    <style:style style:name="T299" style:family="text">
      <style:text-properties fo:font-style="normal" officeooo:rsid="040e58d1" style:font-style-asian="normal" style:font-style-complex="normal"/>
    </style:style>
    <style:style style:name="T300" style:family="text">
      <style:text-properties fo:font-style="normal" officeooo:rsid="040f7868" style:font-style-asian="normal" style:font-style-complex="normal"/>
    </style:style>
    <style:style style:name="T301" style:family="text">
      <style:text-properties fo:font-style="normal" officeooo:rsid="04117557" style:font-style-asian="normal" style:font-style-complex="normal"/>
    </style:style>
    <style:style style:name="T302" style:family="text">
      <style:text-properties fo:font-style="normal" officeooo:rsid="041187eb" style:font-style-asian="normal" style:font-style-complex="normal"/>
    </style:style>
    <style:style style:name="T303" style:family="text">
      <style:text-properties fo:font-style="normal" officeooo:rsid="04132a95" style:font-style-asian="normal" style:font-style-complex="normal"/>
    </style:style>
    <style:style style:name="T304" style:family="text">
      <style:text-properties fo:font-style="normal" officeooo:rsid="04143d93" style:font-style-asian="normal" style:font-style-complex="normal"/>
    </style:style>
    <style:style style:name="T305" style:family="text">
      <style:text-properties fo:font-style="normal" officeooo:rsid="0415f935" style:font-style-asian="normal" style:font-style-complex="normal"/>
    </style:style>
    <style:style style:name="T306" style:family="text">
      <style:text-properties fo:font-style="normal" officeooo:rsid="041798f0" style:font-style-asian="normal" style:font-style-complex="normal"/>
    </style:style>
    <style:style style:name="T307" style:family="text">
      <style:text-properties fo:font-style="normal" officeooo:rsid="0418d4de" style:font-style-asian="normal" style:font-style-complex="normal"/>
    </style:style>
    <style:style style:name="T308" style:family="text">
      <style:text-properties fo:font-style="normal" officeooo:rsid="04193d44" style:font-style-asian="normal" style:font-style-complex="normal"/>
    </style:style>
    <style:style style:name="T309" style:family="text">
      <style:text-properties fo:font-style="normal" officeooo:rsid="041a6e02" style:font-style-asian="normal" style:font-style-complex="normal"/>
    </style:style>
    <style:style style:name="T310" style:family="text">
      <style:text-properties fo:font-style="normal" officeooo:rsid="041c2040" style:font-style-asian="normal" style:font-style-complex="normal"/>
    </style:style>
    <style:style style:name="T311" style:family="text">
      <style:text-properties fo:font-style="normal" officeooo:rsid="041c99ea" style:font-style-asian="normal" style:font-style-complex="normal"/>
    </style:style>
    <style:style style:name="T312" style:family="text">
      <style:text-properties fo:font-style="normal" officeooo:rsid="041dd73c" style:font-style-asian="normal" style:font-style-complex="normal"/>
    </style:style>
    <style:style style:name="T313" style:family="text">
      <style:text-properties fo:font-style="normal" officeooo:rsid="04227c6a" style:font-style-asian="normal" style:font-style-complex="normal"/>
    </style:style>
    <style:style style:name="T314" style:family="text">
      <style:text-properties fo:font-style="normal" officeooo:rsid="04246385" style:font-style-asian="normal" style:font-style-complex="normal"/>
    </style:style>
    <style:style style:name="T315" style:family="text">
      <style:text-properties fo:font-style="normal" officeooo:rsid="04290cf4" style:font-style-asian="normal" style:font-style-complex="normal"/>
    </style:style>
    <style:style style:name="T316" style:family="text">
      <style:text-properties fo:font-style="normal" officeooo:rsid="042a71f2" style:font-style-asian="normal" style:font-style-complex="normal"/>
    </style:style>
    <style:style style:name="T317" style:family="text">
      <style:text-properties fo:font-style="normal" officeooo:rsid="042c3c38" style:font-style-asian="normal" style:font-style-complex="normal"/>
    </style:style>
    <style:style style:name="T318" style:family="text">
      <style:text-properties fo:font-style="normal" officeooo:rsid="042d7292" style:font-style-asian="normal" style:font-style-complex="normal"/>
    </style:style>
    <style:style style:name="T319" style:family="text">
      <style:text-properties fo:font-style="normal" officeooo:rsid="042d94d8" style:font-style-asian="normal" style:font-style-complex="normal"/>
    </style:style>
    <style:style style:name="T320" style:family="text">
      <style:text-properties fo:font-style="normal" officeooo:rsid="042f08f9" style:font-style-asian="normal" style:font-style-complex="normal"/>
    </style:style>
    <style:style style:name="T321" style:family="text">
      <style:text-properties fo:font-style="normal" officeooo:rsid="0430d585" style:font-style-asian="normal" style:font-style-complex="normal"/>
    </style:style>
    <style:style style:name="T322" style:family="text">
      <style:text-properties fo:font-style="normal" officeooo:rsid="043211f3" style:font-style-asian="normal" style:font-style-complex="normal"/>
    </style:style>
    <style:style style:name="T323" style:family="text">
      <style:text-properties fo:font-style="normal" officeooo:rsid="04324c25" style:font-style-asian="normal" style:font-style-complex="normal"/>
    </style:style>
    <style:style style:name="T324" style:family="text">
      <style:text-properties fo:font-style="normal" officeooo:rsid="043258ae" style:font-style-asian="normal" style:font-style-complex="normal"/>
    </style:style>
    <style:style style:name="T325" style:family="text">
      <style:text-properties fo:font-style="normal" officeooo:rsid="04329ca1" style:font-style-asian="normal" style:font-style-complex="normal"/>
    </style:style>
    <style:style style:name="T326" style:family="text">
      <style:text-properties fo:font-style="normal" officeooo:rsid="04348348" style:font-style-asian="normal" style:font-style-complex="normal"/>
    </style:style>
    <style:style style:name="T327" style:family="text">
      <style:text-properties fo:font-style="normal" officeooo:rsid="043502bc" style:font-style-asian="normal" style:font-style-complex="normal"/>
    </style:style>
    <style:style style:name="T328" style:family="text">
      <style:text-properties fo:font-style="normal" officeooo:rsid="04369f69" style:font-style-asian="normal" style:font-style-complex="normal"/>
    </style:style>
    <style:style style:name="T329" style:family="text">
      <style:text-properties fo:font-style="normal" officeooo:rsid="04381f6f" style:font-style-asian="normal" style:font-style-complex="normal"/>
    </style:style>
    <style:style style:name="T330" style:family="text">
      <style:text-properties fo:font-style="normal" officeooo:rsid="0439ad57" style:font-style-asian="normal" style:font-style-complex="normal"/>
    </style:style>
    <style:style style:name="T331" style:family="text">
      <style:text-properties fo:font-style="normal" officeooo:rsid="043a6ef7" style:font-style-asian="normal" style:font-style-complex="normal"/>
    </style:style>
    <style:style style:name="T332" style:family="text">
      <style:text-properties fo:font-style="normal" officeooo:rsid="043c32ea" style:font-style-asian="normal" style:font-style-complex="normal"/>
    </style:style>
    <style:style style:name="T333" style:family="text">
      <style:text-properties fo:font-style="normal" officeooo:rsid="043dda79" style:font-style-asian="normal" style:font-style-complex="normal"/>
    </style:style>
    <style:style style:name="T334" style:family="text">
      <style:text-properties fo:font-style="normal" officeooo:rsid="043e8936" style:font-style-asian="normal" style:font-style-complex="normal"/>
    </style:style>
    <style:style style:name="T335" style:family="text">
      <style:text-properties fo:font-style="normal" officeooo:rsid="04407ad8" style:font-style-asian="normal" style:font-style-complex="normal"/>
    </style:style>
    <style:style style:name="T336" style:family="text">
      <style:text-properties officeooo:rsid="03c83725"/>
    </style:style>
    <style:style style:name="T337" style:family="text">
      <style:text-properties officeooo:rsid="03ca2804"/>
    </style:style>
    <style:style style:name="T338" style:family="text">
      <style:text-properties officeooo:rsid="03cbb54b"/>
    </style:style>
    <style:style style:name="T339" style:family="text">
      <style:text-properties officeooo:rsid="03ceea5c"/>
    </style:style>
    <style:style style:name="T340" style:family="text">
      <style:text-properties officeooo:rsid="03d047aa"/>
    </style:style>
    <style:style style:name="T341" style:family="text">
      <style:text-properties officeooo:rsid="03d11073"/>
    </style:style>
    <style:style style:name="T342" style:family="text">
      <style:text-properties officeooo:rsid="03d2572a"/>
    </style:style>
    <style:style style:name="T343" style:family="text">
      <style:text-properties officeooo:rsid="03d2d782"/>
    </style:style>
    <style:style style:name="T344" style:family="text">
      <style:text-properties officeooo:rsid="03d2ea93"/>
    </style:style>
    <style:style style:name="T345" style:family="text">
      <style:text-properties officeooo:rsid="03d3d7c3"/>
    </style:style>
    <style:style style:name="T346" style:family="text">
      <style:text-properties officeooo:rsid="03d98ff4"/>
    </style:style>
    <style:style style:name="T347" style:family="text">
      <style:text-properties officeooo:rsid="03da0234"/>
    </style:style>
    <style:style style:name="T348" style:family="text">
      <style:text-properties officeooo:rsid="03db216e"/>
    </style:style>
    <style:style style:name="T349" style:family="text">
      <style:text-properties officeooo:rsid="03dbc50c"/>
    </style:style>
    <style:style style:name="T350" style:family="text">
      <style:text-properties officeooo:rsid="03dd8524"/>
    </style:style>
    <style:style style:name="T351" style:family="text">
      <style:text-properties officeooo:rsid="03de0b69"/>
    </style:style>
    <style:style style:name="T352" style:family="text">
      <style:text-properties officeooo:rsid="03dfa787"/>
    </style:style>
    <style:style style:name="T353" style:family="text">
      <style:text-properties officeooo:rsid="03e28a54"/>
    </style:style>
    <style:style style:name="T354" style:family="text">
      <style:text-properties officeooo:rsid="03e5218a"/>
    </style:style>
    <style:style style:name="T355" style:family="text">
      <style:text-properties officeooo:rsid="03e7cdbd"/>
    </style:style>
    <style:style style:name="T356" style:family="text">
      <style:text-properties officeooo:rsid="03ef940e"/>
    </style:style>
    <style:style style:name="T357" style:family="text">
      <style:text-properties officeooo:rsid="03f08afc"/>
    </style:style>
    <style:style style:name="T358" style:family="text">
      <style:text-properties officeooo:rsid="03f11d18"/>
    </style:style>
    <style:style style:name="T359" style:family="text">
      <style:text-properties officeooo:rsid="03f21508"/>
    </style:style>
    <style:style style:name="T360" style:family="text">
      <style:text-properties officeooo:rsid="03f5d273"/>
    </style:style>
    <style:style style:name="T361" style:family="text">
      <style:text-properties officeooo:rsid="03f7065c"/>
    </style:style>
    <style:style style:name="T362" style:family="text">
      <style:text-properties officeooo:rsid="03f75614"/>
    </style:style>
    <style:style style:name="T363" style:family="text">
      <style:text-properties officeooo:rsid="040791fa"/>
    </style:style>
    <style:style style:name="T364" style:family="text">
      <style:text-properties officeooo:rsid="0407a701"/>
    </style:style>
    <style:style style:name="T365" style:family="text">
      <style:text-properties officeooo:rsid="0408a3ef"/>
    </style:style>
    <style:style style:name="T366" style:family="text">
      <style:text-properties officeooo:rsid="040ab262"/>
    </style:style>
    <style:style style:name="T367" style:family="text">
      <style:text-properties officeooo:rsid="04132a95"/>
    </style:style>
    <style:style style:name="T368" style:family="text">
      <style:text-properties officeooo:rsid="04143d93"/>
    </style:style>
    <style:style style:name="T369" style:family="text">
      <style:text-properties officeooo:rsid="041dd73c"/>
    </style:style>
    <style:style style:name="T370" style:family="text">
      <style:text-properties officeooo:rsid="041de68b"/>
    </style:style>
    <style:style style:name="T371" style:family="text">
      <style:text-properties officeooo:rsid="041f85d4"/>
    </style:style>
    <style:style style:name="T372" style:family="text">
      <style:text-properties officeooo:rsid="041fc47a"/>
    </style:style>
    <style:style style:name="T373" style:family="text">
      <style:text-properties officeooo:rsid="0421857e"/>
    </style:style>
    <style:style style:name="T374" style:family="text">
      <style:text-properties officeooo:rsid="04222afc"/>
    </style:style>
    <style:style style:name="T375" style:family="text">
      <style:text-properties officeooo:rsid="04270ef2"/>
    </style:style>
    <style:style style:name="T376" style:family="text">
      <style:text-properties officeooo:rsid="04290c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9"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51">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52">для получения заданных характеристик.</text:span></text:p>
      <text:p text:style-name="P23">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3239015758406014407" text:style-name="L1">
        <text:list-item>
          <text:p text:style-name="P299">Бесекерский В. А., Попов Е.П. - Теория систем автоматического регулирования.</text:p>
        </text:list-item>
        <text:list-item>
          <text:p text:style-name="P299">Цыпкин Я. З. - Основы теории автоматических систем.</text:p>
        </text:list-item>
        <text:list-item>
          <text:p text:style-name="P299">Воронов Л.А. - Теория автоматического управления.</text:p>
        </text:list-item>
        <text:list-item>
          <text:p text:style-name="P299">Бесекерский В. А., Изранцев В.В. - Системы автоматического управления с микроЭВМ.</text:p>
        </text:list-item>
        <text:list-item>
          <text:p text:style-name="P300">Попов Е.П. - Теория линейных систем автоматического регулирования и управления.</text:p>
        </text:list-item>
        <text:list-item>
          <text:p text:style-name="P300">Первозванский А. А. - Курс теории автоматического управления.</text:p>
        </text:list-item>
      </text:list>
      <text:p text:style-name="P7"/>
      <text:h text:style-name="P292"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4719937707930477736" text:style-name="L2">
        <text:list-item>
          <text:p text:style-name="P301"><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301"><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301"><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1611116775202188719" text:style-name="L3">
        <text:list-item>
          <text:p text:style-name="P302"><text:soft-page-break/>объект управления (ОУ)</text:p>
        </text:list-item>
        <text:list-item>
          <text:p text:style-name="P302">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486" svg:width="3.176cm" svg:height="1.447cm" svg:x="6.445cm" svg:y="0.536cm"><text:p text:style-name="P486">ОУ</text:p></draw:rect><draw:line text:anchor-type="paragraph" draw:z-index="2" draw:style-name="gr2" draw:text-style-name="P486" svg:x1="0.66cm" svg:y1="1.418cm" svg:x2="11.138cm" svg:y2="1.383cm"><text:p/></draw:line><draw:rect text:anchor-type="paragraph" draw:z-index="0" draw:style-name="gr1" draw:text-style-name="P486" svg:width="2.752cm" svg:height="1.235cm" svg:x="1.577cm" svg:y="0.642cm"><text:p text:style-name="P486">УУ</text:p></draw:rect><draw:line text:anchor-type="paragraph" draw:z-index="37" draw:style-name="gr2" draw:text-style-name="P486" svg:x1="8.456cm" svg:y1="0.078cm" svg:x2="8.456cm" svg:y2="0.748cm"><text:p/></draw:line></text:p>
      <text:p text:style-name="P9"/>
      <text:p text:style-name="P9"/>
      <text:p text:style-name="P9"/>
      <text:p text:style-name="P9"><draw:polyline text:anchor-type="paragraph" draw:z-index="21" draw:style-name="gr2" draw:text-style-name="P486" svg:width="0.952cm" svg:height="0.034cm" draw:transform="rotate (1.5707963267949) translate (0.254cm 2.71991666666667cm)" svg:viewBox="0 0 953 35" draw:points="0,35 353,0 706,0 953,35"><text:p/></draw:polyline><draw:line text:anchor-type="paragraph" draw:z-index="20" draw:style-name="gr2" draw:text-style-name="P486" svg:x1="11.155cm" svg:y1="2.79cm" svg:x2="0.289cm" svg:y2="2.755cm"><text:p/></draw:line><draw:line text:anchor-type="paragraph" draw:z-index="19" draw:style-name="gr2" draw:text-style-name="P486" svg:x1="10.908cm" svg:y1="1.383cm" svg:x2="10.908cm" svg:y2="2.755cm"><text:p/></draw:line><draw:line text:anchor-type="paragraph" draw:z-index="18" draw:style-name="gr2" draw:text-style-name="P486" svg:x1="0.183cm" svg:y1="1.803cm" svg:x2="0.395cm" svg:y2="1.556cm"><text:p/></draw:line><draw:line text:anchor-type="paragraph" draw:z-index="17" draw:style-name="gr2" draw:text-style-name="P486" svg:x1="0.148cm" svg:y1="1.662cm" svg:x2="0.395cm" svg:y2="1.415cm"><text:p/></draw:line><draw:line text:anchor-type="paragraph" draw:z-index="16" draw:style-name="gr2" draw:text-style-name="P486" svg:x1="-0.028cm" svg:y1="0.956cm" svg:x2="0.642cm" svg:y2="1.662cm"><text:p/></draw:line><draw:line text:anchor-type="paragraph" draw:z-index="15" draw:style-name="gr2" draw:text-style-name="P486" svg:x1="-0.028cm" svg:y1="1.662cm" svg:x2="0.642cm" svg:y2="0.956cm"><text:p/></draw:line><draw:ellipse text:anchor-type="paragraph" draw:z-index="14" draw:style-name="gr2" draw:text-style-name="P486"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486" svg:x1="-0.875cm" svg:y1="1.415cm" svg:x2="11.137cm" svg:y2="1.383cm"><text:p/></draw:line><draw:rect text:anchor-type="paragraph" draw:z-index="8" draw:style-name="gr1" draw:text-style-name="P486" svg:width="3.176cm" svg:height="1.447cm" svg:x="6.445cm" svg:y="0.536cm"><text:p text:style-name="P486">ОУ</text:p></draw:rect><draw:rect text:anchor-type="paragraph" draw:z-index="7" draw:style-name="gr1" draw:text-style-name="P486" svg:width="2.752cm" svg:height="1.235cm" svg:x="1.577cm" svg:y="0.642cm"><text:p text:style-name="P486">УУ</text:p></draw:rect><draw:frame text:anchor-type="paragraph" draw:z-index="22" draw:style-name="gr3" svg:width="1.482cm" svg:height="0.636cm" svg:x="0.642cm" svg:y="0.321cm"><draw:text-box><text:p>eps(t)</text:p></draw:text-box></draw:frame><draw:line text:anchor-type="paragraph" draw:z-index="38" draw:style-name="gr2" draw:text-style-name="P486"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470" text:outline-level="2">Классификация</text:h>
      <text:p text:style-name="P10">По количеству входов и выходов:</text:p>
      <text:list xml:id="list4084562713436000777" text:style-name="L4">
        <text:list-item>
          <text:p text:style-name="P303">одномерные системы. 1In 1out;</text:p>
        </text:list-item>
        <text:list-item>
          <text:p text:style-name="P303">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2791526384109392416" text:style-name="L5">
        <text:list-item>
          <text:p text:style-name="P304"><text:span text:style-name="T6">разомкнутые системы; Это первый график. </text:span><text:span text:style-name="T7"><text:s/></text:span></text:p>
          <text:list>
            <text:list-item>
              <text:p text:style-name="P306">Такие системы хорошо работают при выполнении условий:</text:p>
              <text:list>
                <text:list-item>
                  <text:p text:style-name="P306">достаточно информации о свойствах объекта;</text:p>
                </text:list-item>
                <text:list-item>
                  <text:p text:style-name="P306">незначительное количество или полное отсутствие шумов.</text:p>
                </text:list-item>
              </text:list>
            </text:list-item>
          </text:list>
        </text:list-item>
        <text:list-item>
          <text:p text:style-name="P304"><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486" svg:width="2.752cm" svg:height="1.235cm" svg:x="1.577cm" svg:y="0.642cm"><text:p text:style-name="P486">УУ</text:p></draw:rect><draw:rect text:anchor-type="paragraph" draw:z-index="24" draw:style-name="gr1" draw:text-style-name="P486" svg:width="3.176cm" svg:height="1.447cm" svg:x="6.445cm" svg:y="0.536cm"><text:p text:style-name="P486">ОУ</text:p></draw:rect><draw:line text:anchor-type="paragraph" draw:z-index="25" draw:style-name="gr2" draw:text-style-name="P486"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486" svg:x1="8.65cm" svg:y1="0.21cm" svg:x2="8.086cm" svg:y2="0.078cm"><text:p/></draw:line><draw:line text:anchor-type="paragraph" draw:z-index="33" draw:style-name="gr2" draw:text-style-name="P486" svg:x1="7.662cm" svg:y1="0.457cm" svg:x2="8.015cm" svg:y2="0.078cm"><text:p/></draw:line><draw:line text:anchor-type="paragraph" draw:z-index="32" draw:style-name="gr2" draw:text-style-name="P486" svg:x1="8.085cm" svg:y1="0.845cm" svg:x2="8.05cm" svg:y2="0.078cm"><text:p/></draw:line><draw:line text:anchor-type="paragraph" draw:z-index="30" draw:style-name="gr2" draw:text-style-name="P486"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486" svg:width="3.987cm" svg:height="1.235cm" svg:x="7.415cm" svg:y="-0.072cm"><text:p text:style-name="P486">УУ2</text:p><text:p text:style-name="P486">(гаситель шумов)</text:p></draw:rect><draw:line text:anchor-type="paragraph" draw:z-index="31" draw:style-name="gr2" draw:text-style-name="P486" svg:x1="5.299cm" svg:y1="0.034cm" svg:x2="7.416cm" svg:y2="0.669cm"><text:p/></draw:line></text:p>
      <text:p text:style-name="P13"/>
      <text:list xml:id="list166664048" text:continue-numbering="true" text:style-name="L5">
        <text:list-item>
          <text:p text:style-name="P305"><text:span text:style-name="T6">замкнутые системы;</text:span><text:span text:style-name="T9">(рисовали тоже). </text:span></text:p>
          <text:list>
            <text:list-item>
              <text:p text:style-name="P305"><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307">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304"><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486" svg:width="1.906cm" svg:height="1.729cm" svg:x="4.187cm" svg:y="0.007cm"><text:p text:style-name="P486">Д </text:p><text:p text:style-name="P486">(датчик)</text:p></draw:rect></text:p>
      <text:p text:style-name="P14"><draw:line text:anchor-type="paragraph" draw:z-index="61" draw:style-name="gr2" draw:text-style-name="P486" svg:x1="2.812cm" svg:y1="2.265cm" svg:x2="4.188cm" svg:y2="0.494cm"><text:p/></draw:line></text:p>
      <text:p text:style-name="P14"><draw:line text:anchor-type="paragraph" draw:z-index="62" draw:style-name="gr2" draw:text-style-name="P486"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486"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486" svg:x1="0.66cm" svg:y1="1.418cm" svg:x2="11.138cm" svg:y2="1.383cm"><text:p/></draw:line><draw:rect text:anchor-type="paragraph" draw:z-index="40" draw:style-name="gr1" draw:text-style-name="P486" svg:width="3.176cm" svg:height="1.447cm" svg:x="6.445cm" svg:y="0.536cm"><text:p text:style-name="P486">ОУ</text:p></draw:rect><draw:rect text:anchor-type="paragraph" draw:z-index="39" draw:style-name="gr1" draw:text-style-name="P486" svg:width="2.752cm" svg:height="1.235cm" svg:x="1.577cm" svg:y="0.642cm"><text:p text:style-name="P486">УУ</text:p></draw:rect><draw:line text:anchor-type="paragraph" draw:z-index="68" draw:style-name="gr2" draw:text-style-name="P486" svg:x1="5.81cm" svg:y1="0.67cm" svg:x2="5.563cm" svg:y2="1.132cm"><text:p/></draw:line></text:p>
      <text:p text:style-name="P14"><draw:ellipse text:anchor-type="paragraph" draw:z-index="47" draw:style-name="gr2" draw:text-style-name="P486" svg:width="0.883cm" svg:height="0.918cm" svg:x="0.307cm" svg:y="0.25cm"><text:p/></draw:ellipse><draw:line text:anchor-type="paragraph" draw:z-index="48" draw:style-name="gr2" draw:text-style-name="P486" svg:x1="0.519cm" svg:y1="0.956cm" svg:x2="1.189cm" svg:y2="0.25cm"><text:p/></draw:line><draw:line text:anchor-type="paragraph" draw:z-index="49" draw:style-name="gr2" draw:text-style-name="P486" svg:x1="0.519cm" svg:y1="0.25cm" svg:x2="1.189cm" svg:y2="0.956cm"><text:p/></draw:line><draw:ellipse text:anchor-type="paragraph" draw:z-index="55" draw:style-name="gr2" draw:text-style-name="P486" svg:width="0.883cm" svg:height="0.918cm" svg:x="4.999cm" svg:y="0.215cm"><text:p/></draw:ellipse><draw:line text:anchor-type="paragraph" draw:z-index="56" draw:style-name="gr2" draw:text-style-name="P486" svg:x1="5.211cm" svg:y1="0.921cm" svg:x2="5.881cm" svg:y2="0.215cm"><text:p/></draw:line><draw:line text:anchor-type="paragraph" draw:z-index="57" draw:style-name="gr2" draw:text-style-name="P486" svg:x1="5.211cm" svg:y1="0.215cm" svg:x2="5.881cm" svg:y2="0.921cm"><text:p/></draw:line><draw:line text:anchor-type="paragraph" draw:z-index="67" draw:style-name="gr2" draw:text-style-name="P486" svg:x1="4.999cm" svg:y1="0.113cm" svg:x2="5.563cm" svg:y2="0.282cm"><text:p/></draw:line></text:p>
      <text:p text:style-name="P14"><draw:line text:anchor-type="paragraph" draw:z-index="50" draw:style-name="gr2" draw:text-style-name="P486" svg:x1="0.695cm" svg:y1="0.251cm" svg:x2="0.942cm" svg:y2="0.004cm"><text:p/></draw:line><draw:line text:anchor-type="paragraph" draw:z-index="51" draw:style-name="gr2" draw:text-style-name="P486" svg:x1="0.73cm" svg:y1="0.392cm" svg:x2="0.942cm" svg:y2="0.145cm"><text:p/></draw:line><draw:line text:anchor-type="paragraph" draw:z-index="63" draw:style-name="gr2" draw:text-style-name="P486" svg:x1="10.643cm" svg:y1="-0.028cm" svg:x2="13.43cm" svg:y2="1.341cm"><text:p/></draw:line></text:p>
      <text:p text:style-name="P14"><draw:line text:anchor-type="paragraph" draw:z-index="74" draw:style-name="gr2" draw:text-style-name="P486" svg:x1="3.976cm" svg:y1="-0.071cm" svg:x2="3.447cm" svg:y2="-0.071cm"><text:p/></draw:line><draw:line text:anchor-type="paragraph" draw:z-index="75" draw:style-name="gr2" draw:text-style-name="P486" svg:x1="10.167cm" svg:y1="1.623cm" svg:x2="1.012cm" svg:y2="0.247cm"><text:p/></draw:line><draw:line text:anchor-type="paragraph" draw:z-index="76" draw:style-name="gr2" draw:text-style-name="P486" svg:x1="1.259cm" svg:y1="0.847cm" svg:x2="1.012cm" svg:y2="0.459cm"><text:p/></draw:line><draw:line text:anchor-type="paragraph" draw:z-index="77" draw:style-name="gr2" draw:text-style-name="P486" svg:x1="1.506cm" svg:y1="0.247cm" svg:x2="1.012cm" svg:y2="0.459cm"><text:p/></draw:line><draw:line text:anchor-type="paragraph" draw:z-index="72" draw:style-name="gr2" draw:text-style-name="P486" svg:x1="6.34cm" svg:y1="3.069cm" svg:x2="3.447cm" svg:y2="-0.071cm"><text:p/></draw:line><draw:line text:anchor-type="paragraph" draw:z-index="73" draw:style-name="gr2" draw:text-style-name="P486" svg:x1="3.129cm" svg:y1="0.49cm" svg:x2="3.447cm" svg:y2="-0.071cm"><text:p/></draw:line></text:p>
      <text:list xml:id="list1869055455" text:continue-numbering="true" text:style-name="L5">
        <text:list-header>
          <text:p text:style-name="P309"><draw:line text:anchor-type="paragraph" draw:z-index="65" draw:style-name="gr2" draw:text-style-name="P486" svg:x1="11.49cm" svg:y1="0.494cm" svg:x2="11.049cm" svg:y2="0.988cm"><text:p/></draw:line><draw:rect text:anchor-type="paragraph" draw:z-index="58" draw:style-name="gr1" draw:text-style-name="P486" svg:width="1.906cm" svg:height="1.729cm" svg:x="12.831cm" svg:y="0.071cm"><text:p text:style-name="P486">Д </text:p><text:p text:style-name="P486">(датчик)</text:p></draw:rect><draw:line text:anchor-type="paragraph" draw:z-index="54" draw:style-name="gr2" draw:text-style-name="P486" svg:x1="10.379cm" svg:y1="0.145cm" svg:x2="11.049cm" svg:y2="0.851cm"><text:p/></draw:line><draw:line text:anchor-type="paragraph" draw:z-index="53" draw:style-name="gr2" draw:text-style-name="P486" svg:x1="10.379cm" svg:y1="0.851cm" svg:x2="11.049cm" svg:y2="0.145cm"><text:p/></draw:line><draw:ellipse text:anchor-type="paragraph" draw:z-index="52" draw:style-name="gr2" draw:text-style-name="P486" svg:width="0.883cm" svg:height="0.918cm" svg:x="10.167cm" svg:y="0.145cm"><text:p/></draw:ellipse></text:p>
          <text:p text:style-name="P309"><draw:line text:anchor-type="paragraph" draw:z-index="64" draw:style-name="gr2" draw:text-style-name="P486" svg:x1="12.831cm" svg:y1="0.212cm" svg:x2="11.049cm" svg:y2="0.283cm"><text:p/></draw:line><draw:line text:anchor-type="paragraph" draw:z-index="66" draw:style-name="gr2" draw:text-style-name="P486" svg:x1="11.49cm" svg:y1="0.741cm" svg:x2="11.084cm" svg:y2="0.282cm"><text:p/></draw:line></text:p>
          <text:p text:style-name="P309"><draw:rect text:anchor-type="paragraph" draw:z-index="59" draw:style-name="gr1" draw:text-style-name="P486" svg:width="1.906cm" svg:height="1.729cm" svg:x="6.516cm" svg:y="0cm"><text:p text:style-name="P486">Д </text:p><text:p text:style-name="P486">(датчик)</text:p></draw:rect><draw:line text:anchor-type="paragraph" draw:z-index="70" draw:style-name="gr2" draw:text-style-name="P486" svg:x1="10.679cm" svg:y1="0.004cm" svg:x2="10.891cm" svg:y2="1.447cm"><text:p/></draw:line><draw:line text:anchor-type="paragraph" draw:z-index="71" draw:style-name="gr2" draw:text-style-name="P486" svg:x1="11.084cm" svg:y1="0.389cm" svg:x2="10.714cm" svg:y2="0.004cm"><text:p/></draw:line><draw:line text:anchor-type="paragraph" draw:z-index="78" draw:style-name="gr2" draw:text-style-name="P486" svg:x1="10.432cm" svg:y1="0.494cm" svg:x2="10.679cm" svg:y2="0.004cm"><text:p/></draw:line></text:p>
          <text:p text:style-name="P309"/>
          <text:p text:style-name="P309"><draw:line text:anchor-type="paragraph" draw:z-index="69" draw:style-name="gr2" draw:text-style-name="P486" svg:x1="8.421cm" svg:y1="-0.176cm" svg:x2="10.89cm" svg:y2="-0.035cm"><text:p/></draw:line></text:p>
        </text:list-header>
        <text:list-item>
          <text:p text:style-name="P304"><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7068784755034623785" text:style-name="L6">
        <text:list-item>
          <text:p text:style-name="P308">Системы стабилизации. g(t) = const. Например, поддержка температуры.</text:p>
        </text:list-item>
        <text:list-item>
          <text:p text:style-name="P310">Системы програмного управления. g(t) — функция времени, и заранее известна.</text:p>
        </text:list-item>
        <text:list-item>
          <text:p text:style-name="P310">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4262680107897053207" text:style-name="L7">
        <text:list-item>
          <text:p text:style-name="P314">По виду уравнений</text:p>
          <text:list>
            <text:list-item>
              <text:p text:style-name="P314">Стационарные. Все параметры ОУ и УУ постоянны.</text:p>
            </text:list-item>
            <text:list-item>
              <text:p text:style-name="P314"><text:soft-page-break/>Нестационарные.</text:p>
            </text:list-item>
          </text:list>
        </text:list-item>
        <text:list-item>
          <text:p text:style-name="P311"><text:span text:style-name="T14">По хараектеру линейности </text:span><text:span text:style-name="T15">уравнений</text:span><text:span text:style-name="T14">.</text:span></text:p>
          <text:list>
            <text:list-item>
              <text:p text:style-name="P312"><text:span text:style-name="T12">Линейные. </text:span><text:span text:style-name="T15">Системы, которые описываются линейными </text:span><text:span text:style-name="T16">диффурами.</text:span></text:p>
            </text:list-item>
            <text:list-item>
              <text:p text:style-name="P314">Нелинейные.</text:p>
            </text:list-item>
          </text:list>
        </text:list-item>
        <text:list-item>
          <text:p text:style-name="P312"><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312"><text:span text:style-name="T12">Непрерывные. </text:span><text:span text:style-name="T19">Все координаты и переменные непрерывны от времени.</text:span></text:p>
            </text:list-item>
            <text:list-item>
              <text:p text:style-name="P312"><text:span text:style-name="T12">Дискретные. </text:span><text:span text:style-name="T20">Есть хоть один квантователь сигнала по времени.</text:span></text:p>
              <text:list>
                <text:list-item>
                  <text:p text:style-name="P314">Цифровые</text:p>
                </text:list-item>
                <text:list-item>
                  <text:p text:style-name="P314">Импульсные</text:p>
                </text:list-item>
              </text:list>
            </text:list-item>
          </text:list>
        </text:list-item>
        <text:list-item>
          <text:p text:style-name="P312"><text:span text:style-name="T12"><text:s/></text:span><text:span text:style-name="T18">По характеру </text:span><text:span text:style-name="T21">процессов в системе.</text:span></text:p>
          <text:list>
            <text:list-item>
              <text:p text:style-name="P312"><text:span text:style-name="T12">Детерменированные. </text:span><text:span text:style-name="T22">Нет случайных процессов.</text:span></text:p>
            </text:list-item>
            <text:list-item>
              <text:p text:style-name="P314">Стохастические.</text:p>
            </text:list-item>
          </text:list>
        </text:list-item>
        <text:list-item>
          <text:p text:style-name="P315">По критерию качества</text:p>
          <text:list>
            <text:list-item>
              <text:p text:style-name="P315">С заданным качеством. Управление без изменения принципа управления. Просто фиксируем ошибку.</text:p>
            </text:list-item>
            <text:list-item>
              <text:p text:style-name="P313"><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313"><text:span text:style-name="T22">Адаптивные. </text:span><text:span text:style-name="T23">Закон управления изменяется при измененнии условий.</text:span></text:p>
            </text:list-item>
          </text:list>
        </text:list-item>
      </text:list>
      <text:p text:style-name="P16"/>
      <text:h text:style-name="P471"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486" svg:x1="8.297cm" svg:y1="5.04cm" svg:x2="6.216cm" svg:y2="2.394cm"><text:p/></draw:line><draw:line text:anchor-type="paragraph" draw:z-index="93" draw:style-name="gr2" draw:text-style-name="P486" svg:x1="10.273cm" svg:y1="5.039cm" svg:x2="14.118cm" svg:y2="5.392cm"><text:p/></draw:line><draw:line text:anchor-type="paragraph" draw:z-index="91" draw:style-name="gr2" draw:text-style-name="P486" svg:x1="13.236cm" svg:y1="1.441cm" svg:x2="14.294cm" svg:y2="1.406cm"><text:p/></draw:line><draw:line text:anchor-type="paragraph" draw:z-index="90" draw:style-name="gr2" draw:text-style-name="P486" svg:x1="10.238cm" svg:y1="1.547cm" svg:x2="11.049cm" svg:y2="1.512cm"><text:p/></draw:line><draw:line text:anchor-type="paragraph" draw:z-index="89" draw:style-name="gr2" draw:text-style-name="P486" svg:x1="7.063cm" svg:y1="1.617cm" svg:x2="7.98cm" svg:y2="1.617cm"><text:p/></draw:line><draw:line text:anchor-type="paragraph" draw:z-index="88" draw:style-name="gr2" draw:text-style-name="P486" svg:x1="4.064cm" svg:y1="1.688cm" svg:x2="4.911cm" svg:y2="1.688cm"><text:p/></draw:line><draw:line text:anchor-type="paragraph" draw:z-index="87" draw:style-name="gr2" draw:text-style-name="P486" svg:x1="1.383cm" svg:y1="1.688cm" svg:x2="2.018cm" svg:y2="1.688cm"><text:p/></draw:line><draw:rect text:anchor-type="paragraph" draw:z-index="86" draw:style-name="gr1" draw:text-style-name="P486" svg:width="2.329cm" svg:height="1.447cm" svg:x="6.04cm" svg:y="7.262cm"><text:p text:style-name="P486">ИЗ</text:p></draw:rect><draw:rect text:anchor-type="paragraph" draw:z-index="85" draw:style-name="gr1" draw:text-style-name="P486" svg:width="1.976cm" svg:height="1.553cm" svg:x="8.297cm" svg:y="4.016cm"><text:p text:style-name="P486">КУ</text:p></draw:rect><draw:rect text:anchor-type="paragraph" draw:z-index="84" draw:style-name="gr1" draw:text-style-name="P486" svg:width="2.117cm" svg:height="1.694cm" svg:x="14.295cm" svg:y="0.489cm"><text:p text:style-name="P486">ОУ</text:p></draw:rect><draw:rect text:anchor-type="paragraph" draw:z-index="83" draw:style-name="gr1" draw:text-style-name="P486" svg:width="2.188cm" svg:height="1.624cm" svg:x="11.049cm" svg:y="0.559cm"><text:p text:style-name="P486">ИУ</text:p></draw:rect><draw:rect text:anchor-type="paragraph" draw:z-index="82" draw:style-name="gr1" draw:text-style-name="P486" svg:width="2.259cm" svg:height="1.553cm" svg:x="7.98cm" svg:y="0.594cm"><text:p text:style-name="P486">УС</text:p></draw:rect><draw:rect text:anchor-type="paragraph" draw:z-index="81" draw:style-name="gr1" draw:text-style-name="P486" svg:width="2.153cm" svg:height="1.447cm" svg:x="4.911cm" svg:y="0.736cm"><text:p text:style-name="P486">ПЭ</text:p></draw:rect><draw:rect text:anchor-type="paragraph" draw:z-index="80" draw:style-name="gr1" draw:text-style-name="P486" svg:width="2.047cm" svg:height="1.377cm" svg:x="2.018cm" svg:y="0.806cm"><text:p text:style-name="P486">СУ</text:p></draw:rect><draw:rect text:anchor-type="paragraph" draw:z-index="79" draw:style-name="gr1" draw:text-style-name="P486" svg:width="2.047cm" svg:height="1.306cm" svg:x="-0.663cm" svg:y="0.877cm"><text:p text:style-name="P486">ЗУ</text:p></draw:rect>ИУ</text:p>
      <text:p text:style-name="P17"/>
      <text:p text:style-name="P17"><draw:line text:anchor-type="paragraph" draw:z-index="92" draw:style-name="gr2" draw:text-style-name="P486" svg:x1="13.836cm" svg:y1="0.03cm" svg:x2="14.118cm" svg:y2="3.981cm"><text:p/></draw:line></text:p>
      <text:p text:style-name="P17"><draw:line text:anchor-type="paragraph" draw:z-index="97" draw:style-name="gr2" draw:text-style-name="P486" svg:x1="15.353cm" svg:y1="0.277cm" svg:x2="15.106cm" svg:y2="6.31cm"><text:p/></draw:line><draw:line text:anchor-type="paragraph" draw:z-index="99" draw:style-name="gr2" draw:text-style-name="P486" svg:x1="6.039cm" svg:y1="6.098cm" svg:x2="3.076cm" svg:y2="0.277cm"><text:p/></draw:line><draw:line text:anchor-type="paragraph" draw:z-index="100" draw:style-name="gr2" draw:text-style-name="P486" svg:x1="2.829cm" svg:y1="0.877cm" svg:x2="3.076cm" svg:y2="0.277cm"><text:p/></draw:line><draw:line text:anchor-type="paragraph" draw:z-index="101" draw:style-name="gr2" draw:text-style-name="P486" svg:x1="3.782cm" svg:y1="0.63cm" svg:x2="3.076cm" svg:y2="0.277cm"><text:p/></draw:line><draw:line text:anchor-type="paragraph" draw:z-index="96" draw:style-name="gr2" draw:text-style-name="P486" svg:x1="6.922cm" svg:y1="0.277cm" svg:x2="6.216cm" svg:y2="0.277cm"><text:p/></draw:line><draw:line text:anchor-type="paragraph" draw:z-index="95" draw:style-name="gr2" draw:text-style-name="P486"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486"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24"/>
      <text:p text:style-name="P34">В блокнотике.</text:p>
      <text:p text:style-name="P34">Система та может представена быть в виде такой структуры: </text:p>
      <text:p text:style-name="P25">…. <text:span text:style-name="T53">Там же.</text:span></text:p>
      <text:p text:style-name="P35">Sum → усилитель → генератор →двигатель → Тактовый генератор → sum</text:p>
      <text:p text:style-name="P35"/>
      <text:p text:style-name="P35">Д описывается так: Tg dw/dt <text:s/>+ w = Kg Uя <text:s/>(Uя <text:s/>–напряж якоря)</text:p>
      <text:p text:style-name="P35">Tg – постоянная времени</text:p>
      <text:p text:style-name="P26"><text:span text:style-name="T54">Kg – коэффициент передачи </text:span><text:span text:style-name="T59">двигателя. У генератора свои есть</text:span></text:p>
      <text:p text:style-name="P27"><text:span text:style-name="T55">ТГ</text:span><text:span text:style-name="T56">: </text:span><text:span text:style-name="T55"><text:s/>u_тг = K_тг w</text:span></text:p>
      <text:p text:style-name="P36">w – частота круговая.</text:p>
      <text:p text:style-name="P36">Сумматор работает так: </text:p>
      <text:p text:style-name="P36">u2 = u1 — u_тг (напряж тактового генератора)</text:p>
      <text:p text:style-name="P36">УС: u3 = Ky u2 (коэфф усиления)</text:p>
      <text:p text:style-name="P36">Г: Тг du_я/dt + uя = Kt u3</text:p>
      <text:p text:style-name="P36"/>
      <text:p text:style-name="P28"><text:span text:style-name="T57">Решив систему относительно выходной величины w и входной u1 получим диффуру, которая описывает </text:span><text:span text:style-name="T58">работу </text:span><text:span text:style-name="T57">системы.</text:span></text:p>
      <text:p text:style-name="P35"/>
      <text:p text:style-name="P29"><text:span text:style-name="T59">Тут можно решить диффуры, но можем решить и в виде </text:span><text:span text:style-name="T37">передаточных функций</text:span><text:span text:style-name="T59">. </text:span></text:p>
      <text:p text:style-name="P37">ПФ</text:p>
      <text:p text:style-name="P37">W_D (p) = Kg/ (Tg p + 1)</text:p>
      <text:p text:style-name="P37"><text:soft-page-break/>W_tg(p) = K_tg</text:p>
      <text:p text:style-name="P37">W_amp(p) = K_amp</text:p>
      <text:p text:style-name="P38">W_G(p) = K_g / (T_g p + 1)</text:p>
      <text:p text:style-name="P38"/>
      <text:p text:style-name="P39">При преобразовании схемы получим схему такого вида:</text:p>
      <text:p text:style-name="P40">W(p) = K / (Tg (p) + 1)/ (Tg(p) + 1)</text:p>
      <text:p text:style-name="P41">K = <text:s/>произведение всех K[i]</text:p>
      <text:p text:style-name="P41"/>
      <text:p text:style-name="P41">Это передаточная функция разомкнутой системы.</text:p>
      <text:p text:style-name="P41"/>
      <text:p text:style-name="P42">Решая далее, получим для замкнутой системы:</text:p>
      <text:p text:style-name="P42">Ф(p) = W(p) / (1 + W(p))</text:p>
      <text:p text:style-name="P42"/>
      <text:p text:style-name="P42"/>
      <text:p text:style-name="P43">Определение:</text:p>
      <text:p text:style-name="P44">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p>
      <text:p text:style-name="P44"/>
      <text:h text:style-name="P293" text:outline-level="1">Преобразование по Лаплассу и его свойства</text:h>
      <text:p text:style-name="P45">Позволяет заменить решение диффур на алгебраические вычисления.</text:p>
      <text:p text:style-name="P46">X(p) = L{x(t)} = int (x(t) exp(-pt), dt=0..inf).</text:p>
      <text:p text:style-name="P46">Где p in C – комплексное число.</text:p>
      <text:p text:style-name="P47">Свойства какие требуются?</text:p>
      <text:p text:style-name="P48">1) линейность.</text:p>
      <text:p text:style-name="P48">2) дифференцирование оригинала.</text:p>
      <text:p text:style-name="P30"><text:span text:style-name="T61">L[dx/dt] = p X(p) — X(0)</text:span><text:span text:style-name="T62">(t=</text:span><text:span text:style-name="T63">=</text:span><text:span text:style-name="T62"> </text:span><text:span text:style-name="T64">0</text:span><text:span text:style-name="T62">)</text:span></text:p>
      <text:p text:style-name="P49">3) интегрирование оригинала.</text:p>
      <text:p text:style-name="P49"><text:s/>L[int(0..t, x(tau) d tau)] = 1/p x(p)</text:p>
      <text:p text:style-name="P50">4) свойство временного сдвига</text:p>
      <text:p text:style-name="P50">L[x(t-tau)] = exp(-p tau) X(p)</text:p>
      <text:p text:style-name="P51">5) теорема о конечном значении.</text:p>
      <text:p text:style-name="P31"><text:span text:style-name="T65">Lim X(t) <text:s/>(t-&gt;inf)</text:span><text:span text:style-name="T60"> </text:span><text:span text:style-name="T65">= <text:s/>p X(p) (p=0)</text:span></text:p>
      <text:p text:style-name="P31"><text:span text:style-name="T65">Lim X(t) <text:s/>(t-&gt;0)</text:span><text:span text:style-name="T60"> </text:span><text:span text:style-name="T65">= <text:s/>p X(p) (p-&gt; inf)</text:span></text:p>
      <text:p text:style-name="P52">6) свёртка</text:p>
      <text:p text:style-name="P52">int(0..inf, x1(t) x2(t-tau) dt) = x1(p) x2(p)</text:p>
      <text:p text:style-name="P53"><text:soft-page-break/>7) обратное преобразование Лапласса.</text:p>
      <text:p text:style-name="P54">х(t) = 1/(2pi j ) int (-j inf... +j inf, X(p) exp(pt) dp)</text:p>
      <text:p text:style-name="P54"/>
      <text:p text:style-name="P54"/>
      <text:p text:style-name="P54"/>
      <text:h text:style-name="P294" text:outline-level="1">Характеристики динамических звеньев</text:h>
      <text:p text:style-name="P32"><text:span text:style-name="T66">Все линейные звенья описываются линейными дифференциальными уравнениями и соответствующими им передаточными фнкциями.</text:span><text:span text:style-name="T67">2 вида характеристик:</text:span></text:p>
      <text:list xml:id="list1245989676262814504" text:style-name="L8">
        <text:list-item>
          <text:p text:style-name="P316">статические</text:p>
        </text:list-item>
        <text:list-item>
          <text:p text:style-name="P316">Динамические</text:p>
        </text:list-item>
      </text:list>
      <text:p text:style-name="P55">Статичечкая – отношение выхода системы ко входу в установившемся режиме.</text:p>
      <text:p text:style-name="P56">Все звенья можно тогда поделить на 3 типа:</text:p>
      <text:list xml:id="list7253679557760058678" text:style-name="L9">
        <text:list-item>
          <text:p text:style-name="P318">позиционного типа.x2 (t) = k x1(t) <text:s/>(1 – вход, 2 выход)</text:p>
        </text:list-item>
        <text:list-item>
          <text:p text:style-name="P317"><text:span text:style-name="T68">Интегрирующего типа. Там dx2(t)/dt = k x1(t) или x2 = int(0..t, k x1(tau) dtau</text:span><text:span text:style-name="T69">)</text:span></text:p>
        </text:list-item>
        <text:list-item>
          <text:p text:style-name="P319">Дифференцирующего типа. Там x2(t) = k dx1/dt</text:p>
        </text:list-item>
      </text:list>
      <text:p text:style-name="P57"/>
      <text:p text:style-name="P57">Динамические характеристики.</text:p>
      <text:p text:style-name="P57">Это реакция системы на типовое входное воздействие. </text:p>
      <text:p text:style-name="P58">Какие типовые воздействия бывают?</text:p>
      <text:list xml:id="list3098388449438137408" text:style-name="L10">
        <text:list-item>
          <text:p text:style-name="P322">Единичная ступенчатая функция. 0 (t&lt; 0), 1 (t &gt;= 0)</text:p>
        </text:list-item>
        <text:list-item>
          <text:p text:style-name="P320"><text:span text:style-name="T70">Единичная импульсная функция. delta(t) = inf (t=0), иначе 0. </text:span><text:span text:style-name="T71">(площадь 1)</text:span></text:p>
        </text:list-item>
        <text:list-item>
          <text:p text:style-name="P321"><text:span text:style-name="T71">Гармоническая функция. sin(w t </text:span><text:span text:style-name="T72">+ fi</text:span><text:span text:style-name="T71">).</text:span></text:p>
        </text:list-item>
      </text:list>
      <text:p text:style-name="P59"/>
      <text:p text:style-name="P60">В зависимости от вида воздействия типового, выделяют временные характеристики и частотные.</text:p>
      <text:list xml:id="list7909554458781376370" text:style-name="L11">
        <text:list-item>
          <text:p text:style-name="P324">Временные. </text:p>
          <text:list>
            <text:list-item>
              <text:p text:style-name="P324">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p>
            </text:list-item>
            <text:list-item>
              <text:p text:style-name="P324">Весовая функция (w(t)). Или импульсная переходная функция. Это реакция системы на (2)</text:p>
            </text:list-item>
            <text:list-item>
              <text:p text:style-name="P324">Переходная и весовая функции связаны. w(t) = dh/ dt</text:p>
            </text:list-item>
            <text:list-item>
              <text:p text:style-name="P323"><text:span text:style-name="T73">знание этих функций полностью определяет динамические свойства системы. Там x2 = int (0..t, x(t</text:span><text:span text:style-name="T75">au</text:span><text:span text:style-name="T73">) w (t-tau) d tau</text:span><text:span text:style-name="T74">)</text:span></text:p>
            </text:list-item>
            <text:list-item>
              <text:p text:style-name="P325">И передатоная функция тогда W(p) = int (0..inf w(t) exp (-pt) dt)</text:p>
            </text:list-item>
            <text:list-item>
              <text:p text:style-name="P326"><text:soft-page-break/>И так как с передаточной функцией есть связь, то она полностью тоже определяет систему.</text:p>
            </text:list-item>
          </text:list>
        </text:list-item>
        <text:list-item>
          <text:p text:style-name="P324">Частотные</text:p>
        </text:list-item>
      </text:list>
      <text:p text:style-name="P60"/>
      <text:h text:style-name="P472" text:outline-level="2">Рассмотрим основные параметры временнЫх функций.</text:h>
      <text:p text:style-name="P61">В блокнотике.</text:p>
      <text:p text:style-name="P62">Растущая прямая с волнами наверху.</text:p>
      <text:p text:style-name="P62"><draw:path text:anchor-type="paragraph" draw:z-index="102" draw:style-name="gr2" draw:text-style-name="P486" svg:width="11.549cm" svg:height="7.304cm" draw:transform="skewX (8.83042030643628E-017) rotate (0.785398163397448) translate (0.39785217794565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6" svg:width="1.624cm" svg:height="2.01cm" svg:x="-0.699cm" svg:y="0.27cm"><draw:text-box><text:p>h_max1</text:p><text:p/><text:p>h_st</text:p><text:p>1</text:p></draw:text-box></draw:frame></text:p>
      <text:p text:style-name="P62"><draw:line text:anchor-type="paragraph" draw:z-index="106" draw:style-name="gr2" draw:text-style-name="P486" svg:x1="17.223cm" svg:y1="-0.123cm" svg:x2="1.524cm" svg:y2="-0.194cm"><text:p/></draw:line></text:p>
      <text:p text:style-name="P62"><draw:line text:anchor-type="paragraph" draw:z-index="103" draw:style-name="gr2" draw:text-style-name="P486" svg:x1="16.906cm" svg:y1="0.152cm" svg:x2="1.207cm" svg:y2="0.081cm"><text:p/></draw:line></text:p>
      <text:p text:style-name="P62"><draw:line text:anchor-type="paragraph" draw:z-index="104" draw:style-name="gr2" draw:text-style-name="P486" svg:x1="17.117cm" svg:y1="-0.048cm" svg:x2="0.501cm" svg:y2="-0.048cm"><text:p/></draw:line></text:p>
      <text:p text:style-name="P62"/>
      <text:p text:style-name="P62"/>
      <text:p text:style-name="P62"/>
      <text:p text:style-name="P33"><text:span text:style-name="T76">Параметры </text:span><text:span text:style-name="T87">(h_max[i] – это экстремумы, а не максимумы)</text:span></text:p>
      <text:list xml:id="list7667994408640767654" text:style-name="L12">
        <text:list-item>
          <text:p text:style-name="P327"><text:span text:style-name="T76">Статическая ошибка. Eps = |1 — h_stable| <text:s/>(установившееся значение). </text:span><text:span text:style-name="T77">Если eps != 0, то система статическая. </text:span><text:span text:style-name="T78">Иначе астатические.</text:span></text:p>
        </text:list-item>
        <text:list-item>
          <text:p text:style-name="P333">Динамическое отклонение (h_max — h_st)</text:p>
        </text:list-item>
        <text:list-item>
          <text:p text:style-name="P328"><text:span text:style-name="T79">Время регулирования </text:span><text:span text:style-name="T88">T_R</text:span><text:span text:style-name="T79">.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80"><text:line-break/>Обычно, берут 5%.</text:span></text:p>
        </text:list-item>
        <text:list-item>
          <text:p text:style-name="P329"><text:span text:style-name="T81">Перерегулирование. <text:s/></text:span><text:span text:style-name="T82">SIGMA = (h_max1 — h_st )/ h_st * 100%</text:span></text:p>
        </text:list-item>
        <text:list-item>
          <text:p text:style-name="P330"><text:span text:style-name="T83">Время нарастания. Время, за которое система достигает установившегося значения. </text:span><text:span text:style-name="T84">Просто первое совпадение.</text:span></text:p>
        </text:list-item>
        <text:list-item>
          <text:p text:style-name="P331"><text:span text:style-name="T85">Логарифмический декремент затухания. </text:span><text:span text:style-name="T86">Там <text:line-break/></text:span><text:span text:style-name="T38">d = ln | (h_max1 — h_st) / (h_max2 — h_st) | <text:s/><text:tab/></text:span></text:p>
        </text:list-item>
        <text:list-item>
          <text:p text:style-name="P332"><text:span text:style-name="T88">Число колебаний N, число максимумов функции h(t) на промежутке от 0 до t_</text:span><text:span text:style-name="T89">R</text:span></text:p>
        </text:list-item>
      </text:list>
      <text:p text:style-name="P131"/>
      <text:h text:style-name="P473" text:outline-level="2">часотные характеристики.</text:h>
      <text:p text:style-name="P63"><text:span text:style-name="T40">Амплитудо-фазово-частотная характеристика</text:span><text:span text:style-name="T90"> (АФЧХ) — кривая W(j w) на /С при изменении частоты (w) от 0 до inf.</text:span></text:p>
      <text:p text:style-name="P132">W(jw) =W(p) | [p = j w] (В операторе лапласса подставили просто.</text:p>
      <text:p text:style-name="P132"/>
      <text:p text:style-name="P132">Её всегда можно представить в виде отношеия полиномов:</text:p>
      <text:p text:style-name="P117">W(jw) <text:s/>= X1(jw) / X2(jw)</text:p>
      <text:p text:style-name="P132"><text:soft-page-break/></text:p>
      <text:p text:style-name="P78">W(jw) = U(w) + jV(w) = A(w) * exp(j psy(w))</text:p>
      <text:p text:style-name="P68"><text:span text:style-name="T90">A</text:span><text:span text:style-name="T91">(w)</text:span><text:span text:style-name="T90"> = sqrt(U^2(w) + V^2(w))</text:span></text:p>
      <text:p text:style-name="P68"><text:span text:style-name="T90">psy</text:span><text:span text:style-name="T91">(w)</text:span><text:span text:style-name="T90"> = artg (V / U)</text:span></text:p>
      <text:p text:style-name="P132"/>
      <text:p text:style-name="P133">Как можно представить?</text:p>
      <text:p text:style-name="P133">Нарисовано в блокнотике. Рис 1.</text:p>
      <text:p text:style-name="P133"/>
      <text:p text:style-name="P119"><text:span text:style-name="T41">А</text:span><text:span text:style-name="T39">мплитудо-частотная характеристика</text:span><text:span text:style-name="T92"> (</text:span><text:span text:style-name="T94">АЧХ</text:span><text:span text:style-name="T92">). А(w) просто.</text:span></text:p>
      <text:p text:style-name="P134">Показывает, как система пропускает сигналы различной частоты.</text:p>
      <text:p text:style-name="P134">Различают такие виды систем:</text:p>
      <text:list xml:id="list1017665857657303056" text:style-name="L13">
        <text:list-item>
          <text:p text:style-name="P334">Фильтры низких частот (ФНЧ) оставили низкие</text:p>
        </text:list-item>
        <text:list-item>
          <text:p text:style-name="P334">Фильтры высоких частот (ФВЧ) оставили высокие</text:p>
        </text:list-item>
        <text:list-item>
          <text:p text:style-name="P334">Полосовой фильтр (ПФ) полоса пропускается</text:p>
        </text:list-item>
        <text:list-item>
          <text:p text:style-name="P334">Режекторный фильтр (РФ) полоса не пропускается.</text:p>
        </text:list-item>
      </text:list>
      <text:p text:style-name="P134"/>
      <text:p text:style-name="P120"><text:span text:style-name="T41">Фазо-частотная характеристика</text:span><text:span text:style-name="T93"> (ФЧХ). Это psy(w) просто.</text:span></text:p>
      <text:p text:style-name="P134"/>
      <text:p text:style-name="P120"><text:span text:style-name="T41">Вещественная частотная характеристика</text:span><text:span text:style-name="T93"> (ВЧХ). Это U(w).</text:span></text:p>
      <text:p text:style-name="P120"><text:span text:style-name="T41">Мнимая частотная характеристика </text:span><text:span text:style-name="T93">(МЧХ). Это V(w).</text:span></text:p>
      <text:p text:style-name="P121"><text:span text:style-name="T93">Логарифмические частотные характеристики. (ЛАЧХ </text:span><text:span text:style-name="T96">(</text:span><text:span text:style-name="T93">Л</text:span><text:span text:style-name="T96">А</text:span><text:span text:style-name="T93">Х</text:span><text:span text:style-name="T96">) логарифмическая амплитудно-частотная зарактеристика</text:span><text:span text:style-name="T93">) </text:span><text:span text:style-name="T96">и ЛФЧХ (фазовая). Получаем так:</text:span></text:p>
      <text:p text:style-name="P64"><text:span text:style-name="T97">L(n) = 20 lg [A(w)]</text:span><text:span text:style-name="T96"> (децибеллы) (для амплитудной) </text:span><text:span text:style-name="T128">по оси абсцисс тоже логарифм w.</text:span></text:p>
      <text:p text:style-name="P135">для фазовой просто по оси х берутся логарифмы, а по значениям ничего не меняем.</text:p>
      <text:p text:style-name="P137">Логарифмические характеристики удобны для ручных вычислений и для визуального анализа.</text:p>
      <text:p text:style-name="P137"/>
      <text:p text:style-name="P137">Типовые случаи логарифмических характеристик.</text:p>
      <text:list xml:id="list2310447869604917533" text:style-name="L14">
        <text:list-item>
          <text:p text:style-name="P337">A(w) = k. Усилитель. L(w) = 20 lg [k]. Графически прямая.</text:p>
        </text:list-item>
        <text:list-item>
          <text:p text:style-name="P335"><text:span text:style-name="T128">A(w) = k/w. L(w) = 20 (lg [k] — lg [w]) . </text:span><text:span text:style-name="T129">Линейная.</text:span></text:p>
        </text:list-item>
        <text:list-item>
          <text:p text:style-name="P336"><text:span text:style-name="T128">A(w) = k/ w^2 =&gt; L = <text:s/>20 (lg [k] — 2 lg [w]). </text:span><text:span text:style-name="T129">Линейная.</text:span></text:p>
        </text:list-item>
        <text:list-item>
          <text:p text:style-name="P336"><text:span text:style-name="T128">A(w) = k w → L = 20 (lg [k] + lg [w]). </text:span><text:span text:style-name="T129">Линейная.</text:span></text:p>
        </text:list-item>
        <text:list-item>
          <text:p text:style-name="P336"><text:span text:style-name="T128">A(w) = k w</text:span><text:span text:style-name="T129">^2</text:span><text:span text:style-name="T128"> → L = 20 (lg [k] + </text:span><text:span text:style-name="T129">2</text:span><text:span text:style-name="T128"> lg [w]). </text:span><text:span text:style-name="T129">Линейная.</text:span></text:p>
        </text:list-item>
      </text:list>
      <text:p text:style-name="P138">Вот типовые, которые нам нужны.</text:p>
      <text:p text:style-name="P138"/>
      <text:p text:style-name="P139"><text:soft-page-break/>Любую сложную систему можно разбить на типовые.</text:p>
      <text:p text:style-name="P139"/>
      <text:h text:style-name="P295" text:outline-level="1">Типовые динамические звенья и их характеристики.</text:h>
      <text:p text:style-name="P139">Типовые звенья — минимально необходимый набор звеньев для описания систем управления произвольного вида.</text:p>
      <text:p text:style-name="P139">К ним относятся:</text:p>
      <text:list xml:id="list2443211254127647693" text:style-name="L15">
        <text:list-item>
          <text:p text:style-name="P338">Пропорциональное звено. </text:p>
        </text:list-item>
        <text:list-item>
          <text:p text:style-name="P338">Апериодическое первого порядка.</text:p>
        </text:list-item>
        <text:list-item>
          <text:p text:style-name="P338">Апериодическое 2 порядка.</text:p>
        </text:list-item>
        <text:list-item>
          <text:p text:style-name="P338">Колебательное.</text:p>
        </text:list-item>
        <text:list-item>
          <text:p text:style-name="P338">Консервативное</text:p>
        </text:list-item>
        <text:list-item>
          <text:p text:style-name="P338">Интегрирующее (идеальное интегрирующее)</text:p>
        </text:list-item>
        <text:list-item>
          <text:p text:style-name="P338">Реальное интегририющее</text:p>
        </text:list-item>
        <text:list-item>
          <text:p text:style-name="P338">Дифференцирующее (идеальное)</text:p>
        </text:list-item>
        <text:list-item>
          <text:p text:style-name="P338">Реальное дифференцирующее</text:p>
        </text:list-item>
        <text:list-item>
          <text:p text:style-name="P338">Звено с чистым запаздыванием.</text:p>
        </text:list-item>
      </text:list>
      <text:p text:style-name="P136"/>
      <text:p text:style-name="P139">На входе x1(t), на выходе x2(t).</text:p>
      <text:p text:style-name="P140">Рассмотрим их.</text:p>
      <text:h text:style-name="P474" text:outline-level="2">Пропорциональное</text:h>
      <text:p text:style-name="P141">Безинерционное, идеальное усилительное и тд.</text:p>
      <text:p text:style-name="P79">x2 = k x1</text:p>
      <text:p text:style-name="P136"/>
      <text:p text:style-name="P141">Передаточная функция: W(p) = k.</text:p>
      <text:p text:style-name="P141">Переходная функция: h(t) = k * 1(t) <text:s text:c="2"/>(1(t) – на t&gt;= 0 =&gt; 1 иначе ноль).</text:p>
      <text:p text:style-name="P141">Весовая функция: w(t) = k delta(t)</text:p>
      <text:p text:style-name="P141">АФЧХ: W(j w) = k. Просто точка, выходит. (k,0)</text:p>
      <text:p text:style-name="P141">АЧХ: A(w) = k</text:p>
      <text:p text:style-name="P142">ФЧХ: psy(w) = arctg 0/k = 0.</text:p>
      <text:p text:style-name="P143">ЛАЧХ: 20 lg [k]</text:p>
      <text:p text:style-name="P143">ЛФЧХ: 0</text:p>
      <text:p text:style-name="P143"/>
      <text:h text:style-name="P475" text:outline-level="2">Апериодическое первого порядка.</text:h>
      <text:p text:style-name="P145">T dx2(t)/dt + x2(t) = k x1(t)</text:p>
      <text:p text:style-name="P122"><text:span text:style-name="T130">Передаточная функция: </text:span><text:span text:style-name="T133">W(p) = k / (T p + 1)</text:span></text:p>
      <text:p text:style-name="P122"><text:soft-page-break/><text:span text:style-name="T130">Переходная функция: h(t) = k </text:span><text:span text:style-name="T133">(1 — exp[- t / T])</text:span><text:span text:style-name="T130"> 1(t) .</text:span></text:p>
      <text:p text:style-name="P146"><draw:line text:anchor-type="paragraph" draw:z-index="108" draw:style-name="gr2" draw:text-style-name="P486" svg:x1="14.559cm" svg:y1="0.762cm" svg:x2="14.594cm" svg:y2="4.043cm"><text:p/></draw:line>T получим, если продлим касательную отсюда в уромень k. И они сравняются в абсциссе с T.</text:p>
      <text:p text:style-name="P122"><text:span text:style-name="T130">Весовая функция: w(t) = k / </text:span><text:span text:style-name="T134">t exp(- t / T)</text:span></text:p>
      <text:p text:style-name="P123"><draw:line text:anchor-type="paragraph" draw:z-index="107" draw:style-name="gr2" draw:text-style-name="P486" svg:x1="11.102cm" svg:y1="0.092cm" svg:x2="17.84cm" svg:y2="0.092cm"><text:p/></draw:line><draw:path text:anchor-type="paragraph" draw:z-index="109" draw:style-name="gr2" draw:text-style-name="P486" svg:width="1.157cm" svg:height="2.776cm" draw:transform="rotate (-1.68145020137134) translate (17.3960652014692cm 0.0933559602236229cm)" svg:viewBox="0 0 1158 2777" svg:d="m0 15c466-103 767 356 997 670 234 318 167 737 86 1091l-206 378-312 389-187 234"><text:p/></draw:path><text:span text:style-name="T130">АФЧХ: W(j w) = </text:span><text:span text:style-name="T133">k / (T </text:span><text:span text:style-name="T134">j w</text:span><text:span text:style-name="T133"> + 1) </text:span><text:span text:style-name="T135">(нарисовал)</text:span></text:p>
      <text:p text:style-name="P122"><text:span text:style-name="T130">АЧХ: A(w) = </text:span><text:span text:style-name="T135">|W (j w)| = k / <text:s/>sqrt(T^2 w^2 + 1)</text:span></text:p>
      <text:p text:style-name="P122"><text:span text:style-name="T131">ФЧХ: psy(w) = arct</text:span><text:span text:style-name="T135">g V/U = - arctg Tw</text:span></text:p>
      <text:p text:style-name="P122"><text:span text:style-name="T132">ЛАЧХ: 20 </text:span><text:span text:style-name="T136">(</text:span><text:span text:style-name="T132">lg [k]</text:span><text:span text:style-name="T136"> — ½ lg [T^2 w^2 + 1]</text:span></text:p>
      <text:p text:style-name="P144"/>
      <text:h text:style-name="P476" text:outline-level="2"><text:span text:style-name="T133">Апериодическое</text:span><text:span text:style-name="T137"> второго</text:span><text:span text:style-name="T133"> порядка.</text:span></text:h>
      <text:p text:style-name="P124"><text:span text:style-name="T133">T</text:span><text:span text:style-name="T137">2^2</text:span><text:span text:style-name="T133"> d</text:span><text:span text:style-name="T137">^2 </text:span><text:span text:style-name="T133">x2(t)/dt</text:span><text:span text:style-name="T137">^2</text:span><text:span text:style-name="T133"> + </text:span><text:span text:style-name="T137">T1 d </text:span><text:span text:style-name="T133">x2(t)/</text:span><text:span text:style-name="T137">dt + x2</text:span><text:span text:style-name="T133"> = k x1(t)</text:span></text:p>
      <text:p text:style-name="P125"><text:span text:style-name="T130">Передаточная функция: </text:span><text:span text:style-name="T138">T2^2 p^2 x2(p) + T1 p x2(p) + x2(p) = k x1(p) =&gt; W(p) = k / (T2^2 p^2 + T1 p <text:s/>+ 1))</text:span></text:p>
      <text:p text:style-name="P148"/>
      <text:p text:style-name="P148">Корни определяются характеристическим полиномом.</text:p>
      <text:p text:style-name="P149">P1,2 = -T1/T2 ± sqrt (T1^2 / 4 - T2^2)</text:p>
      <text:p text:style-name="P149">если T1 &gt; 2 T2, тогда корни вещественные, и передаточная функция <text:s/>представляется последовательным соединением двух апериодических звеньев 1 порядка.</text:p>
      <text:p text:style-name="P150">W(p) = k / ((T3 p + 1) (T4 p + 1)).</text:p>
      <text:p text:style-name="P149"/>
      <text:p text:style-name="P126"><text:span text:style-name="T130">Переходная функция: h(t) = k </text:span><text:span text:style-name="T133">(1 — </text:span><text:span text:style-name="T140">T3/(T3 — T4) *</text:span><text:span text:style-name="T133">exp[- </text:span><text:span text:style-name="T140">t</text:span><text:span text:style-name="T133"> / T</text:span><text:span text:style-name="T140">3</text:span><text:span text:style-name="T133">] </text:span><text:span text:style-name="T140">+ T4/(T3 — T4) *</text:span><text:span text:style-name="T133">exp[- </text:span><text:span text:style-name="T140">t</text:span><text:span text:style-name="T133"> / T</text:span><text:span text:style-name="T140">4</text:span><text:span text:style-name="T133">])</text:span><text:span text:style-name="T130"> 1(t) .</text:span></text:p>
      <text:p text:style-name="P147">T получим, если продлим касательную отсюда в уромень k. И они сравняются в абсциссе с T.</text:p>
      <text:p text:style-name="P127"><text:span text:style-name="T130">Весовая функция: w(t) = k / </text:span><text:span text:style-name="T141">(T3 - T4)</text:span><text:span text:style-name="T134"> </text:span><text:span text:style-name="T141">(</text:span><text:span text:style-name="T134">exp(- t / T</text:span><text:span text:style-name="T141">3</text:span><text:span text:style-name="T134">) </text:span><text:span text:style-name="T141">- </text:span><text:span text:style-name="T134">exp(- t / T</text:span><text:span text:style-name="T141">4</text:span><text:span text:style-name="T134">)</text:span><text:span text:style-name="T141">) </text:span></text:p>
      <text:p text:style-name="P151"/>
      <text:p text:style-name="P128"><text:span text:style-name="T130">АФЧХ: </text:span><text:span text:style-name="T139">W(</text:span><text:span text:style-name="T142">j w</text:span><text:span text:style-name="T139">) = k / ((T3 </text:span><text:span text:style-name="T142">j w</text:span><text:span text:style-name="T139"> + 1) (T4 </text:span><text:span text:style-name="T142">j w</text:span><text:span text:style-name="T139"> + 1)).</text:span></text:p>
      <text:p text:style-name="P129"><text:span text:style-name="T130">АЧХ: A(w) = </text:span><text:span text:style-name="T135">k / <text:s/>sqrt(</text:span><text:span text:style-name="T143">(</text:span><text:span text:style-name="T135">T</text:span><text:span text:style-name="T143">3</text:span><text:span text:style-name="T135">^2 w^2 + 1</text:span><text:span text:style-name="T143">)(</text:span><text:span text:style-name="T135">T</text:span><text:span text:style-name="T143">4</text:span><text:span text:style-name="T135">^2 w^2 + 1</text:span><text:span text:style-name="T143">)</text:span><text:span text:style-name="T135">)</text:span></text:p>
      <text:p text:style-name="P124"><text:span text:style-name="T131">ФЧХ: psy(w) = arct</text:span><text:span text:style-name="T135">g V/U = - arctg </text:span><text:span text:style-name="T144">(T3 w) — arctg (T4 w) </text:span><text:span text:style-name="T145">(от 0 до - pi)</text:span></text:p>
      <text:p text:style-name="P130"><text:span text:style-name="T132">ЛАЧХ: 20 </text:span><text:span text:style-name="T136">(</text:span><text:span text:style-name="T132">lg [k]</text:span><text:span text:style-name="T136"> — ½ </text:span><text:span text:style-name="T146">(</text:span><text:span text:style-name="T136">lg [T</text:span><text:span text:style-name="T146">3</text:span><text:span text:style-name="T136">^</text:span><text:span text:style-name="T146">2</text:span><text:span text:style-name="T136"> w^2 + 1] </text:span><text:span text:style-name="T146">+ </text:span><text:span text:style-name="T136">lg [T</text:span><text:span text:style-name="T146">4</text:span><text:span text:style-name="T136">^</text:span><text:span text:style-name="T146">2</text:span><text:span text:style-name="T136"> w^2 + 1]</text:span><text:span text:style-name="T146">))</text:span></text:p>
      <text:p text:style-name="P152">Рассмотрим 3 участка. </text:p>
      <text:list xml:id="list797594458752624328" text:style-name="L16">
        <text:list-item>
          <text:p text:style-name="P340">w &lt; 1/T3 =&gt; можно пренебречь =&gt; L = 20 lg [k ]</text:p>
        </text:list-item>
        <text:list-item>
          <text:p text:style-name="P340">w in 1/T3..1/T4 =&gt; L = 20 lg [k] — 10 lg [T3 w]</text:p>
        </text:list-item>
        <text:list-item>
          <text:p text:style-name="P339"><text:span text:style-name="T147">w &gt; 1/T4 =&gt; L = 20 lg [k] — </text:span><text:span text:style-name="T148">2</text:span><text:span text:style-name="T147">0 lg [T3 w] — </text:span><text:span text:style-name="T148">2</text:span><text:span text:style-name="T147">0 lg [T4 w] </text:span></text:p>
        </text:list-item>
      </text:list>
      <text:p text:style-name="P152"/>
      <text:h text:style-name="P477" text:outline-level="2"><text:soft-page-break/>Колебательное звено</text:h>
      <text:p text:style-name="P152"/>
      <text:p text:style-name="P136"><text:s/></text:p>
      <text:h text:style-name="P296" text:outline-level="1">Пропущена лекция <text:span text:style-name="T221">(непомните, чтобы с фоток с телефона заполнил)</text:span></text:h>
      <text:p text:style-name="P168"/>
      <text:p text:style-name="P169">9 правилпереноса в схемах.</text:p>
      <text:p text:style-name="P170"/>
      <text:p text:style-name="P170">Что к чему и почему?</text:p>
      <text:p text:style-name="P170">Картинки: </text:p>
      <text:p text:style-name="P153"><text:span text:style-name="T151">6</text:span><text:span text:style-name="T149">) сумматор, с него входит х1, х2 с ± снизу, <text:s/>выходят х3 и х4.</text:span></text:p>
      <text:p text:style-name="P169">Непонятно, что за правило.</text:p>
      <text:p text:style-name="P170"/>
      <text:p text:style-name="P153"><text:span text:style-name="T151">7</text:span><text:span text:style-name="T150">) </text:span><text:span text:style-name="T149">Перенос сумматора через сумматор – х2 в сумматор, х1 в него с ±, выход на второй сумматор, в него с+- входит х3, и всё на выход. Вот можно, наверно, поменять сумматоры местами.</text:span></text:p>
      <text:p text:style-name="P170"/>
      <text:p text:style-name="P153"><text:span text:style-name="T151">8</text:span><text:span text:style-name="T150">) </text:span><text:span text:style-name="T149">перенос звена через звено. W1 → W2 <text:s text:c="2"/>&lt;=&gt; W2 → W1</text:span></text:p>
      <text:p text:style-name="P170"/>
      <text:p text:style-name="P153"><text:span text:style-name="T151">9</text:span><text:span text:style-name="T150">) </text:span><text:span text:style-name="T149">Перенос узла через узел. </text:span><text:span text:style-name="T150">Если 2 узла идут подряд, то можно поменять местами.</text:span></text:p>
      <text:p text:style-name="P171"/>
      <text:p text:style-name="P171"/>
      <text:h text:style-name="P297" text:outline-level="1">Дифференцальные уравнения и передаточные функции систем управления.</text:h>
      <text:p text:style-name="P172">Описывали с отрицательной обратной связью. </text:p>
      <text:p text:style-name="P172">Передаточная функция любого звена представляет собой отношение 2 полиномов. </text:p>
      <text:p text:style-name="P173">Корни числителя – нули, знаменателя — полюсы.</text:p>
      <text:p text:style-name="P174">Любая система состоит из отдельных звеньев, т. е. Каждое описывается своим дифф ураввнением. Для описания системы целиком они объединяются, и после линеализации работа системы описывается с помощью системы дифф уравнений общего вида:</text:p>
      <text:p text:style-name="P154"><text:span text:style-name="T152">{ sum [a_ij(p) xj , j = 1..n] = f_</text:span><text:span text:style-name="T153">i</text:span><text:span text:style-name="T152"> , j=1..n}</text:span></text:p>
      <text:p text:style-name="P175">x_i — обобщённые координаты системы. Их подбирают чаще всего сигналами, которые фигурируют в системе. В том числе к ним относится выходная величина x(t) и ошибка eps(t)</text:p>
      <text:p text:style-name="P155"><text:span text:style-name="T154">f_i — задающее и возмущающее воздействие. </text:span><text:span text:style-name="T155">(g(t) и f(t))</text:span></text:p>
      <text:p text:style-name="P176"><text:soft-page-break/>Решая систему уравнений относительно выходного сигнала x(t) и задающего сигнала g(t) получим уравнение вида:</text:p>
      <text:p text:style-name="P176"/>
      <text:p text:style-name="P80">D(p) x(t) = R(p) g(t) + N(p) f(t)</text:p>
      <text:p text:style-name="P177"/>
      <text:p text:style-name="P177">(D, R, N – какее-то полиномы)</text:p>
      <text:p text:style-name="P177">Решая относительно выхода и ошибки, получим</text:p>
      <text:p text:style-name="P81">Q(p) x(f) = R(p) eps(t) + N(p) f(t)</text:p>
      <text:p text:style-name="P177"/>
      <text:p text:style-name="P177">Решая относительно ошибки и входа, получим</text:p>
      <text:p text:style-name="P177"/>
      <text:p text:style-name="P81">D(p) eps(t) = Q(p) g(t) + N(p) f(t)</text:p>
      <text:p text:style-name="P177"/>
      <text:p text:style-name="P178">Из них получим передаточные функции: </text:p>
      <text:p text:style-name="P156"><text:span text:style-name="T156">X — преобразование </text:span><text:span text:style-name="T157">Л</text:span><text:span text:style-name="T156">апласса выхода, G – входа</text:span></text:p>
      <text:p text:style-name="P65"><text:span text:style-name="T98">Ф</text:span><text:span text:style-name="T99">(p) = X(p) / G(p) = R(p)/D(p) </text:span></text:p>
      <text:p text:style-name="P179">Передаточная функция замкнутой системы.</text:p>
      <text:p text:style-name="P180">Куда пропало N(p) ? Пока что не учитываем её.</text:p>
      <text:p text:style-name="P180"><text:s/></text:p>
      <text:p text:style-name="P180">Далее получим ещё:</text:p>
      <text:p text:style-name="P82">W(p) = X(p)/E(p) = R(p)/Q(p)</text:p>
      <text:p text:style-name="P181">Передаточная функция разомкнутой системы</text:p>
      <text:p text:style-name="P178"/>
      <text:p text:style-name="P182">Из третьего:</text:p>
      <text:p text:style-name="P83">Ф_eps(p) = E(p)/G(p) = Q(p)/D(p)</text:p>
      <text:p text:style-name="P182">Передаточная функция системы по ошибке.</text:p>
      <text:p text:style-name="P182"/>
      <text:p text:style-name="P183">D(p) = характеристический полином замкнутой системы </text:p>
      <text:p text:style-name="P84">D = sum[a_k p^k, k = 0..n]</text:p>
      <text:p text:style-name="P165"><text:span text:style-name="T158">Q</text:span><text:span text:style-name="T159">(p)</text:span><text:span text:style-name="T158"> = характеристический полином разомкнутой системы </text:span></text:p>
      <text:p text:style-name="P84">D = sum[с_k p^k, k = 0..n]</text:p>
      <text:p text:style-name="P69"><text:span text:style-name="T159">R(p) <text:s/></text:span><text:span text:style-name="T158">= sum[с_k p^</text:span><text:span text:style-name="T159">k</text:span><text:span text:style-name="T158">, k = 0..</text:span><text:span text:style-name="T159">m</text:span><text:span text:style-name="T158">]</text:span></text:p>
      <text:p text:style-name="P184">Условие реализуемости системы – m &lt;= n</text:p>
      <text:p text:style-name="P178"/>
      <text:p text:style-name="P185">Они связаны:</text:p>
      <text:p text:style-name="P85">D = Q + R</text:p>
      <text:p text:style-name="P185"/>
      <text:p text:style-name="P186"><text:soft-page-break/>Докажем.</text:p>
      <text:p text:style-name="P186">Если будем искать у замкнутой системы, будет формура:</text:p>
      <text:p text:style-name="P70"><text:span text:style-name="T160">Ф = W(p) / (1 + W(p)) </text:span><text:span text:style-name="T161">=</text:span></text:p>
      <text:p text:style-name="P86"><text:s/>= (R/Q) / (1 + R/Q) =</text:p>
      <text:p text:style-name="P86"><text:s/>= (R) / (Q + R) = Ф = R/D =&gt;</text:p>
      <text:p text:style-name="P86">=&gt; D = Q + R</text:p>
      <text:p text:style-name="P199"/>
      <text:p text:style-name="P86">Ф_eps = 1/(1 + W) = 1/ (1 + R/Q) = Q / (Q + R) = </text:p>
      <text:p text:style-name="P86">= Ф_eps = Q/D =&gt; D = Q + R</text:p>
      <text:p text:style-name="P187"/>
      <text:p text:style-name="P200">Всё.</text:p>
      <text:p text:style-name="P200"/>
      <text:p text:style-name="P157"><text:span text:style-name="T162">Представим выхо</text:span><text:span text:style-name="T166">д</text:span><text:span text:style-name="T162"> как:</text:span></text:p>
      <text:p text:style-name="P201">X = Ф G</text:p>
      <text:p text:style-name="P157"><text:span text:style-name="T162">Если посмотрим </text:span><text:span text:style-name="T100">x(t) [t → inf установившееся вреvя] = </text:span></text:p>
      <text:p text:style-name="P87">= p X(p) [p → 0 ]</text:p>
      <text:p text:style-name="P200">Типа после переходного процесса так выйдет по свойствам преобразования Лапласса.</text:p>
      <text:p text:style-name="P200"/>
      <text:p text:style-name="P202">Ршибка задающего воздействия:</text:p>
      <text:p text:style-name="P71"><text:span text:style-name="T163">E_g = G Ф_eps </text:span><text:span text:style-name="T164">= G (1/(1+W))</text:span></text:p>
      <text:p text:style-name="P88">eps(t) [t → inf ] = p E_g(p) [p → 0]</text:p>
      <text:p text:style-name="P200"/>
      <text:p text:style-name="P203">Ошибка от возмущающего воздейсвия F:</text:p>
      <text:p text:style-name="P89"><text:s/>E_f = F ( W_f / (1 + W) )</text:p>
      <text:p text:style-name="P89">eps_f [t → inf] = p E_f(p) [p → 0]</text:p>
      <text:p text:style-name="P158"><text:span text:style-name="T165">W_f(p) передаточная функция от места приложения возмущающего воздействия </text:span><text:span text:style-name="T101">f</text:span><text:span text:style-name="T165"> до <text:s/>выхода системы.</text:span></text:p>
      <text:p text:style-name="P204"/>
      <text:p text:style-name="P205">Зная передаточную функцию системы, всегда можно получить диф уравнение, описывающее работу системы, и наоборот.</text:p>
      <text:p text:style-name="P187"/>
      <text:p text:style-name="P187"/>
      <text:h text:style-name="P298" text:outline-level="1">Анализ систем управления</text:h>
      <text:p text:style-name="P206">4 требования основные:</text:p>
      <text:list xml:id="list3579824997530269504" text:style-name="L17">
        <text:list-item>
          <text:p text:style-name="P341"><text:span text:style-name="T167">Точность. В установившемся режиме система должна поддерживать заданное значение выхода, </text:span><text:span text:style-name="T168">при этом ошибка (разница между задающим и выходным воздействием) не должна превышать допустимую.</text:span></text:p>
        </text:list-item>
        <text:list-item>
          <text:p text:style-name="P344">Устойчивость. Свойство системы возвращаться в исходный или близкий к нему установившийся режим после всякого выхода из него в результате какого-либо воздействия</text:p>
        </text:list-item>
        <text:list-item>
          <text:p text:style-name="P342"><text:span text:style-name="T169">Качество переходных процессов. При смене заданного значения система должна переходить в нужное состояние по возможности быстро и плавно </text:span><text:span text:style-name="T170">и без перескоков.</text:span></text:p>
        </text:list-item>
        <text:list-item>
          <text:p text:style-name="P345">Робастность. Система должна сохранять устойчивость и приемлемое качество даже в том случае, если динамика объекта и свойства внешних возмущающих воздействий отличаются от тех, которые использовались при проектировании системы.</text:p>
        </text:list-item>
      </text:list>
      <text:p text:style-name="P207"/>
      <text:h text:style-name="Heading_20_2" text:outline-level="2"><text:span text:style-name="T171">Статический режим работы систем. </text:span><text:span text:style-name="T172">Линейные законы управления.</text:span></text:h>
      <text:p text:style-name="P208">Систему с обратной связью представим в виде устройства управления (УУ) и объекта управления (ОУ).</text:p>
      <text:p text:style-name="P208">Сигналы: g входной, eps — ошибка, сумма входа и минуса выхода, u — после управляющего, f — входит в ОУ.</text:p>
      <text:p text:style-name="P208"/>
      <text:p text:style-name="P90">W_u = U / E</text:p>
      <text:p text:style-name="P90">W_o = X / U</text:p>
      <text:p text:style-name="P72"><text:span text:style-name="T173">W = X / E </text:span><text:span text:style-name="T174">= W_u W_o</text:span></text:p>
      <text:p text:style-name="P187"/>
      <text:p text:style-name="P209">В общем случае УУ вырабатывает </text:p>
      <text:p text:style-name="P91">u(t) = F_1(eps) + F_2(g) + F_3(f)</text:p>
      <text:p text:style-name="P159"><text:span text:style-name="T175">F_1 = характеризует управление по отклонению. </text:span><text:span text:style-name="T176">Это тот вариант, который рассмотрели на схеме.</text:span></text:p>
      <text:p text:style-name="P210">F_2 = управление по задающему воздействию.</text:p>
      <text:p text:style-name="P210">F_3 = управление по возмущению.</text:p>
      <text:p text:style-name="P210"/>
      <text:p text:style-name="P160"><text:span text:style-name="T177">Рассмотрим простейший случай </text:span><text:span text:style-name="T178">линейного закона управления </text:span><text:span text:style-name="T177">– </text:span><text:span text:style-name="T102">по отклонению</text:span><text:span text:style-name="T177">.</text:span></text:p>
      <text:p text:style-name="P211"/>
      <text:p text:style-name="P212">В общем виде, получим следующее:</text:p>
      <text:p text:style-name="P92"><text:soft-page-break/>u = k_1 eps(t) <text:s/>+ k_2 int(eps,, dt) + … + k_m int ^(m) (epd dt^m) + k_? * производные все.</text:p>
      <text:p text:style-name="P212"/>
      <text:p text:style-name="P213">Рассмотрим случаяй, когда объект управления – звено позиционного типа.</text:p>
      <text:p text:style-name="P93">W_o = k_0 A(p) / B(p)</text:p>
      <text:p text:style-name="P214">A and B are polinomials.</text:p>
      <text:p text:style-name="P93">A = sum am p^m, a_0 <text:s/>= 1</text:p>
      <text:p text:style-name="P93">B = sum bn p^n, b_0 = 1</text:p>
      <text:p text:style-name="P215"/>
      <text:p text:style-name="P216">Что на практике используется?</text:p>
      <text:h text:style-name="P481" text:outline-level="3">Пропорциональное управление.</text:h>
      <text:p text:style-name="P161"><text:span text:style-name="T179">Тут </text:span><text:span text:style-name="T103">u(t) = k_1 eps(t)</text:span></text:p>
      <text:p text:style-name="P215"/>
      <text:p text:style-name="P161"><text:span text:style-name="T179">Тогда </text:span><text:span text:style-name="T103">W_u = k_1</text:span></text:p>
      <text:p text:style-name="P162"><text:span text:style-name="T180">Тогда в установившемся режиме (</text:span><text:span text:style-name="T104">p → 0</text:span><text:span text:style-name="T180">)</text:span></text:p>
      <text:p text:style-name="P94">W_o = k_0</text:p>
      <text:p text:style-name="P95">W = k_0 k_1</text:p>
      <text:p text:style-name="P187"/>
      <text:p text:style-name="P217">Входной сигнал пусть g = const = g_0</text:p>
      <text:p text:style-name="P218">Тогда </text:p>
      <text:p text:style-name="P96">E(p) = (1/ (1 + k_1 k_0)) * G(p)</text:p>
      <text:p text:style-name="P97">G = L{g_0, t} = g_0 / p</text:p>
      <text:p text:style-name="P73"><text:span text:style-name="T181">E(p</text:span><text:span text:style-name="T182">)</text:span><text:span text:style-name="T181"> = g_0 / (p (1 + k_0 k_1))</text:span></text:p>
      <text:p text:style-name="P74"><text:span text:style-name="T182">eps(t) [t → inf] = eps_st (</text:span><text:span text:style-name="T42">статическая ошибка</text:span><text:span text:style-name="T182">) = p <text:s/>E(p) [p → <text:s/>0] = </text:span></text:p>
      <text:p text:style-name="P66"><text:span text:style-name="T182">= </text:span><text:span text:style-name="T105">g_0 / (1 + k_0 k_1) </text:span><text:span text:style-name="T106">= g_0 <text:s/>/ (1 + K)</text:span></text:p>
      <text:p text:style-name="P219"/>
      <text:p text:style-name="P163"><text:span text:style-name="T183">При данном управлении всегда есть ненулевая </text:span><text:span text:style-name="T107">статическая ошибка</text:span><text:span text:style-name="T183">, она тем меньше, чем больше значение коэффициента усиления K.</text:span></text:p>
      <text:p text:style-name="P220"/>
      <text:p text:style-name="P221">Тогда W = R / Q = k (1 + B1 p +...+.B_m p^m) / (1 + B1 p +...+.B_n p^n)</text:p>
      <text:p text:style-name="P164"><text:span text:style-name="T184">Такое управление называется статическим, </text:span><text:span text:style-name="T185">и система статической называется</text:span></text:p>
      <text:p text:style-name="P222"/>
      <text:h text:style-name="P482" text:outline-level="3">Интегральное управление</text:h>
      <text:p text:style-name="P223">Тут u = k_2 int [eps(t) dt]</text:p>
      <text:p text:style-name="P224">W_u = k_2 / p</text:p>
      <text:p text:style-name="P224"><text:soft-page-break/>Тогда для статического режима</text:p>
      <text:p text:style-name="P98">W(p) = (k2 k_0) / p = K_v / p</text:p>
      <text:p text:style-name="P228">Тогда</text:p>
      <text:p text:style-name="P100"><text:s/>E(p) = Ф_e G = 1 / (1 + W(p)) <text:s/>* g_0 / p</text:p>
      <text:p text:style-name="P101">eps_st = e(t) [t → inf] = p E(p) [p → 0] = 0</text:p>
      <text:p text:style-name="P227"/>
      <text:p text:style-name="P166"><text:span text:style-name="T186">Такую систему называют </text:span><text:span text:style-name="T108">астатической со статизмом первого порядка</text:span></text:p>
      <text:p text:style-name="P227"/>
      <text:p text:style-name="P227">Передаточная функция в общем виде такая:</text:p>
      <text:p text:style-name="P75"><text:span text:style-name="T186">W(p) = K_v </text:span><text:span text:style-name="T184">(1 + B1 p +...+.B_m p^m) / </text:span><text:span text:style-name="T186">(p </text:span><text:span text:style-name="T184">(1 + B1 p +...+.B_n p^n) </text:span><text:span text:style-name="T186">)</text:span></text:p>
      <text:p text:style-name="P227"/>
      <text:p text:style-name="P167"><text:span text:style-name="T43">Доб</text:span><text:span text:style-name="T44">h</text:span><text:span text:style-name="T43">отность системы по скорости</text:span><text:span text:style-name="T187"> – K_v.</text:span></text:p>
      <text:p text:style-name="P229"/>
      <text:p text:style-name="P230">Если поставим двойной интеграл, получим здесь p^2, и будет добротность по ускорению. Получим астатическую систему со статизмом второго порядка.</text:p>
      <text:p text:style-name="P230"/>
      <text:p text:style-name="P231">Вывод: введение интеграла в закон управления улучшает статическую точность, но, забегая вперрёд, ухудшается быстродействие и устойчивость.</text:p>
      <text:p text:style-name="P224"/>
      <text:h text:style-name="P483" text:outline-level="3">Изодромное управление</text:h>
      <text:p text:style-name="P234">Закон управления состоит из пропорциональной и интегральной</text:p>
      <text:p text:style-name="P234">u(t) = k1 eps(t) + k2 int (eps(t) d t)</text:p>
      <text:p text:style-name="P235">W_u(p) = k1 + k2/p = (k1 p + k2) / p</text:p>
      <text:p text:style-name="P234">Вывод: при таком законе получаем улучшение точности при <text:s/>сохранении быстродействия.</text:p>
      <text:p text:style-name="P234"/>
      <text:h text:style-name="P483" text:outline-level="3">Управление по производным</text:h>
      <text:p text:style-name="P234">u(t) = K4 deps(t)/dt</text:p>
      <text:p text:style-name="P234">W_u = K4 p</text:p>
      <text:p text:style-name="P234">Для статического режима не имеет смысла, т. к. сигнал управления равен нулю. u_st = 0.</text:p>
      <text:p text:style-name="P234">Имеет смысл в динамике, т. е при переходных процессах. При этом УУ реагирует не только на ошибку, но и на тенденцию к её появлению.</text:p>
      <text:p text:style-name="P234">Таким образом, улучшаем качество переходрых процессов.</text:p>
      <text:p text:style-name="P234"/>
      <text:p text:style-name="P236"><text:soft-page-break/>Эти все методы реализованы в виде готовых блоков. Выпускаются типовые регуляторы (УУ), реализующие различные законы управления.</text:p>
      <text:p text:style-name="P236">П-регулятор. Реализует W_u = K1</text:p>
      <text:p text:style-name="P236">ПИ-регулятор. Пропорционально-интегральное. W_u = k1 + k2/p</text:p>
      <text:p text:style-name="P236">ПИД-регулятор. W_u = K1+ K2/p + K4p</text:p>
      <text:p text:style-name="P236"/>
      <text:p text:style-name="P236">Таким образом, для любого типа УУ, общая передаточная функция разомкнутой системы равна:</text:p>
      <text:p text:style-name="P104">W(p) = K_r (1 + B1 p + ...+ Bm p^m)/ (p^r (1 + C1 p + ...+ Cn p^n))</text:p>
      <text:p text:style-name="P236">где r — порядок астатизма, </text:p>
      <text:p text:style-name="P236">Ещё можно представить как:</text:p>
      <text:p text:style-name="P104">W(p) = K_r mult( T_i p + 1, i=1..m) /( p^r mult (T*_i p + 1, i=1..n) )</text:p>
      <text:p text:style-name="P236">Если есть комплексно-сопряжённые корни, то есть <text:s/></text:p>
      <text:p text:style-name="P104">T^2 p^2 + 2eps T p + 1</text:p>
      <text:p text:style-name="P236">Как в колебательных схемах.</text:p>
      <text:p text:style-name="P236"/>
      <text:h text:style-name="P478" text:outline-level="2">Устойчивость линейных систем.</text:h>
      <text:p text:style-name="P236">Необходимое условие работоспособности это. Без них не нужна.</text:p>
      <text:p text:style-name="P236">Понимается способность системы возвращаться в исходное состояние после прекращения воздействия, которое вывело систему из этого состояния.</text:p>
      <text:p text:style-name="P225"><text:span text:style-name="T188">Шарик к тазике </text:span><text:span text:style-name="T190">(устойчивое)</text:span><text:span text:style-name="T188"> для иллюстрации, шарик на горке </text:span><text:span text:style-name="T190">(неустойчивое)</text:span><text:span text:style-name="T188">, </text:span><text:span text:style-name="T189">ну и шарик на плоскости </text:span><text:span text:style-name="T190">(нейтральное положение)</text:span><text:span text:style-name="T189">. </text:span></text:p>
      <text:p text:style-name="P226"><text:span text:style-name="T45">Важно</text:span><text:span text:style-name="T191">: Устойчивость линейной системы определяется её характеристиками и не зависит от действующих воздействий.</text:span></text:p>
      <text:p text:style-name="P237">Дифференциальное уравнение, описывающее систему относительно входа g(t) и выхода x(t):</text:p>
      <text:p text:style-name="P105">D(p) x(t) = R(p) g(t)</text:p>
      <text:p text:style-name="P105">sum (a_i p^i, i= 0..n) x(t) = sum (b_i p^i, i= 0..m) g(t)</text:p>
      <text:p text:style-name="P224"/>
      <text:p text:style-name="P105">x(t) = x_общ + х_част</text:p>
      <text:p text:style-name="P237">общее – однородное решаем. _x</text:p>
      <text:p text:style-name="P237">частное – для неоднородного нашего. ~x</text:p>
      <text:p text:style-name="P106">x = _x + ~x</text:p>
      <text:p text:style-name="P238">Cвободное движение системы (когда выключили воздействие) определяется _x</text:p>
      <text:p text:style-name="P99"><text:span text:style-name="T192">sum (a_i d^i x(t) / dt^i, i=0..n) = </text:span><text:span text:style-name="T193">0</text:span></text:p>
      <text:p text:style-name="P239">Тогда:</text:p>
      <text:p text:style-name="P118"><text:soft-page-break/>x = sum( c_i exp (p_i t), i=1..n)</text:p>
      <text:p text:style-name="P239">p_i = корни D</text:p>
      <text:p text:style-name="P188"><text:span text:style-name="T109">Устойчивость </text:span><text:span text:style-name="T193">&lt;=&gt; _x → 0 (t → inf)</text:span></text:p>
      <text:p text:style-name="P239">Т.е. Необходимое и достаточное условие, чтобы все корни характеристического уравнения D находились в левой полуплоскости корней.</text:p>
      <text:p text:style-name="P239">И чем меньше они, тем быстрее система успокаивается.</text:p>
      <text:p text:style-name="P240">Наличие корней на мнимой оси сооветствует границе устойчивости, при этом возможны 2 случая:</text:p>
      <text:p text:style-name="P240"/>
      <text:p text:style-name="P189"><text:span text:style-name="T194">1) p_i = 0. Если один, то имеем границу апериодической устойчивости, систему называют нейтрально устойчивой. Устойчива </text:span><text:span text:style-name="T195">не относительно сигнала x(t), а относительно производной. При этом значение в установившемся режиме имеет произвольное постоянное значение. </text:span></text:p>
      <text:p text:style-name="P190"><text:span text:style-name="T194">2) p_ij = ± j beta. </text:span><text:span text:style-name="T196">Граница колебательной устойчивости, при этом имеют место незатухающие колебания с частотой beta.</text:span></text:p>
      <text:p text:style-name="P241"/>
      <text:p text:style-name="P191"><text:span text:style-name="T197">Для определения устойчивости без нахождения корней, разработаны </text:span><text:span text:style-name="T46">критерии устойчивости</text:span><text:span text:style-name="T197">, которые позволяют по косвенным признакам, не считая корни, судить об устойчивости. </text:span></text:p>
      <text:p text:style-name="P242">Делятся на </text:p>
      <text:list xml:id="list8521078164676950361" text:style-name="L18">
        <text:list-item>
          <text:p text:style-name="P343"><text:span text:style-name="T201">А</text:span><text:span text:style-name="T197">лгебраические</text:span></text:p>
        </text:list-item>
        <text:list-item>
          <text:p text:style-name="P343"><text:span text:style-name="T200">Ч</text:span><text:span text:style-name="T197">астотные.</text:span></text:p>
        </text:list-item>
      </text:list>
      <text:p text:style-name="P187"/>
      <text:h text:style-name="Heading_20_2" text:outline-level="2"><text:span text:style-name="T198">Алгебраические критерии </text:span><text:span text:style-name="T199">устойчивости</text:span></text:h>
      <text:list xml:id="list2736303770693017421" text:style-name="L19">
        <text:list-item>
          <text:p text:style-name="P346">Критерий Рауса</text:p>
        </text:list-item>
        <text:list-item>
          <text:p text:style-name="P346">Критерий Гурвица.</text:p>
        </text:list-item>
      </text:list>
      <text:p text:style-name="P232"><text:span text:style-name="T200">Позволяют связать устойчивость системы </text:span><text:span text:style-name="T201">с коеффициентами характеристического уравнения.</text:span></text:p>
      <text:p text:style-name="P243"/>
      <text:h text:style-name="Heading_20_3" text:outline-level="3"><text:span text:style-name="T49">Критерий </text:span><text:span text:style-name="T47">Рауса</text:span><text:span text:style-name="T202">. </text:span></text:h>
      <text:p text:style-name="P244">D (p) = sum (a_i p^i, i=0..n)</text:p>
      <text:p text:style-name="P245">Составляется матрица вида:</text:p>
      <text:p text:style-name="P233"><text:span text:style-name="T202">с_ij = a_(n - i - 2j), </text:span><text:span text:style-name="T203">или ноль, если не задан. </text:span><text:span text:style-name="T204">Первые 2 строки.</text:span></text:p>
      <text:p text:style-name="P246"/>
      <text:p text:style-name="P246">a_n <text:s text:c="3"/>a_n-2 <text:s/>a_n-4 <text:s/>… a_n-2k </text:p>
      <text:p text:style-name="P246">a_n-1 a_n-3 ….</text:p>
      <text:p text:style-name="P247"/>
      <text:p text:style-name="P197"><text:soft-page-break/><text:span text:style-name="T204">Потом </text:span><text:span text:style-name="T215">для третьей строки:</text:span></text:p>
      <text:p text:style-name="P107">r_3 = c_11/c_21</text:p>
      <text:p text:style-name="P108">c_31 = c_12 — r_3 c_22</text:p>
      <text:p text:style-name="P108">c_32 = c_13 — r_3 c_23</text:p>
      <text:p text:style-name="P108">c_33 = c_14 — r_3 c_24</text:p>
      <text:p text:style-name="P108">c_3 j = c_(1 j+1) — r_3 c_(2 j+1)</text:p>
      <text:p text:style-name="P108">r_4 = c_21/c_31</text:p>
      <text:p text:style-name="P187"/>
      <text:p text:style-name="P248">i &lt; 3 =&gt;</text:p>
      <text:p text:style-name="P109">с_ij = a_(n - i — 2j)</text:p>
      <text:p text:style-name="P249">i &gt;= 3 =&gt; </text:p>
      <text:p text:style-name="P110">r_i = c(i-2 1)/c_(i-1 1)</text:p>
      <text:p text:style-name="P111">с_ij = c(i-2 j+1) — r_i c(i-1 j+1)</text:p>
      <text:p text:style-name="P250"/>
      <text:p text:style-name="P250">Условие: a_n &gt; 0</text:p>
      <text:p text:style-name="P192"><text:span text:style-name="T205">для устойчивости системы необходимо и достаточно, чтобы элементы первого столбца были положительными. </text:span><text:span text:style-name="T206">Vj С_1 j &gt; 0 </text:span></text:p>
      <text:p text:style-name="P251"/>
      <text:h text:style-name="Heading_20_3" text:outline-level="3"><text:span text:style-name="T48">Критерий Гурвица</text:span><text:span text:style-name="T207">.</text:span></text:h>
      <text:p text:style-name="P252">a_n &gt; 0 Обязательное условие.</text:p>
      <text:p text:style-name="P252">На главной диагонали все коэффициенты ,начиная с a_n-1</text:p>
      <text:p text:style-name="P193"><text:span text:style-name="T208">Дальше заполняются строки чётными коэффициентами по порядку, если на диагонали чётный коэффициент, и нечётными, если нечётный. </text:span><text:span text:style-name="T209">Если какой-то отсутствует, то вместо него пишется ноль.</text:span></text:p>
      <text:p text:style-name="P253"/>
      <text:p text:style-name="P253">с_ii = a_(n — 1 — i)</text:p>
      <text:p text:style-name="P253"/>
      <text:p text:style-name="P254">a_n-1 <text:s/>a_n-3 a_n-5 …</text:p>
      <text:p text:style-name="P254">a_n <text:s text:c="4"/>a_n-2 a_n-4 …</text:p>
      <text:p text:style-name="P254">0 <text:s text:c="8"/>a_n-1 a_n-3 ...</text:p>
      <text:p text:style-name="P254">0 <text:s text:c="8"/>0 <text:s text:c="7"/>a_n-4 a_n-6</text:p>
      <text:p text:style-name="P254"/>
      <text:p text:style-name="P194"><text:span text:style-name="T210">Необходимо и достаточно, чтобы все определители Гурвица были положительными. То есть главные миноры. </text:span><text:span text:style-name="T211">Delta 1... Delta n</text:span></text:p>
      <text:p text:style-name="P255">Delta_n = a_0 * Delta_n-1</text:p>
      <text:p text:style-name="P195"><text:span text:style-name="T212">То есть они </text:span><text:span text:style-name="T213">оба положительные должны быть.</text:span></text:p>
      <text:p text:style-name="P256">Если Delta_n == 0, то система на границе устойчивости</text:p>
      <text:p text:style-name="P196"><text:soft-page-break/><text:span text:style-name="T214">Если a_0 = 0, то соотвествует </text:span><text:span text:style-name="T110">попаданию корня в начало координат</text:span><text:span text:style-name="T214">. А если Delta_n-1 == 0, то будет </text:span><text:span text:style-name="T110">условие колебательной устойчивости</text:span><text:span text:style-name="T214">.</text:span></text:p>
      <text:p text:style-name="P257"/>
      <text:p text:style-name="P259">Пример:</text:p>
      <text:p text:style-name="P112">W1 = k1/(T1 p + 1)</text:p>
      <text:p text:style-name="P112">W2 = k2/(T2 p + 1)</text:p>
      <text:p text:style-name="P112">W3 = k3 /p</text:p>
      <text:p text:style-name="P112">W = K / (p (T1p + 1) (T2 p + 1))</text:p>
      <text:p text:style-name="P114">Ф(p) = W(p) / (1 + W(p)) = K / <text:s/>(T1 T2 p^3 + (T1 + T2) p^2 + p + K) = Q/ D</text:p>
      <text:p text:style-name="P257"/>
      <text:p text:style-name="P260">Получили</text:p>
      <text:p text:style-name="P102"><text:span text:style-name="T216">D(p) = <text:s/></text:span><text:span text:style-name="T216">T1 T2 p^3 + (T1 + T2) p^2 + p + K</text:span></text:p>
      <text:p text:style-name="P261">T1+T2 <text:s/>K <text:s text:c="9"/>0</text:p>
      <text:p text:style-name="P264">T1T2 <text:s text:c="4"/>1 <text:s text:c="9"/>0</text:p>
      <text:p text:style-name="P264">0 <text:s text:c="10"/>T1+T2 K</text:p>
      <text:p text:style-name="P115">Delta_1 = T1 + T2 &gt; 0</text:p>
      <text:p text:style-name="P115">Delta_2 = T1 + T2 — K T1 T2 &gt; 0</text:p>
      <text:p text:style-name="P115">Delta_3 = K Delta_2</text:p>
      <text:p text:style-name="P198"><text:span text:style-name="T217">Поэтому </text:span><text:span text:style-name="T111">K &lt; 1/T1 + 1/T2</text:span><text:span text:style-name="T217"> Такой выбирается.</text:span></text:p>
      <text:p text:style-name="P257"/>
      <text:p text:style-name="P265">Ещё показательный пример рассмотрим.</text:p>
      <text:p text:style-name="P113">W1 = k1/(T1 p + 1)</text:p>
      <text:p text:style-name="P113">W2 = k2/(T2 p + 1)</text:p>
      <text:p text:style-name="P113">W = K / ((T1p + 1) (T2 p + 1))</text:p>
      <text:p text:style-name="P103"><text:span text:style-name="T216">Ф(p) = W(p) / (1 + W(p)) = K / <text:s/>(T1 T2 p^</text:span><text:span text:style-name="T218">2</text:span><text:span text:style-name="T216"> + (T1 + T2) p + </text:span><text:span text:style-name="T219">K </text:span><text:span text:style-name="T220">+ 1</text:span><text:span text:style-name="T216">) = Q/ </text:span><text:span text:style-name="T219">D</text:span></text:p>
      <text:p text:style-name="P262"/>
      <text:p text:style-name="P263">Составим матрицу.</text:p>
      <text:p text:style-name="P263">T1+T2 0</text:p>
      <text:p text:style-name="P263">T1T2 <text:s text:c="3"/>K+1</text:p>
      <text:p text:style-name="P263"/>
      <text:p text:style-name="P266">T1+T2 &gt; 0</text:p>
      <text:p text:style-name="P266">(T1 + T2 ) (K + 1) &gt; 0</text:p>
      <text:p text:style-name="P267">Все коэффициеты положительны, так что выпонянтся всегда.</text:p>
      <text:p text:style-name="P268">Лин/ейная система первого и второго порядка устойчива при любых параметрах.</text:p>
      <text:p text:style-name="P257"/>
      <text:p text:style-name="P257"/>
      <text:h text:style-name="P479" text:outline-level="2"><text:soft-page-break/>Частотные критерии.</text:h>
      <text:p text:style-name="P257"/>
      <text:p text:style-name="P269">Основаны на связи расположения корней характеристического полинома с годографом полинома на комплексной плоскости.</text:p>
      <text:p text:style-name="P276">D(p) = 0 &lt;=&gt; D(jw), 0 &lt; w &lt; +inf</text:p>
      <text:p text:style-name="P277">Сюда относят:</text:p>
      <text:list xml:id="list2204376019867340162" text:style-name="L20">
        <text:list-item>
          <text:p text:style-name="P347">Критерий Михайлова</text:p>
        </text:list-item>
        <text:list-item>
          <text:p text:style-name="P347">Критерий Найквиста</text:p>
        </text:list-item>
      </text:list>
      <text:p text:style-name="P279"/>
      <text:h text:style-name="P484" text:outline-level="3">Критерий Михайлова.</text:h>
      <text:p text:style-name="P348">Рассмотрим характеристический полином замкнутой системы </text:p>
      <text:p text:style-name="P349">D(p) = sum [a_i p^i, i=0..n]</text:p>
      <text:p text:style-name="P348">При замене p на jw получим характеристический комплекс системы.</text:p>
      <text:p text:style-name="P349">D(p) = sum [a_k (jw)^k, k=0..n] = X(w) + j Y(w) = D(w) exp[j fi(w) ]</text:p>
      <text:p text:style-name="P278"/>
      <text:p text:style-name="P372"><draw:line text:anchor-type="paragraph" draw:z-index="111" draw:style-name="gr2" draw:text-style-name="P486" svg:x1="15.212cm" svg:y1="1.018cm" svg:x2="15.247cm" svg:y2="6.557cm"><text:p/></draw:line>Меняя частоту от 0 до inf получим кривую на комплексной плоскости, которая и называется кривой Михайлова.</text:p>
      <text:p text:style-name="P280"><text:span text:style-name="T222">Кривая имеет всегда плавный вид. </text:span><text:span text:style-name="T223">Начинается на вещественной оси всегда.</text:span></text:p>
      <text:p text:style-name="P269"><draw:path text:anchor-type="paragraph" draw:z-index="112" draw:style-name="gr2" draw:text-style-name="P486" svg:width="2.765cm" svg:height="3.377cm" draw:transform="rotate (2.07781447449925) translate (14.0123333333333cm 4.2633194444445cm)" svg:viewBox="0 0 2766 3378" svg:d="m977 3327c423-170 797 257 1220-89 333-273 355-650 517-1004 246-537-443-608-703-915-236-280-600-420-904-624-298-198-621-338-891-575l-216-120"><text:p/></draw:path></text:p>
      <text:p text:style-name="P269"/>
      <text:p text:style-name="P269"><draw:line text:anchor-type="paragraph" draw:z-index="110" draw:style-name="gr2" draw:text-style-name="P486" svg:x1="12.39cm" svg:y1="0.136cm" svg:x2="17.999cm" svg:y2="0.242cm"><text:p/></draw:line></text:p>
      <text:p text:style-name="P373">У каждой точки есть модуль и фаза.</text:p>
      <text:p text:style-name="P374">Критерий Михайлова заключается в чём:</text:p>
      <text:list xml:id="list7938149328416913892" text:style-name="L21">
        <text:list-item>
          <text:p text:style-name="P375"><text:span text:style-name="T224">Для устойчивости линейной системы N порядка необходимо и достаточно, чтобы изменение аргумента D(jw) <text:s/>(фаза, </text:span><text:span text:style-name="T112">fi(w)</text:span><text:span text:style-name="T224"> ) <text:s text:c="2"/>при изменении частоты от 0 до inf <text:s/>было равным </text:span><text:span text:style-name="T50">n PI / 2</text:span><text:span text:style-name="T95">.</text:span></text:p>
        </text:list-item>
        <text:list-item>
          <text:p text:style-name="P376"><text:span text:style-name="T225">Система устойчива, если кривая Михайлова, начинаясь на действиетльной оси положительной стороны огибает против часовой стрелки начало координат, проходя последовательно </text:span><text:span text:style-name="T227">n</text:span><text:span text:style-name="T225"> квадрантов, </text:span><text:span text:style-name="T226">где n — порядок уравнения системы.</text:span></text:p>
        </text:list-item>
      </text:list>
      <text:p text:style-name="P377">Докажем. </text:p>
      <text:p text:style-name="P350">D(p) = a_0 П [(p — p_k), k = 0..n]</text:p>
      <text:p text:style-name="P116"><text:span text:style-name="T228">D(</text:span><text:span text:style-name="T229">jw</text:span><text:span text:style-name="T228">) = a_0 П [(</text:span><text:span text:style-name="T229">jw</text:span><text:span text:style-name="T228"> — p_k), k = 0..n]</text:span></text:p>
      <text:p text:style-name="P382">Тогда полный фазовый сдвиг определяется как: </text:p>
      <text:p text:style-name="P351">fi(w) =fi_1(w) + … + fi_n(w), </text:p>
      <text:p text:style-name="P383">где fi_k определяется сомножителем D(jw).</text:p>
      <text:p text:style-name="P384">Разберём варианты.</text:p>
      <text:p text:style-name="P270"><text:soft-page-break/><text:span text:style-name="T230">Пусть есть корень, </text:span><text:span text:style-name="T113">p_1 = - alpha</text:span><text:span text:style-name="T230">. Тогда </text:span><text:span text:style-name="T113">fi_1(w) = arctg (w / alpha)</text:span></text:p>
      <text:p text:style-name="P271"><text:span text:style-name="T231">Тогда полный фазовый сдвиг = pi/2.</text:span><text:span text:style-name="T233"> При w = 0 будет 0 угол, при Inf будет pi/2</text:span></text:p>
      <text:p text:style-name="P385"/>
      <text:p text:style-name="P272"><text:span text:style-name="T232">Если корень </text:span><text:span text:style-name="T114">p_1 = alpha</text:span><text:span text:style-name="T232">, тогда </text:span><text:span text:style-name="T114">fi_1(w) = - arctg(w/alpha)</text:span><text:span text:style-name="T232"> сдвиг будет -pi/2</text:span></text:p>
      <text:p text:style-name="P386"/>
      <text:p text:style-name="P273"><text:span text:style-name="T234">Если есть комплексный корень </text:span><text:span text:style-name="T115">p_12 = — alpha ± </text:span><text:span text:style-name="T116">j </text:span><text:span text:style-name="T115">beta</text:span><text:span text:style-name="T234">, </text:span><text:span text:style-name="T235">тогда </text:span></text:p>
      <text:p text:style-name="P352">fi_1 + fi_2 =arctg ((w — beta) / alpha) + arctg ((w + beta) / alpha)</text:p>
      <text:p text:style-name="P387"/>
      <text:p text:style-name="P274"><text:span text:style-name="T234">Если есть комплексный корень </text:span><text:span text:style-name="T115">p_12 = alpha ± </text:span><text:span text:style-name="T116">j </text:span><text:span text:style-name="T115">beta</text:span><text:span text:style-name="T234">, </text:span><text:span text:style-name="T235">тогда </text:span><text:span text:style-name="T236">суммарный фазовый сдвиг будет -Pi</text:span></text:p>
      <text:p text:style-name="P388"/>
      <text:p text:style-name="P275"><text:span text:style-name="T237">Таким образом, каждый левый корень даёт сдвиг +pi/2, а каждый правый -pi/2.</text:span><text:span text:style-name="T238"> Ну и всё прнятно.</text:span></text:p>
      <text:p text:style-name="P257"/>
      <text:p text:style-name="P389">Для устойчивой системы необходимо, чтобы кривая Михайлова охватывала квадранты последовательно. Нарушение правил прохождения квадрантов ля-ля-ля, всё и так понятно.</text:p>
      <text:p text:style-name="P257"/>
      <text:p text:style-name="P258"><text:span text:style-name="T239">Тогда корни X(w) = 0 и <text:s/>Y(w) = 0 чередоваться должны. </text:span><text:span text:style-name="T240">Быть упорядочены.</text:span></text:p>
      <text:p text:style-name="P390">Корни X Лежат на оси RE. Это w_0, w_2, .. Корни Y = на IM, это w_1, w_3...</text:p>
      <text:p text:style-name="P390"/>
      <text:p text:style-name="P391">Пример. W(p) = K / (p (T_1 p + 1) (T_2 p + 1) )</text:p>
      <text:p text:style-name="P391">D(p) = K p (T_1 p + 1) (T_2 p + 1) = T_1 T_2 K p (p — 1/T_1) (p — 1/T_2)</text:p>
      <text:p text:style-name="P391">D(jw) = T_1 T_2 K jw (jw — 1/T_1) (jw — 1/T_2).</text:p>
      <text:p text:style-name="P392">X(w) = k — (T_1 + T_2) w^2</text:p>
      <text:p text:style-name="P392">Y(w) = -T_1 T_2 w^3 + w</text:p>
      <text:p text:style-name="P393">И тут k &lt; 1/T_1 + 1/T_2 , что точно совпадает с критерием Гурвица.</text:p>
      <text:p text:style-name="P257"/>
      <text:h text:style-name="P485" text:outline-level="3">Критерий Найквиста</text:h>
      <text:p text:style-name="P394">Позволяет определить устойчивость замкнутой системы по передаточной функции размокнутой системы.</text:p>
      <text:p text:style-name="P67"><text:span text:style-name="T117">W = R/Q</text:span><text:span text:style-name="T241">, </text:span><text:span text:style-name="T117">deg(R) &lt;= deg(Q)</text:span><text:span text:style-name="T241"> должен быть.</text:span></text:p>
      <text:p text:style-name="P395">Заменой p = jw получим АФЧХ разомкнутой системы</text:p>
      <text:p text:style-name="P76"><text:span text:style-name="T242">W(jw) = R(jw) / Q(jw) </text:span><text:span text:style-name="T243">= </text:span><text:span text:style-name="T244">u (w) + j v(w)</text:span></text:p>
      <text:p text:style-name="P378">Введём вспомогательную функцию W_1(jw) = 1 + W(jw)</text:p>
      <text:p text:style-name="P77"><text:span text:style-name="T245">W_1(jw) = (R + Q) / Q </text:span><text:span text:style-name="T246">= D / Q</text:span></text:p>
      <text:p text:style-name="P396"/>
      <text:p text:style-name="P281"><text:soft-page-break/><text:span text:style-name="T247">Пусть система </text:span><text:span text:style-name="T120">статическая</text:span><text:span text:style-name="T247">, тогда в знаменателе нет p или корня нулевого, и пусть разомкнутая система <text:s/>устойчива, </text:span><text:span text:style-name="T248">т. е. Корни полинома Q – левые. </text:span><text:span text:style-name="T249">Порядок полиномов Q и D одинаков и равен n.</text:span></text:p>
      <text:p text:style-name="P282"><text:span text:style-name="T250">Рассмотрим полный фазовый сдвиг W_1(jw) </text:span><text:span text:style-name="T251">при изменении частоты от 0 до inf.</text:span></text:p>
      <text:p text:style-name="P443">fi(w) = fi_1(w) — fi_2(w)</text:p>
      <text:p text:style-name="P283"><text:span text:style-name="T252">Где первый – фазовый сдвиг функции D</text:span><text:span text:style-name="T254">(jw)</text:span><text:span text:style-name="T252">. Вторая — фазовый сдвиг Q</text:span><text:span text:style-name="T253">(jw)</text:span></text:p>
      <text:p text:style-name="P444">В устойчивой замкнутой системе по критерию Михайлова полное изменение фазы будет n pi /2.</text:p>
      <text:p text:style-name="P284"><text:span text:style-name="T255">Короче, говорит, что у W_1 будет с</text:span><text:span text:style-name="T257">м</text:span><text:span text:style-name="T255">ещение 0</text:span><text:span text:style-name="T256">. </text:span><text:span text:style-name="T259">Начало и конец в RE.</text:span></text:p>
      <text:p text:style-name="P285"><text:span text:style-name="T258">Так же можем получить из W её, сместив на 1.</text:span><text:span text:style-name="T260"> То есть надо, чтобы АФЧХ разомкнутой системы не охватывала точку с координатами (-1,0)</text:span></text:p>
      <text:p text:style-name="P445"/>
      <text:p text:style-name="P446">Внимание: оси – функции u и v!</text:p>
      <text:p text:style-name="P447"/>
      <text:p text:style-name="P448">Пусть разомкнутая система неустойчива.</text:p>
      <text:p text:style-name="P449">Тогда там l правых корней и n-l левых.</text:p>
      <text:p text:style-name="P286"><text:span text:style-name="T261">Тогда суммарный сдвиг должен быть </text:span><text:span text:style-name="T118">l pi</text:span><text:span text:style-name="T262">. </text:span><text:span text:style-name="T263"><text:s/>Всё просто! Просто сложил фазы, и всё.</text:span></text:p>
      <text:p text:style-name="P379">Fi_2 = (n-l) pi/2 — l pi/2</text:p>
      <text:p text:style-name="P379"/>
      <text:p text:style-name="P380">Вывод:</text:p>
      <text:p text:style-name="P380">Если разомкнутая система устойчива, то для устойчивости замкнутой необходимо <text:s/>и достаточно, чтобы афчх разомкнутой системы не охватывало точку (-1,0)</text:p>
      <text:p text:style-name="P287"><text:span text:style-name="T264">Если же разомкнутая система неустойчива, то для устойчипости замкнутой системы необходимо и достаточно, чтобы АФЧХ разомкнутой системы <text:s/>охватывала точку (-1,0) и </text:span><text:span text:style-name="T265">при изменении частоты от 0 до inf оборачивалась вокруг неё l раз, где l <text:s/>- число полюсов разомкнутой системы с <text:s/>положительной вещественной частью.</text:span></text:p>
      <text:p text:style-name="P381"/>
      <text:p text:style-name="P288"><text:span text:style-name="T266">Рассмотрим </text:span><text:span text:style-name="T119">астатическую </text:span><text:span text:style-name="T266">систему.</text:span></text:p>
      <text:p text:style-name="P450">Получим, что в знаменателе есть p^r. </text:p>
      <text:p text:style-name="P451"><draw:line text:anchor-type="paragraph" draw:z-index="113" draw:style-name="gr2" draw:text-style-name="P486" svg:x1="13.695cm" svg:y1="1.058cm" svg:x2="13.73cm" svg:y2="5.997cm"><text:p/></draw:line><draw:path text:anchor-type="paragraph" draw:z-index="115" draw:style-name="gr2" draw:text-style-name="P486" svg:width="5.834cm" svg:height="2.157cm" draw:transform="rotate (-1.24913214565234) translate (13.3645720337692cm 0.733330001445994cm)" svg:viewBox="0 0 5835 2158" svg:d="m0 24c388-116 665 229 1026 267 383 41 775 389 703 792-160 906 634 40 815-100 333-259 989-263 970 323-10 318 313 1216 737 692 248-308 624-630 992-413l346 78 246 45"><text:p/></draw:path>При изменении частоты на всём диапазоне фаза функции W(jw) скачком меняется от pi/2 до -pi/2</text:p>
      <text:p text:style-name="P451"/>
      <text:p text:style-name="P452">Сверху w &lt; 0, снизу больше</text:p>
      <text:p text:style-name="P451"/>
      <text:p text:style-name="P451"><draw:line text:anchor-type="paragraph" draw:z-index="114" draw:style-name="gr2" draw:text-style-name="P486" svg:x1="10.061cm" svg:y1="0.459cm" svg:x2="17.787cm" svg:y2="0.459cm"><text:p/></draw:line></text:p>
      <text:p text:style-name="P451"/>
      <text:p text:style-name="P452"><text:soft-page-break/>Для устойчивости замкнутой системы необходимо и достаточно, чтобы АФЧХ разомкнутой системы вместе с дополнением не охватывала точку (-1,0).</text:p>
      <text:p text:style-name="P453"><draw:path text:anchor-type="paragraph" draw:z-index="118" draw:style-name="gr2" draw:text-style-name="P486" svg:width="4.703cm" svg:height="5.129cm" draw:transform="rotate (0.358839694210034) translate (8.91503212740528cm 0.78133722522492cm)" svg:viewBox="0 0 4704 5130" svg:d="m3834 4142c429 153 758-287 851-661 136-546-476-540-797-487-428 70-788 326-1008 677-219 349-541 624-805 941-260 313-692 654-1078 462-377-187-783-463-904-904-105-384-154-819 33-1193 165-328 212-699 351-1036 161-387 94-817 157-1223l62-466 133-252"><text:p/></draw:path></text:p>
      <text:p text:style-name="P453">Оценка устойчивости по логрифмическим часотным характеристикам.</text:p>
      <text:p text:style-name="P396"/>
      <text:p text:style-name="P454"><draw:path text:anchor-type="paragraph" draw:z-index="117" draw:style-name="gr2" draw:text-style-name="P486" svg:width="5.352cm" svg:height="2.149cm" draw:transform="rotate (0.218689755274889) translate (9.30040252247944cm 1.06205341556877cm)" svg:viewBox="0 0 5353 2150" svg:d="m4458 1092c298-57 894 105 895-452 1-441-401-658-761-639-469 25-704 460-869 819-164 359-324 727-624 1018-390 379-879 323-1327 283-424-38-847-87-1255-207l-379-84-138-30"><text:p/></draw:path></text:p>
      <text:p text:style-name="P454"><draw:path text:anchor-type="paragraph" draw:z-index="116" draw:style-name="gr2" draw:text-style-name="P486" svg:width="2.707cm" svg:height="2.573cm" draw:transform="rotate (0.660956187730253) translate (11.9205261657177cm 1.38626416381458cm)" svg:viewBox="0 0 2708 2574" svg:d="m2209 538c551 496 724-793 114-492-331 164-534 507-782 777-278 302-557 606-814 931-225 285-523 514-727 820v0"><text:p/></draw:path>Построение АФЧХ связано с большими вычислениями.</text:p>
      <text:p text:style-name="P289"><text:span text:style-name="T336">Оценить устойчивость системы можно по логарифмическим характеристикам. </text:span><text:span text:style-name="T337">А их можно ассимптотически построить без вычислений </text:span><text:span text:style-name="T338">особых.</text:span></text:p>
      <text:p text:style-name="P455">Частота среза <text:s/>- когда ЛАХ = 0.</text:p>
      <text:p text:style-name="P290"><text:span text:style-name="T339">Частота критическая — когда Ф</text:span><text:span text:style-name="T343">Ч</text:span><text:span text:style-name="T339">Х = -Pi</text:span></text:p>
      <text:p text:style-name="P291"><text:span text:style-name="T340">Когда АФЧХ не имеет точек пересечения с вещественной осью слева от точки (-1,0) (т. е. Не обхватывает её, и система устойчива. </text:span><text:span text:style-name="T341">То необходимо и достаточно, чтобы выполнялось условие: частота среза меньше критической </text:span><text:span text:style-name="T342">частоты.</text:span><text:span text:style-name="T341"> </text:span><text:span text:style-name="T344">То есть замкнутая система абсолютно устойчива, если ЛАХ разомкнутой системы пересекает ось абсцисс раньше, чем ЛФЧХ линию -</text:span><text:span text:style-name="T345">Pi.</text:span></text:p>
      <text:p text:style-name="P456">Может быть такое, что фаза скачет. Если число положительных переходов равно числу отрицительных переходов, то система в замкнутом состоянии будет устойчива.</text:p>
      <text:p text:style-name="P456"/>
      <text:h text:style-name="P480" text:outline-level="2">Устойчивость систем с запаздыванием.</text:h>
      <text:p text:style-name="P457"/>
      <text:p text:style-name="P458"><text:span text:style-name="T346">x_out = x_in (t — tau)</text:span></text:p>
      <text:p text:style-name="P458"><text:span text:style-name="T346">W_</text:span><text:span text:style-name="T347">lat</text:span><text:span text:style-name="T346">(p) = exp(-p tau)</text:span></text:p>
      <text:p text:style-name="P458"><text:span text:style-name="T346">Схема простая. Обычная возвратная схема с 2 звеньями. Первое – звено запаздывания, второн – просто звено какое-то </text:span><text:span text:style-name="T347">W</text:span><text:span text:style-name="T346">.</text:span></text:p>
      <text:p text:style-name="P459"><text:span text:style-name="T347">Тогда </text:span></text:p>
      <text:p text:style-name="P461"><text:span text:style-name="T347">W_tau (передат ф-я разомкн систеемы) = </text:span></text:p>
      <text:p text:style-name="P353"><text:span text:style-name="T349">W_tau = </text:span><text:span text:style-name="T347">W_lat W = exp(- p tau) R(p) / Q(p)</text:span></text:p>
      <text:p text:style-name="P460"><text:span text:style-name="T347">Ф_tau (передат ф-я замкн сист) = </text:span></text:p>
      <text:p text:style-name="P354"><text:span text:style-name="T347">Ф_tau </text:span><text:span text:style-name="T348">= </text:span><text:span text:style-name="T347">W_tau / (1 + W_tau) </text:span><text:span text:style-name="T348">= R exp(- p tau)/(R exp(- p tau) + Q) = </text:span></text:p>
      <text:p text:style-name="P354"><text:span text:style-name="T347">Ф_tau </text:span><text:span text:style-name="T348">= R_tau / D_tau</text:span></text:p>
      <text:p text:style-name="P398"><text:span text:style-name="T349">Тогда характеристическое уравнение замкнутой <text:s/>системы = </text:span></text:p>
      <text:p text:style-name="P355"><text:span text:style-name="T349">D_tau = </text:span><text:span text:style-name="T348">R</text:span><text:span text:style-name="T349">(p)</text:span><text:span text:style-name="T348"> exp(- p tau) + Q</text:span><text:span text:style-name="T349">(p)</text:span></text:p>
      <text:p text:style-name="P397"/>
      <text:p text:style-name="P397"/>
      <text:p text:style-name="P401"><text:soft-page-break/><text:span text:style-name="T350">Данное выражение имеет бесконечное </text:span><text:span text:style-name="T351">к</text:span><text:span text:style-name="T350">оличество корней, и алгебраические критерии неприменимы здесь.</text:span></text:p>
      <text:p text:style-name="P401"><text:span text:style-name="T350"/></text:p>
      <text:p text:style-name="P402"><text:span text:style-name="T352">Частотный критерий Михайлова предполагает построение</text:span></text:p>
      <text:p text:style-name="P402"><text:span text:style-name="T352">D_tau(j w) =</text:span><text:span text:style-name="T122"> </text:span><text:span text:style-name="T121">R</text:span><text:span text:style-name="T122">(</text:span><text:span text:style-name="T123">j w</text:span><text:span text:style-name="T122">)</text:span><text:span text:style-name="T121"> exp(- </text:span><text:span text:style-name="T123">j w</text:span><text:span text:style-name="T121"> tau) + Q</text:span><text:span text:style-name="T122">(</text:span><text:span text:style-name="T123">j w</text:span><text:span text:style-name="T122">)</text:span></text:p>
      <text:p text:style-name="P403"><text:span text:style-name="T267">Но так как есть экспонента, кривая имеет сложный вид, и сам критерий сложно реализуется.</text:span></text:p>
      <text:p text:style-name="P403"><text:span text:style-name="T267"/></text:p>
      <text:p text:style-name="P403"><text:span text:style-name="T267">Получается, что наиболее удобен критерий Найквиста.</text:span></text:p>
      <text:p text:style-name="P356"><text:span text:style-name="T353">W_tau = W(j w) exp ( - j w tau)</text:span></text:p>
      <text:p text:style-name="P404"><text:span text:style-name="T268">Амплитуда:</text:span></text:p>
      <text:p text:style-name="P357"><text:span text:style-name="T354">A_tau(w) exp (j psy_tau(w)</text:span><text:span text:style-name="T355">)</text:span><text:span text:style-name="T354"> = A(w) exp (j psy(w)) exp(- j w tau)</text:span></text:p>
      <text:p text:style-name="P405"><text:span text:style-name="T269">Получается, что амплитуды равны, </text:span><text:span text:style-name="T270">а фазы запаздывают.</text:span></text:p>
      <text:p text:style-name="P358"><text:span text:style-name="T354">psy_tau(w) </text:span><text:span text:style-name="T355">= </text:span><text:span text:style-name="T354">psy(w) —</text:span><text:span text:style-name="T355"> w tau</text:span></text:p>
      <text:p text:style-name="P406"><text:span text:style-name="T271">Так что зная АФЧХ системы без запаздывания легко построить АФЧХ с запаздыванием.</text:span></text:p>
      <text:p text:style-name="P407"><text:span text:style-name="T272">Поэтому на частотах от 0 до inf надо вектор A_w дополнительно повернуть <text:s/>по часовой стрелке на </text:span><text:span text:style-name="T124">w tau</text:span><text:span text:style-name="T272">. </text:span><text:span text:style-name="T273">Отрицательный фазовый сдвиг будет расти, а амплитуда уменьшаться и стремиться к нулю.</text:span></text:p>
      <text:p text:style-name="P408"><text:span text:style-name="T274">Получается, </text:span><text:span text:style-name="T125">АФЧХ системы с запаздыванием </text:span><text:span text:style-name="T274">будет иметь вид </text:span><text:span text:style-name="T125">спирали</text:span><text:span text:style-name="T274">, которая закручивается в начало координат.</text:span></text:p>
      <text:p text:style-name="P408"><text:span text:style-name="T274"/></text:p>
      <text:p text:style-name="P408"><draw:line text:anchor-type="paragraph" draw:z-index="119" draw:style-name="gr7" draw:text-style-name="P486" svg:x1="2.547cm" svg:y1="0.42cm" svg:x2="2.547cm" svg:y2="5.324cm"><text:p/></draw:line><draw:line text:anchor-type="paragraph" draw:z-index="123" draw:style-name="gr7" draw:text-style-name="P486" svg:x1="12.566cm" svg:y1="0.314cm" svg:x2="12.566cm" svg:y2="5.218cm"><text:p/></draw:line><text:span text:style-name="T274"/></text:p>
      <text:p text:style-name="P408"><text:span text:style-name="T274"/></text:p>
      <text:p text:style-name="P408"><text:span text:style-name="T274"/></text:p>
      <text:p text:style-name="P408"><draw:path text:anchor-type="paragraph" draw:z-index="124" draw:style-name="gr7" draw:text-style-name="P486" svg:width="2.027cm" svg:height="2.324cm" draw:transform="rotate (-1.89246050793745) translate (14.3183272767889cm 0.528110419472516cm)" svg:viewBox="0 0 2028 2325" svg:d="m562 22c359-36 890-83 1049 357 125 343 369 650 413 1015 49 415-354 730-726 837-354 102-889 222-1082-235-121-287-474-853 112-1004 315-81 821-305 982 157l78 345-268 313-123-257"><text:p/></draw:path><text:span text:style-name="T274"/></text:p>
      <text:p text:style-name="P408"><draw:line text:anchor-type="paragraph" draw:z-index="120" draw:style-name="gr7" draw:text-style-name="P486" svg:x1="0.148cm" svg:y1="0.173cm" svg:x2="6.427cm" svg:y2="0.067cm"><text:p/></draw:line><draw:path text:anchor-type="paragraph" draw:z-index="121" draw:style-name="gr7" draw:text-style-name="P486" svg:width="1.908cm" svg:height="1.588cm" draw:transform="rotate (-2.23175251452515) translate (4.50847740685523cm 0.0834702167959691cm)" svg:viewBox="0 0 1909 1589" svg:d="m0 27c420-9 911-119 1259 182 264 229 612 445 650 836l-127 411-343 133-242-80"><text:p/></draw:path><draw:line text:anchor-type="paragraph" draw:z-index="122" draw:style-name="gr7" draw:text-style-name="P486" svg:x1="9.356cm" svg:y1="0.279cm" svg:x2="15.635cm" svg:y2="0.173cm"><text:p/></draw:line><draw:line text:anchor-type="paragraph" draw:z-index="126" draw:style-name="gr7" draw:text-style-name="P486" svg:x1="8.438cm" svg:y1="0.067cm" svg:x2="8.826cm" svg:y2="0.526cm"><text:p/></draw:line><draw:line text:anchor-type="paragraph" draw:z-index="127" draw:style-name="gr7" draw:text-style-name="P486" svg:x1="8.403cm" svg:y1="1.267cm" svg:x2="8.826cm" svg:y2="0.526cm"><text:p/></draw:line><text:span text:style-name="T274"/></text:p>
      <text:p text:style-name="P408"><draw:line text:anchor-type="paragraph" draw:z-index="125" draw:style-name="gr7" draw:text-style-name="P486" svg:x1="7.133cm" svg:y1="-0.18cm" svg:x2="8.826cm" svg:y2="-0.145cm"><text:p/></draw:line><text:span text:style-name="T274"/></text:p>
      <text:p text:style-name="P408"><text:span text:style-name="T274"/></text:p>
      <text:p text:style-name="P408"><text:span text:style-name="T274"/></text:p>
      <text:p text:style-name="P408"><text:span text:style-name="T274"/></text:p>
      <text:p text:style-name="P409"><text:span text:style-name="T275">Может быть так, что при достаточно большой задержке может система потерять устойчивость, то есть W_tau(j w) охватит точку (-1, 0).</text:span></text:p>
      <text:p text:style-name="P410"><text:span text:style-name="T276">Определим tau_crit – при нём система находится на границе устойчивости. То есть характеристика W_tau(j w) проходит через точку (-1,0).</text:span></text:p>
      <text:p text:style-name="P359"><text:span text:style-name="T356">A_tau(w_crit) = 1 </text:span><text:span text:style-name="T357">= A</text:span><text:span text:style-name="T358">(w_crit)</text:span><text:span text:style-name="T357">.</text:span></text:p>
      <text:p text:style-name="P359"><text:span text:style-name="T356">psy_tau(w_ctir) = - PI </text:span><text:span text:style-name="T358">= psy(w_ctir) — w_crit tau_crit</text:span></text:p>
      <text:p text:style-name="P360"><text:span text:style-name="T359">tau_crit = (PI + psy(w_crit)) / w_crit</text:span></text:p>
      <text:p text:style-name="P411"><text:span text:style-name="T277"/></text:p>
      <text:h text:style-name="Heading_20_2" text:outline-level="2"><text:soft-page-break/><text:span text:style-name="T278">Оценка влияния параметров системы на устойчивость. <text:line-break/>Метод D-разбиений.</text:span></text:h>
      <text:p text:style-name="P412"><text:span text:style-name="T279">Исходными данными были везде алгебраические формулы. Как найти полиномы и коэффициенты. Как связаны с реальными системами и параметрами.</text:span></text:p>
      <text:p text:style-name="P413"><text:span text:style-name="T280">Позволяет построить графически в координатах параметров системы область устойчивости. Пусть хар. уравнение замкнутой системы имеет вид </text:span></text:p>
      <text:p text:style-name="P361"><text:span text:style-name="T360">D(p) </text:span><text:span text:style-name="T361">= p^n + a_n-1 p^(n-1) + … + a_0 </text:span><text:span text:style-name="T362">= sum (a_k p_k, k=0..n) | a_n = 1</text:span></text:p>
      <text:p text:style-name="P414"><text:span text:style-name="T281">Рассмотрим n-мерное пространство параметров системы, при этом каждому набору параметров <text:s/>будет соответствовать конкретная точка. И одновременно рассмотрим комплексную плоскость корней уравнения.</text:span></text:p>
      <text:p text:style-name="P415"><text:span text:style-name="T282">Рассмотрим n = 3. </text:span><text:span text:style-name="T283">Три оси, т. к. коэффициента три.</text:span></text:p>
      <text:p text:style-name="P416"><text:span text:style-name="T284">Одновременно хотели рассмотреть комплексную плоскость корней системы. </text:span><text:span text:style-name="T285">Для каждой точки того пространства имеется 3 корня где-то.</text:span></text:p>
      <text:p text:style-name="P417"><text:span text:style-name="T286">При изменении параметров точка будет перемещаться там, и корни на комплексной плоскости тоже.</text:span></text:p>
      <text:p text:style-name="P418"><text:span text:style-name="T287">В общем, двигаются корни,и можем испортить устойчивость, образуются области устойчивости. </text:span><text:span text:style-name="T288">Карманы устойчивости, что ли.</text:span></text:p>
      <text:p text:style-name="P419"><text:span text:style-name="T289">Пусть есть комплексный корень j w_k.</text:span></text:p>
      <text:p text:style-name="P419"><text:span text:style-name="T289">Так как корни могут переходить в любой точке мнимой оси через ноль действительной, то есть частота меняется по всему |R, то при таком изменении частоты в пространстве параметров <text:s/>получим поверхность, при переходе через которую будем иметь различное расположение корней.</text:span></text:p>
      <text:p text:style-name="P420"><text:span text:style-name="T290">Построение таких поверхностей и </text:span><text:span text:style-name="T126">называется методом D-разбиений</text:span><text:span text:style-name="T290">.</text:span></text:p>
      <text:p text:style-name="P421"><text:span text:style-name="T291">Как правило, в пространствах 1-2 параметров.</text:span></text:p>
      <text:p text:style-name="P421"><text:span text:style-name="T291"/></text:p>
      <text:h text:style-name="Heading_20_3" text:outline-level="3"><text:span text:style-name="T292">Метод D-разбиений в области одного параметра.</text:span></text:h>
      <text:p text:style-name="P422"><text:span text:style-name="T293">Возьмём n-мерный D(p).</text:span></text:p>
      <text:p text:style-name="P362"><text:span text:style-name="T363">D(j w) </text:span><text:span text:style-name="T364">= N(jw) + A M(j w) </text:span><text:span text:style-name="T365">= 0</text:span></text:p>
      <text:p text:style-name="P423"><text:span text:style-name="T294">А – параметр, который мы будем варьировать.</text:span></text:p>
      <text:p text:style-name="P424"><text:span text:style-name="T295">В общем-то, значение тоже знаем.</text:span></text:p>
      <text:p text:style-name="P363"><text:span text:style-name="T366">A = N / M = X(w) + j Y(w).</text:span></text:p>
      <text:p text:style-name="P425"><text:span text:style-name="T296">Получим кривую на комплексной плоскости, если будем менять частоту. </text:span><text:span text:style-name="T297">Она делит плоскость на области с различным расположением корней.</text:span></text:p>
      <text:p text:style-name="P425"><draw:line text:anchor-type="paragraph" draw:z-index="128" draw:style-name="gr7" draw:text-style-name="P486" svg:x1="5.175cm" svg:y1="0.508cm" svg:x2="5.175cm" svg:y2="4.036cm"><text:p/></draw:line><text:span text:style-name="T297"/></text:p>
      <text:p text:style-name="P425"><draw:path text:anchor-type="paragraph" draw:z-index="130" draw:style-name="gr7" draw:text-style-name="P486" svg:width="3.787cm" svg:height="1.706cm" draw:transform="rotate (-2.29737689440014) translate (8.45608333333333cm 0.331611111111162cm)" svg:viewBox="0 0 3788 1707" svg:d="m3076 1655c454 235 915-388 618-738-287-339-773-315-1172-469-476-183-1007-161-1508-263l-419-100-446-76-149-9"><text:p/></draw:path><text:span text:style-name="T297"/></text:p>
      <text:p text:style-name="P425"><text:span text:style-name="T297"/></text:p>
      <text:p text:style-name="P425"><draw:line text:anchor-type="paragraph" draw:z-index="129" draw:style-name="gr7" draw:text-style-name="P486" svg:x1="2.741cm" svg:y1="0.085cm" svg:x2="8.385cm" svg:y2="0.085cm"><text:p/></draw:line><text:span text:style-name="T297"/></text:p>
      <text:p text:style-name="P425"><text:span text:style-name="T297"/></text:p>
      <text:p text:style-name="P426"><text:soft-page-break/><text:span text:style-name="T298">На картинке симметрично относительно действительной оси идёт тот же график в частоты меньше нуля.</text:span></text:p>
      <text:p text:style-name="P426"><text:span text:style-name="T298"/></text:p>
      <text:p text:style-name="P426"><text:span text:style-name="T298">Область устойчивости по правилу штриховки выявляется. <text:s/>При движении по кривой в сторону увеличения частоты </text:span><text:span text:style-name="T299">штрихуем слева. Претендент на область устойчивости – область с внутренней штриховкой.</text:span></text:p>
      <text:p text:style-name="P427"><text:span text:style-name="T300">Есть точки a и b – где пересекаются плюсовые и минусовые кривые. </text:span></text:p>
      <text:p text:style-name="P427"><text:span text:style-name="T300">Тут a – действительный параметр, как правило, так что для устойчивости надо рассматривать не всю область, а тоолько участок на действительной оси. </text:span><text:span text:style-name="T301">Только участок [a,b]</text:span><text:span text:style-name="T302"> Так как параметр A всё же в общем случае действительный.</text:span></text:p>
      <text:p text:style-name="P427"><text:span text:style-name="T302"/></text:p>
      <text:h text:style-name="Heading_20_3" text:outline-level="3"><text:span text:style-name="T302">Для случая двух параметров.</text:span></text:h>
      <text:p text:style-name="P370"><text:span text:style-name="T367">D(j w) = X(w, A, B) + j Y(w, A, B) </text:span><text:span text:style-name="T368">= 0</text:span></text:p>
      <text:p text:style-name="P462"><text:span text:style-name="T305">Границе – решение </text:span><text:span text:style-name="T306">системы </text:span><text:span text:style-name="T307">параметрических </text:span><text:span text:style-name="T305">уравнений</text:span></text:p>
      <text:p text:style-name="P371"><text:span text:style-name="T303">X(w, A, B) <text:s/></text:span><text:span text:style-name="T304">= 0</text:span></text:p>
      <text:p text:style-name="P371"><text:span text:style-name="T303">Y(w, A, B) </text:span><text:span text:style-name="T304">= 0</text:span></text:p>
      <text:p text:style-name="P463"><text:span text:style-name="T308">Определитель есть там</text:span></text:p>
      <text:p text:style-name="P464"><text:span text:style-name="T310">| </text:span><text:span text:style-name="T309">dX/dA <text:s text:c="2"/>dX/dB <text:s text:c="2"/></text:span><text:span text:style-name="T310">|</text:span></text:p>
      <text:p text:style-name="P464"><text:span text:style-name="T310">| </text:span><text:span text:style-name="T309">dY/dA <text:s text:c="2"/>dY/dB <text:s text:c="2"/></text:span><text:span text:style-name="T310">|</text:span></text:p>
      <text:p text:style-name="P463"><text:span text:style-name="T308"/></text:p>
      <text:p text:style-name="P463"><text:span text:style-name="T308">Область устойчивости определяется также правилом штриховки, кривую штрихуют слева в сторону увеличения частоты, если определитель больше нуля, и справа, если меньше.</text:span></text:p>
      <text:p text:style-name="P408"><text:span text:style-name="T274"/></text:p>
      <text:p text:style-name="P428"><text:span text:style-name="T311">Пример.</text:span></text:p>
      <text:p text:style-name="P364"><text:span text:style-name="T369">W(p) = K / </text:span><text:span text:style-name="T370">(p (T1 p + 1) (T2 p + 1))</text:span></text:p>
      <text:p text:style-name="P429"><text:span text:style-name="T312">Типовая следящая система.</text:span></text:p>
      <text:p text:style-name="P365"><text:span text:style-name="T371">Ф = </text:span><text:span text:style-name="T372">K / (</text:span><text:span text:style-name="T370">p (T1 p + 1) (T2 p + 1) <text:s/></text:span><text:span text:style-name="T371">+K</text:span><text:span text:style-name="T372">)</text:span></text:p>
      <text:p text:style-name="P366"><text:span text:style-name="T373">D = </text:span><text:span text:style-name="T373">T1 T2 p^3 + (T1 + T2) p^2 + p + K</text:span></text:p>
      <text:p text:style-name="P367"><text:span text:style-name="T373">D</text:span><text:span text:style-name="T374">(j w)</text:span><text:span text:style-name="T373"> = T1 T2 </text:span><text:span text:style-name="T374">(j w)</text:span><text:span text:style-name="T373">^3 + (T1 + T2) </text:span><text:span text:style-name="T374">(j w)</text:span><text:span text:style-name="T373">^2 + </text:span><text:span text:style-name="T374">(j w)</text:span><text:span text:style-name="T373"> + K </text:span><text:span text:style-name="T375">= </text:span></text:p>
      <text:p text:style-name="P368"><text:span text:style-name="T373"><text:s/>= </text:span><text:span text:style-name="T375">-</text:span><text:span text:style-name="T373"> T1 T2</text:span><text:span text:style-name="T374"> </text:span><text:span text:style-name="T375">j </text:span><text:span text:style-name="T374">w</text:span><text:span text:style-name="T373">^3 </text:span><text:span text:style-name="T375">-</text:span><text:span text:style-name="T373"> (T1 + T2) </text:span><text:span text:style-name="T374">w</text:span><text:span text:style-name="T373">^2 + </text:span><text:span text:style-name="T374">j w</text:span><text:span text:style-name="T373"> + K</text:span></text:p>
      <text:p text:style-name="P403"><text:span text:style-name="T267"/></text:p>
      <text:p text:style-name="P430"><text:span text:style-name="T313">Пусть A = K, B = T1. </text:span><text:span text:style-name="T314">T2 = const.</text:span></text:p>
      <text:p text:style-name="P431"><text:span text:style-name="T315">Система: </text:span></text:p>
      <text:p text:style-name="P369"><text:span text:style-name="T376">X = K - </text:span><text:span text:style-name="T373">(T1 + T2) </text:span><text:span text:style-name="T374">w</text:span><text:span text:style-name="T373">^2</text:span></text:p>
      <text:p text:style-name="P399"><text:span text:style-name="T127">Y = w — T1 T2 w^3</text:span></text:p>
      <text:p text:style-name="P432"><text:span text:style-name="T316">Тогда выразим параметры:</text:span></text:p>
      <text:p text:style-name="P400"><text:soft-page-break/><text:span text:style-name="T316">K = (T1 + T2) w^2</text:span></text:p>
      <text:p text:style-name="P400"><text:span text:style-name="T316">T1 = 1/T2/w^2</text:span></text:p>
      <text:p text:style-name="P403"><text:span text:style-name="T267"/></text:p>
      <text:p text:style-name="P433"><text:span text:style-name="T317">Определитель:</text:span></text:p>
      <text:p text:style-name="P433"><text:span text:style-name="T317">|1 <text:s text:c="2"/>-w^2|</text:span></text:p>
      <text:p text:style-name="P433"><text:span text:style-name="T317">|</text:span><text:span text:style-name="T318">0</text:span><text:span text:style-name="T317"> <text:s text:c="2"/></text:span><text:span text:style-name="T318">- </text:span><text:span text:style-name="T320">T2 </text:span><text:span text:style-name="T318">w^3</text:span><text:span text:style-name="T317"> | </text:span><text:span text:style-name="T319">= - </text:span><text:span text:style-name="T320">T2 </text:span><text:span text:style-name="T319">w^3 </text:span><text:span text:style-name="T321">Оно отрицательное при положельных w.</text:span></text:p>
      <text:p text:style-name="P433"><draw:path text:anchor-type="paragraph" draw:z-index="134" draw:style-name="gr7" draw:text-style-name="P486" svg:width="3.926cm" svg:height="5.338cm" draw:transform="rotate (-1.46014245221846) translate (15.2543842664991cm -0.103493939307982cm)" svg:viewBox="0 0 3927 5339" svg:d="m0 5314c366 73 713-31 1075-94 411-71 694-171 1103-339 541-401 767-914 997-1309 213-363 193-860 386-1235 208-404 89-689 163-1153l152-728 51-456"><text:p/></draw:path><text:span text:style-name="T319"/></text:p>
      <text:p text:style-name="P434"><text:span text:style-name="T320">График с осями </text:span><text:span text:style-name="T321">K, T1;</text:span></text:p>
      <text:p text:style-name="P403"><draw:line text:anchor-type="paragraph" draw:z-index="131" draw:style-name="gr7" draw:text-style-name="P486" svg:x1="7.997cm" svg:y1="0.025cm" svg:x2="7.997cm" svg:y2="4.646cm"><text:p/></draw:line><text:span text:style-name="T267"/></text:p>
      <text:p text:style-name="P403"><draw:line text:anchor-type="paragraph" draw:z-index="133" draw:style-name="gr7" draw:text-style-name="P486" svg:x1="9.62cm" svg:y1="0.272cm" svg:x2="9.655cm" svg:y2="3.412cm"><text:p/></draw:line><text:span text:style-name="T267"/></text:p>
      <text:p text:style-name="P403"><text:span text:style-name="T267"/></text:p>
      <text:p text:style-name="P403"><draw:line text:anchor-type="paragraph" draw:z-index="132" draw:style-name="gr7" draw:text-style-name="P486" svg:x1="4.681cm" svg:y1="0.589cm" svg:x2="12.16cm" svg:y2="0.589cm"><text:p/></draw:line><text:span text:style-name="T267"/></text:p>
      <text:p text:style-name="P403"><text:span text:style-name="T267"/></text:p>
      <text:p text:style-name="P403"><text:span text:style-name="T267"/></text:p>
      <text:p text:style-name="P403"><text:span text:style-name="T267"/></text:p>
      <text:p text:style-name="P403"><text:span text:style-name="T267"/></text:p>
      <text:h text:style-name="Heading_20_1" text:outline-level="1"><text:span text:style-name="T322">Качество процессов управления.</text:span></text:h>
      <text:p text:style-name="P435"><text:span text:style-name="T322">Устойчивость – необходимое, но недостаточное условие работоспособности. </text:span><text:span text:style-name="T323">Например, точности нет. Или медленно отрабатывает входное воздействие. </text:span><text:span text:style-name="T324">Или запас устойчивости мал.</text:span></text:p>
      <text:p text:style-name="P436"><text:span text:style-name="T325">Достаточное условие работоспособности – качество систем, которое оценивается качеством переходных процессов и ошибками в установившихся режимах.</text:span></text:p>
      <text:p text:style-name="P436"><text:span text:style-name="T325"/></text:p>
      <text:p text:style-name="P437"><text:span text:style-name="T326">Оценивается качество с помощью критериев, которые делятся на 4 группы: </text:span></text:p>
      <text:list xml:id="list1163957172500800547" text:style-name="L22">
        <text:list-item>
          <text:p text:style-name="P438"><text:span text:style-name="T326">Определяющие точность систем.</text:span></text:p>
        </text:list-item>
        <text:list-item>
          <text:p text:style-name="P438"><text:span text:style-name="T326">Быстродействие систем.</text:span></text:p>
        </text:list-item>
        <text:list-item>
          <text:p text:style-name="P439"><text:span text:style-name="T327">Запас устойчивости определяющие.</text:span></text:p>
        </text:list-item>
        <text:list-item>
          <text:p text:style-name="P440"><text:span text:style-name="T328">Интегральные критерии качества.</text:span></text:p>
        </text:list-item>
      </text:list>
      <text:p text:style-name="P441"><text:span text:style-name="T328"/></text:p>
      <text:p text:style-name="P442"><text:span text:style-name="T329">Есть прямые и косвенные методы определения качеств</text:span><text:span text:style-name="T330">енных</text:span><text:span text:style-name="T329"> показателей. </text:span></text:p>
      <text:list xml:id="list7633096832199057144" text:style-name="L23">
        <text:list-item>
          <text:p text:style-name="P465"><text:span text:style-name="T331">Прямые методы – <text:s/>аналитическое определение точности системы и построения переходной функции. </text:span><text:span text:style-name="T332">Это математика.</text:span></text:p>
        </text:list-item>
        <text:list-item>
          <text:p text:style-name="P465"><text:span text:style-name="T332">Косвенные – определяют качество системы без аналитического решения.</text:span></text:p>
          <text:list>
            <text:list-item>
              <text:p text:style-name="P466"><text:span text:style-name="T333">Корневые </text:span><text:span text:style-name="T334">методы</text:span></text:p>
            </text:list-item>
            <text:list-item>
              <text:p text:style-name="P467"><text:soft-page-break/><text:span text:style-name="T333">Частотные </text:span><text:span text:style-name="T334">методы</text:span></text:p>
            </text:list-item>
            <text:list-item>
              <text:p text:style-name="P467"><text:span text:style-name="T333">Интегральные </text:span><text:span text:style-name="T334">методы</text:span></text:p>
            </text:list-item>
          </text:list>
        </text:list-item>
      </text:list>
      <text:p text:style-name="P468"><text:span text:style-name="T335">Для переходных процессов уже где-то писали.</text:span></text:p>
      <text:p text:style-name="P468"><text:span text:style-name="T335"/></text:p>
      <text:p text:style-name="P468"><text:span text:style-name="T335"/></text:p>
      <text:h text:style-name="Heading_20_2" text:outline-level="2"><text:span text:style-name="T335">Точность систем в типовыъ режимах.</text:span></text:h>
      <text:p text:style-name="Text_20_body"><text:span text:style-name="T335"/></text:p>
      <text:p text:style-name="Text_20_body"><text:span text:style-name="T335"/></text:p>
      <text:p text:style-name="Text_20_body"><text:span text:style-name="T335"/></text:p>
      <text:p text:style-name="Text_20_body"><text:span text:style-name="T335"/></text:p>
      <text:p text:style-name="Text_20_body"><text:span text:style-name="T3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1150</meta:editing-cycles>
    <meta:creation-date>2012-10-08T07:35:00</meta:creation-date>
    <dc:date>2013-10-30T09:47:30</dc:date>
    <meta:editing-duration>P1DT2H4M48S</meta:editing-duration>
    <meta:generator>LibreOffice/4.0.2.2$Linux_X86_64 LibreOffice_project/400m0$Build-2</meta:generator>
    <meta:document-statistic meta:table-count="0" meta:image-count="0" meta:object-count="0" meta:page-count="30" meta:paragraph-count="657" meta:word-count="5807" meta:character-count="35393" meta:non-whitespace-character-count="300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